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71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32.92mm" svg:y="0.47mm">
            <draw:object draw:notify-on-update-of-ranges="Sheet1.D1:Sheet1.D1 Sheet1.D2:Sheet1.D401 Sheet1.H1:Sheet1.H1 Sheet1.H2:Sheet1.H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34.98mm" svg:y="95.64mm">
            <draw:object draw:notify-on-update-of-ranges="Sheet1.B1:Sheet1.B1 Sheet1.B2:Sheet1.B401 Sheet1.F1:Sheet1.F1 Sheet1.F2:Sheet1.F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9-s126456688c5482205.ukp</text:p>
          </table:table-cell>
          <table:table-cell office:value-type="float" office:value="1.09695" calcext:value-type="float">
            <text:p>1.09695</text:p>
          </table:table-cell>
          <table:table-cell office:value-type="float" office:value="1.35" calcext:value-type="float">
            <text:p>1.35</text:p>
          </table:table-cell>
          <table:table-cell office:value-type="float" office:value="96904" calcext:value-type="float">
            <text:p>9690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726.33993" calcext:value-type="float">
            <text:p>726.33993</text:p>
          </table:table-cell>
          <table:table-cell office:value-type="float" office:value="725.99" calcext:value-type="float">
            <text:p>725.99</text:p>
          </table:table-cell>
          <table:table-cell office:value-type="float" office:value="50712" calcext:value-type="float">
            <text:p>50712</text:p>
          </table:table-cell>
          <table:table-cell office:value-type="float" office:value="5482205" calcext:value-type="float">
            <text:p>5482205</text:p>
          </table:table-cell>
          <table:table-cell table:formula="of:=[.E2]-[.I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1-s843367405c7453273.ukp</text:p>
          </table:table-cell>
          <table:table-cell office:value-type="float" office:value="1.17969" calcext:value-type="float">
            <text:p>1.17969</text:p>
          </table:table-cell>
          <table:table-cell office:value-type="float" office:value="1.48" calcext:value-type="float">
            <text:p>1.48</text:p>
          </table:table-cell>
          <table:table-cell office:value-type="float" office:value="127512" calcext:value-type="float">
            <text:p>127512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631.74994" calcext:value-type="float">
            <text:p>631.74994</text:p>
          </table:table-cell>
          <table:table-cell office:value-type="float" office:value="631.4" calcext:value-type="float">
            <text:p>631.4</text:p>
          </table:table-cell>
          <table:table-cell office:value-type="float" office:value="53280" calcext:value-type="float">
            <text:p>53280</text:p>
          </table:table-cell>
          <table:table-cell office:value-type="float" office:value="7453273" calcext:value-type="float">
            <text:p>7453273</text:p>
          </table:table-cell>
          <table:table-cell table:formula="of:=[.E3]-[.I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6-s227708629c6134021.ukp</text:p>
          </table:table-cell>
          <table:table-cell office:value-type="float" office:value="1.27823" calcext:value-type="float">
            <text:p>1.27823</text:p>
          </table:table-cell>
          <table:table-cell office:value-type="float" office:value="1.58" calcext:value-type="float">
            <text:p>1.58</text:p>
          </table:table-cell>
          <table:table-cell office:value-type="float" office:value="107684" calcext:value-type="float">
            <text:p>107684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512.43662" calcext:value-type="float">
            <text:p>512.43662</text:p>
          </table:table-cell>
          <table:table-cell office:value-type="float" office:value="512.13" calcext:value-type="float">
            <text:p>512.13</text:p>
          </table:table-cell>
          <table:table-cell office:value-type="float" office:value="49128" calcext:value-type="float">
            <text:p>49128</text:p>
          </table:table-cell>
          <table:table-cell office:value-type="float" office:value="6134021" calcext:value-type="float">
            <text:p>6134021</text:p>
          </table:table-cell>
          <table:table-cell table:formula="of:=[.E4]-[.I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0-s827183242c9460010.ukp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0.47" calcext:value-type="float">
            <text:p>0.47</text:p>
          </table:table-cell>
          <table:table-cell office:value-type="float" office:value="158184" calcext:value-type="float">
            <text:p>158184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127.79999" calcext:value-type="float">
            <text:p>127.799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31564" calcext:value-type="float">
            <text:p>31564</text:p>
          </table:table-cell>
          <table:table-cell office:value-type="float" office:value="9460010" calcext:value-type="float">
            <text:p>9460010</text:p>
          </table:table-cell>
          <table:table-cell table:formula="of:=[.E5]-[.I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2-s528806317c9676334.ukp</text:p>
          </table:table-cell>
          <table:table-cell office:value-type="float" office:value="0.289527" calcext:value-type="float">
            <text:p>0.289527</text:p>
          </table:table-cell>
          <table:table-cell office:value-type="float" office:value="0.53" calcext:value-type="float">
            <text:p>0.53</text:p>
          </table:table-cell>
          <table:table-cell office:value-type="float" office:value="170548" calcext:value-type="float">
            <text:p>170548</text:p>
          </table:table-cell>
          <table:table-cell office:value-type="float" office:value="9676334" calcext:value-type="float">
            <text:p>9676334</text:p>
          </table:table-cell>
          <table:table-cell office:value-type="float" office:value="118.55332" calcext:value-type="float">
            <text:p>118.55332</text:p>
          </table:table-cell>
          <table:table-cell office:value-type="float" office:value="118.53" calcext:value-type="float">
            <text:p>118.53</text:p>
          </table:table-cell>
          <table:table-cell office:value-type="float" office:value="38616" calcext:value-type="float">
            <text:p>38616</text:p>
          </table:table-cell>
          <table:table-cell office:value-type="float" office:value="9676334" calcext:value-type="float">
            <text:p>9676334</text:p>
          </table:table-cell>
          <table:table-cell table:formula="of:=[.E6]-[.I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5-s110877071c9041585.ukp</text:p>
          </table:table-cell>
          <table:table-cell office:value-type="float" office:value="0.320977" calcext:value-type="float">
            <text:p>0.320977</text:p>
          </table:table-cell>
          <table:table-cell office:value-type="float" office:value="0.56" calcext:value-type="float">
            <text:p>0.56</text:p>
          </table:table-cell>
          <table:table-cell office:value-type="float" office:value="159948" calcext:value-type="float">
            <text:p>15994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80.04999" calcext:value-type="float">
            <text:p>80.04999</text:p>
          </table:table-cell>
          <table:table-cell office:value-type="float" office:value="80.06" calcext:value-type="float">
            <text:p>80.06</text:p>
          </table:table-cell>
          <table:table-cell office:value-type="float" office:value="38432" calcext:value-type="float">
            <text:p>38432</text:p>
          </table:table-cell>
          <table:table-cell office:value-type="float" office:value="9041585" calcext:value-type="float">
            <text:p>9041585</text:p>
          </table:table-cell>
          <table:table-cell table:formula="of:=[.E7]-[.I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1-s843367405c9114174.ukp</text:p>
          </table:table-cell>
          <table:table-cell office:value-type="float" office:value="0.332325" calcext:value-type="float">
            <text:p>0.332325</text:p>
          </table:table-cell>
          <table:table-cell office:value-type="float" office:value="0.45" calcext:value-type="float">
            <text:p>0.45</text:p>
          </table:table-cell>
          <table:table-cell office:value-type="float" office:value="152784" calcext:value-type="float">
            <text:p>152784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64.23333" calcext:value-type="float">
            <text:p>64.23333</text:p>
          </table:table-cell>
          <table:table-cell office:value-type="float" office:value="64.21" calcext:value-type="float">
            <text:p>64.21</text:p>
          </table:table-cell>
          <table:table-cell office:value-type="float" office:value="28180" calcext:value-type="float">
            <text:p>28180</text:p>
          </table:table-cell>
          <table:table-cell office:value-type="float" office:value="9114174" calcext:value-type="float">
            <text:p>9114174</text:p>
          </table:table-cell>
          <table:table-cell table:formula="of:=[.E8]-[.I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7-s177710744c7610484.ukp</text:p>
          </table:table-cell>
          <table:table-cell office:value-type="float" office:value="0.339392" calcext:value-type="float">
            <text:p>0.339392</text:p>
          </table:table-cell>
          <table:table-cell office:value-type="float" office:value="0.53" calcext:value-type="float">
            <text:p>0.53</text:p>
          </table:table-cell>
          <table:table-cell office:value-type="float" office:value="129420" calcext:value-type="float">
            <text:p>129420</text:p>
          </table:table-cell>
          <table:table-cell office:value-type="float" office:value="7610484" calcext:value-type="float">
            <text:p>7610484</text:p>
          </table:table-cell>
          <table:table-cell office:value-type="float" office:value="62.42999" calcext:value-type="float">
            <text:p>62.42999</text:p>
          </table:table-cell>
          <table:table-cell office:value-type="float" office:value="62.4" calcext:value-type="float">
            <text:p>62.4</text:p>
          </table:table-cell>
          <table:table-cell office:value-type="float" office:value="27316" calcext:value-type="float">
            <text:p>27316</text:p>
          </table:table-cell>
          <table:table-cell office:value-type="float" office:value="7610484" calcext:value-type="float">
            <text:p>7610484</text:p>
          </table:table-cell>
          <table:table-cell table:formula="of:=[.E9]-[.I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0-s827183242c7023986.ukp</text:p>
          </table:table-cell>
          <table:table-cell office:value-type="float" office:value="0.282239" calcext:value-type="float">
            <text:p>0.282239</text:p>
          </table:table-cell>
          <table:table-cell office:value-type="float" office:value="0.56" calcext:value-type="float">
            <text:p>0.56</text:p>
          </table:table-cell>
          <table:table-cell office:value-type="float" office:value="128624" calcext:value-type="float">
            <text:p>128624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43.63333" calcext:value-type="float">
            <text:p>43.63333</text:p>
          </table:table-cell>
          <table:table-cell office:value-type="float" office:value="43.65" calcext:value-type="float">
            <text:p>43.65</text:p>
          </table:table-cell>
          <table:table-cell office:value-type="float" office:value="37004" calcext:value-type="float">
            <text:p>37004</text:p>
          </table:table-cell>
          <table:table-cell office:value-type="float" office:value="7023986" calcext:value-type="float">
            <text:p>7023986</text:p>
          </table:table-cell>
          <table:table-cell table:formula="of:=[.E10]-[.I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7-s177710744c5775002.ukp</text:p>
          </table:table-cell>
          <table:table-cell office:value-type="float" office:value="0.107671" calcext:value-type="float">
            <text:p>0.107671</text:p>
          </table:table-cell>
          <table:table-cell office:value-type="float" office:value="0.26" calcext:value-type="float">
            <text:p>0.26</text:p>
          </table:table-cell>
          <table:table-cell office:value-type="float" office:value="108628" calcext:value-type="float">
            <text:p>108628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8.27666" calcext:value-type="float">
            <text:p>18.27666</text:p>
          </table:table-cell>
          <table:table-cell office:value-type="float" office:value="18.29" calcext:value-type="float">
            <text:p>18.29</text:p>
          </table:table-cell>
          <table:table-cell office:value-type="float" office:value="25508" calcext:value-type="float">
            <text:p>25508</text:p>
          </table:table-cell>
          <table:table-cell office:value-type="float" office:value="5775002" calcext:value-type="float">
            <text:p>5775002</text:p>
          </table:table-cell>
          <table:table-cell table:formula="of:=[.E11]-[.I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9-s126456688c7779740.ukp</text:p>
          </table:table-cell>
          <table:table-cell office:value-type="float" office:value="0.118154" calcext:value-type="float">
            <text:p>0.118154</text:p>
          </table:table-cell>
          <table:table-cell office:value-type="float" office:value="0.25" calcext:value-type="float">
            <text:p>0.25</text:p>
          </table:table-cell>
          <table:table-cell office:value-type="float" office:value="139956" calcext:value-type="float">
            <text:p>139956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7.24333" calcext:value-type="float">
            <text:p>17.24333</text:p>
          </table:table-cell>
          <table:table-cell office:value-type="float" office:value="17.25" calcext:value-type="float">
            <text:p>17.25</text:p>
          </table:table-cell>
          <table:table-cell office:value-type="float" office:value="26960" calcext:value-type="float">
            <text:p>26960</text:p>
          </table:table-cell>
          <table:table-cell office:value-type="float" office:value="7779740" calcext:value-type="float">
            <text:p>7779740</text:p>
          </table:table-cell>
          <table:table-cell table:formula="of:=[.E12]-[.I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6-s227708629c5589947.ukp</text:p>
          </table:table-cell>
          <table:table-cell office:value-type="float" office:value="0.079355" calcext:value-type="float">
            <text:p>0.079355</text:p>
          </table:table-cell>
          <table:table-cell office:value-type="float" office:value="0.13" calcext:value-type="float">
            <text:p>0.13</text:p>
          </table:table-cell>
          <table:table-cell office:value-type="float" office:value="97044" calcext:value-type="float">
            <text:p>97044</text:p>
          </table:table-cell>
          <table:table-cell office:value-type="float" office:value="5589947" calcext:value-type="float">
            <text:p>5589947</text:p>
          </table:table-cell>
          <table:table-cell office:value-type="float" office:value="14.93666" calcext:value-type="float">
            <text:p>14.93666</text:p>
          </table:table-cell>
          <table:table-cell office:value-type="float" office:value="14.94" calcext:value-type="float">
            <text:p>14.94</text:p>
          </table:table-cell>
          <table:table-cell office:value-type="float" office:value="19288" calcext:value-type="float">
            <text:p>19288</text:p>
          </table:table-cell>
          <table:table-cell office:value-type="float" office:value="5589947" calcext:value-type="float">
            <text:p>5589947</text:p>
          </table:table-cell>
          <table:table-cell table:formula="of:=[.E13]-[.I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2-s528806317c9883612.ukp</text:p>
          </table:table-cell>
          <table:table-cell office:value-type="float" office:value="0.087004" calcext:value-type="float">
            <text:p>0.087004</text:p>
          </table:table-cell>
          <table:table-cell office:value-type="float" office:value="0.13" calcext:value-type="float">
            <text:p>0.13</text:p>
          </table:table-cell>
          <table:table-cell office:value-type="float" office:value="164392" calcext:value-type="float">
            <text:p>164392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4.53667" calcext:value-type="float">
            <text:p>14.53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9300" calcext:value-type="float">
            <text:p>19300</text:p>
          </table:table-cell>
          <table:table-cell office:value-type="float" office:value="9883612" calcext:value-type="float">
            <text:p>9883612</text:p>
          </table:table-cell>
          <table:table-cell table:formula="of:=[.E14]-[.I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5-s110877071c8754198.ukp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23" calcext:value-type="float">
            <text:p>0.23</text:p>
          </table:table-cell>
          <table:table-cell office:value-type="float" office:value="155392" calcext:value-type="float">
            <text:p>155392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" calcext:value-type="float">
            <text:p>13.62</text:p>
          </table:table-cell>
          <table:table-cell office:value-type="float" office:value="24668" calcext:value-type="float">
            <text:p>24668</text:p>
          </table:table-cell>
          <table:table-cell office:value-type="float" office:value="8754198" calcext:value-type="float">
            <text:p>8754198</text:p>
          </table:table-cell>
          <table:table-cell table:formula="of:=[.E15]-[.I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4-s721215008c8974925.ukp</text:p>
          </table:table-cell>
          <table:table-cell office:value-type="float" office:value="0.0846137" calcext:value-type="float">
            <text:p>0.0846137</text:p>
          </table:table-cell>
          <table:table-cell office:value-type="float" office:value="0.15" calcext:value-type="float">
            <text:p>0.15</text:p>
          </table:table-cell>
          <table:table-cell office:value-type="float" office:value="150212" calcext:value-type="float">
            <text:p>150212</text:p>
          </table:table-cell>
          <table:table-cell office:value-type="float" office:value="8974925" calcext:value-type="float">
            <text:p>8974925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9496" calcext:value-type="float">
            <text:p>19496</text:p>
          </table:table-cell>
          <table:table-cell office:value-type="float" office:value="8974925" calcext:value-type="float">
            <text:p>8974925</text:p>
          </table:table-cell>
          <table:table-cell table:formula="of:=[.E16]-[.I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0-s827183242c7127247.ukp</text:p>
          </table:table-cell>
          <table:table-cell office:value-type="float" office:value="0.0803822" calcext:value-type="float">
            <text:p>0.0803822</text:p>
          </table:table-cell>
          <table:table-cell office:value-type="float" office:value="0.14" calcext:value-type="float">
            <text:p>0.14</text:p>
          </table:table-cell>
          <table:table-cell office:value-type="float" office:value="121240" calcext:value-type="float">
            <text:p>12124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96333" calcext:value-type="float">
            <text:p>6.96333</text:p>
          </table:table-cell>
          <table:table-cell office:value-type="float" office:value="6.96" calcext:value-type="float">
            <text:p>6.96</text:p>
          </table:table-cell>
          <table:table-cell office:value-type="float" office:value="15980" calcext:value-type="float">
            <text:p>15980</text:p>
          </table:table-cell>
          <table:table-cell office:value-type="float" office:value="7127247" calcext:value-type="float">
            <text:p>7127247</text:p>
          </table:table-cell>
          <table:table-cell table:formula="of:=[.E17]-[.I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5-s110877071c6724224.ukp</text:p>
          </table:table-cell>
          <table:table-cell office:value-type="float" office:value="0.0809491" calcext:value-type="float">
            <text:p>0.0809491</text:p>
          </table:table-cell>
          <table:table-cell office:value-type="float" office:value="0.13" calcext:value-type="float">
            <text:p>0.13</text:p>
          </table:table-cell>
          <table:table-cell office:value-type="float" office:value="115040" calcext:value-type="float">
            <text:p>115040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16100" calcext:value-type="float">
            <text:p>16100</text:p>
          </table:table-cell>
          <table:table-cell office:value-type="float" office:value="6724224" calcext:value-type="float">
            <text:p>6724224</text:p>
          </table:table-cell>
          <table:table-cell table:formula="of:=[.E18]-[.I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3-s780179313c8698706.ukp</text:p>
          </table:table-cell>
          <table:table-cell office:value-type="float" office:value="0.0438487" calcext:value-type="float">
            <text:p>0.0438487</text:p>
          </table:table-cell>
          <table:table-cell office:value-type="float" office:value="0.15" calcext:value-type="float">
            <text:p>0.15</text:p>
          </table:table-cell>
          <table:table-cell office:value-type="float" office:value="145616" calcext:value-type="float">
            <text:p>145616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5.98667" calcext:value-type="float">
            <text:p>5.98667</text:p>
          </table:table-cell>
          <table:table-cell office:value-type="float" office:value="5.98" calcext:value-type="float">
            <text:p>5.98</text:p>
          </table:table-cell>
          <table:table-cell office:value-type="float" office:value="16604" calcext:value-type="float">
            <text:p>16604</text:p>
          </table:table-cell>
          <table:table-cell office:value-type="float" office:value="8698706" calcext:value-type="float">
            <text:p>8698706</text:p>
          </table:table-cell>
          <table:table-cell table:formula="of:=[.E19]-[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1-s843367405c9396463.ukp</text:p>
          </table:table-cell>
          <table:table-cell office:value-type="float" office:value="0.0454503" calcext:value-type="float">
            <text:p>0.0454503</text:p>
          </table:table-cell>
          <table:table-cell office:value-type="float" office:value="0.15" calcext:value-type="float">
            <text:p>0.15</text:p>
          </table:table-cell>
          <table:table-cell office:value-type="float" office:value="156684" calcext:value-type="float">
            <text:p>156684</text:p>
          </table:table-cell>
          <table:table-cell office:value-type="float" office:value="9396463" calcext:value-type="float">
            <text:p>9396463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6880" calcext:value-type="float">
            <text:p>16880</text:p>
          </table:table-cell>
          <table:table-cell office:value-type="float" office:value="9396463" calcext:value-type="float">
            <text:p>9396463</text:p>
          </table:table-cell>
          <table:table-cell table:formula="of:=[.E20]-[.I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4-s721215008c9260285.ukp</text:p>
          </table:table-cell>
          <table:table-cell office:value-type="float" office:value="0.0874331" calcext:value-type="float">
            <text:p>0.0874331</text:p>
          </table:table-cell>
          <table:table-cell office:value-type="float" office:value="0.2" calcext:value-type="float">
            <text:p>0.2</text:p>
          </table:table-cell>
          <table:table-cell office:value-type="float" office:value="155976" calcext:value-type="float">
            <text:p>155976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22380" calcext:value-type="float">
            <text:p>22380</text:p>
          </table:table-cell>
          <table:table-cell office:value-type="float" office:value="9260285" calcext:value-type="float">
            <text:p>9260285</text:p>
          </table:table-cell>
          <table:table-cell table:formula="of:=[.E21]-[.I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0-s827183242c6386298.ukp</text:p>
          </table:table-cell>
          <table:table-cell office:value-type="float" office:value="0.0388404" calcext:value-type="float">
            <text:p>0.0388404</text:p>
          </table:table-cell>
          <table:table-cell office:value-type="float" office:value="0.24" calcext:value-type="float">
            <text:p>0.24</text:p>
          </table:table-cell>
          <table:table-cell office:value-type="float" office:value="109708" calcext:value-type="float">
            <text:p>109708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15488" calcext:value-type="float">
            <text:p>15488</text:p>
          </table:table-cell>
          <table:table-cell office:value-type="float" office:value="6386298" calcext:value-type="float">
            <text:p>6386298</text:p>
          </table:table-cell>
          <table:table-cell table:formula="of:=[.E22]-[.I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7-s177710744c5691642.ukp</text:p>
          </table:table-cell>
          <table:table-cell office:value-type="float" office:value="0.0370364" calcext:value-type="float">
            <text:p>0.0370364</text:p>
          </table:table-cell>
          <table:table-cell office:value-type="float" office:value="0.08" calcext:value-type="float">
            <text:p>0.08</text:p>
          </table:table-cell>
          <table:table-cell office:value-type="float" office:value="106644" calcext:value-type="float">
            <text:p>106644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8" calcext:value-type="float">
            <text:p>5.18</text:p>
          </table:table-cell>
          <table:table-cell office:value-type="float" office:value="17460" calcext:value-type="float">
            <text:p>17460</text:p>
          </table:table-cell>
          <table:table-cell office:value-type="float" office:value="5691642" calcext:value-type="float">
            <text:p>5691642</text:p>
          </table:table-cell>
          <table:table-cell table:formula="of:=[.E23]-[.I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1-s843367405c8281874.ukp</text:p>
          </table:table-cell>
          <table:table-cell office:value-type="float" office:value="0.054005" calcext:value-type="float">
            <text:p>0.054005</text:p>
          </table:table-cell>
          <table:table-cell office:value-type="float" office:value="0.12" calcext:value-type="float">
            <text:p>0.12</text:p>
          </table:table-cell>
          <table:table-cell office:value-type="float" office:value="147132" calcext:value-type="float">
            <text:p>147132</text:p>
          </table:table-cell>
          <table:table-cell office:value-type="float" office:value="8281874" calcext:value-type="float">
            <text:p>8281874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15884" calcext:value-type="float">
            <text:p>15884</text:p>
          </table:table-cell>
          <table:table-cell office:value-type="float" office:value="8281874" calcext:value-type="float">
            <text:p>8281874</text:p>
          </table:table-cell>
          <table:table-cell table:formula="of:=[.E24]-[.I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8-s991580855c8563122.ukp</text:p>
          </table:table-cell>
          <table:table-cell office:value-type="float" office:value="0.0529846" calcext:value-type="float">
            <text:p>0.0529846</text:p>
          </table:table-cell>
          <table:table-cell office:value-type="float" office:value="0.1" calcext:value-type="float">
            <text:p>0.1</text:p>
          </table:table-cell>
          <table:table-cell office:value-type="float" office:value="151428" calcext:value-type="float">
            <text:p>151428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32" calcext:value-type="float">
            <text:p>4.32</text:p>
          </table:table-cell>
          <table:table-cell office:value-type="float" office:value="15996" calcext:value-type="float">
            <text:p>15996</text:p>
          </table:table-cell>
          <table:table-cell office:value-type="float" office:value="8563122" calcext:value-type="float">
            <text:p>8563122</text:p>
          </table:table-cell>
          <table:table-cell table:formula="of:=[.E25]-[.I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6-s227708629c8635351.ukp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0.16" calcext:value-type="float">
            <text:p>0.16</text:p>
          </table:table-cell>
          <table:table-cell office:value-type="float" office:value="153904" calcext:value-type="float">
            <text:p>153904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3.4" calcext:value-type="float">
            <text:p>3.4</text:p>
          </table:table-cell>
          <table:table-cell office:value-type="float" office:value="21212" calcext:value-type="float">
            <text:p>21212</text:p>
          </table:table-cell>
          <table:table-cell office:value-type="float" office:value="8635351" calcext:value-type="float">
            <text:p>8635351</text:p>
          </table:table-cell>
          <table:table-cell table:formula="of:=[.E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6-s227708629c5564950.ukp</text:p>
          </table:table-cell>
          <table:table-cell office:value-type="float" office:value="0.0367806" calcext:value-type="float">
            <text:p>0.0367806</text:p>
          </table:table-cell>
          <table:table-cell office:value-type="float" office:value="0.17" calcext:value-type="float">
            <text:p>0.17</text:p>
          </table:table-cell>
          <table:table-cell office:value-type="float" office:value="104520" calcext:value-type="float">
            <text:p>104520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27667" calcext:value-type="float">
            <text:p>3.27667</text:p>
          </table:table-cell>
          <table:table-cell office:value-type="float" office:value="3.28" calcext:value-type="float">
            <text:p>3.28</text:p>
          </table:table-cell>
          <table:table-cell office:value-type="float" office:value="15452" calcext:value-type="float">
            <text:p>15452</text:p>
          </table:table-cell>
          <table:table-cell office:value-type="float" office:value="5564950" calcext:value-type="float">
            <text:p>5564950</text:p>
          </table:table-cell>
          <table:table-cell table:formula="of:=[.E27]-[.I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4-s721215008c9947444.ukp</text:p>
          </table:table-cell>
          <table:table-cell office:value-type="float" office:value="0.0574614" calcext:value-type="float">
            <text:p>0.0574614</text:p>
          </table:table-cell>
          <table:table-cell office:value-type="float" office:value="0.12" calcext:value-type="float">
            <text:p>0.12</text:p>
          </table:table-cell>
          <table:table-cell office:value-type="float" office:value="173264" calcext:value-type="float">
            <text:p>173264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1" calcext:value-type="float">
            <text:p>3.21</text:p>
          </table:table-cell>
          <table:table-cell office:value-type="float" office:value="14520" calcext:value-type="float">
            <text:p>14520</text:p>
          </table:table-cell>
          <table:table-cell office:value-type="float" office:value="9947444" calcext:value-type="float">
            <text:p>9947444</text:p>
          </table:table-cell>
          <table:table-cell table:formula="of:=[.E28]-[.I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2-s528806317c5753656.ukp</text:p>
          </table:table-cell>
          <table:table-cell office:value-type="float" office:value="0.0391886" calcext:value-type="float">
            <text:p>0.0391886</text:p>
          </table:table-cell>
          <table:table-cell office:value-type="float" office:value="0.08" calcext:value-type="float">
            <text:p>0.08</text:p>
          </table:table-cell>
          <table:table-cell office:value-type="float" office:value="107692" calcext:value-type="float">
            <text:p>107692</text:p>
          </table:table-cell>
          <table:table-cell office:value-type="float" office:value="5753656" calcext:value-type="float">
            <text:p>5753656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4628" calcext:value-type="float">
            <text:p>14628</text:p>
          </table:table-cell>
          <table:table-cell office:value-type="float" office:value="5753656" calcext:value-type="float">
            <text:p>5753656</text:p>
          </table:table-cell>
          <table:table-cell table:formula="of:=[.E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8-s991580855c6901358.ukp</text:p>
          </table:table-cell>
          <table:table-cell office:value-type="float" office:value="0.0832199" calcext:value-type="float">
            <text:p>0.0832199</text:p>
          </table:table-cell>
          <table:table-cell office:value-type="float" office:value="0.13" calcext:value-type="float">
            <text:p>0.13</text:p>
          </table:table-cell>
          <table:table-cell office:value-type="float" office:value="117864" calcext:value-type="float">
            <text:p>117864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3" calcext:value-type="float">
            <text:p>2.83</text:p>
          </table:table-cell>
          <table:table-cell office:value-type="float" office:value="14300" calcext:value-type="float">
            <text:p>14300</text:p>
          </table:table-cell>
          <table:table-cell office:value-type="float" office:value="6901358" calcext:value-type="float">
            <text:p>6901358</text:p>
          </table:table-cell>
          <table:table-cell table:formula="of:=[.E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7-s177710744c9999614.ukp</text:p>
          </table:table-cell>
          <table:table-cell office:value-type="float" office:value="0.0544212" calcext:value-type="float">
            <text:p>0.0544212</text:p>
          </table:table-cell>
          <table:table-cell office:value-type="float" office:value="0.08" calcext:value-type="float">
            <text:p>0.08</text:p>
          </table:table-cell>
          <table:table-cell office:value-type="float" office:value="173840" calcext:value-type="float">
            <text:p>173840</text:p>
          </table:table-cell>
          <table:table-cell office:value-type="float" office:value="9999614" calcext:value-type="float">
            <text:p>9999614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3596" calcext:value-type="float">
            <text:p>13596</text:p>
          </table:table-cell>
          <table:table-cell office:value-type="float" office:value="9999614" calcext:value-type="float">
            <text:p>9999614</text:p>
          </table:table-cell>
          <table:table-cell table:formula="of:=[.E31]-[.I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0-s827183242c8590109.ukp</text:p>
          </table:table-cell>
          <table:table-cell office:value-type="float" office:value="0.0445012" calcext:value-type="float">
            <text:p>0.0445012</text:p>
          </table:table-cell>
          <table:table-cell office:value-type="float" office:value="0.09" calcext:value-type="float">
            <text:p>0.09</text:p>
          </table:table-cell>
          <table:table-cell office:value-type="float" office:value="151840" calcext:value-type="float">
            <text:p>151840</text:p>
          </table:table-cell>
          <table:table-cell office:value-type="float" office:value="8590109" calcext:value-type="float">
            <text:p>859010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172" calcext:value-type="float">
            <text:p>13172</text:p>
          </table:table-cell>
          <table:table-cell office:value-type="float" office:value="8590109" calcext:value-type="float">
            <text:p>8590109</text:p>
          </table:table-cell>
          <table:table-cell table:formula="of:=[.E32]-[.I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3-s780179313c9830532.ukp</text:p>
          </table:table-cell>
          <table:table-cell office:value-type="float" office:value="0.052122" calcext:value-type="float">
            <text:p>0.052122</text:p>
          </table:table-cell>
          <table:table-cell office:value-type="float" office:value="0.11" calcext:value-type="float">
            <text:p>0.11</text:p>
          </table:table-cell>
          <table:table-cell office:value-type="float" office:value="171480" calcext:value-type="float">
            <text:p>171480</text:p>
          </table:table-cell>
          <table:table-cell office:value-type="float" office:value="9830532" calcext:value-type="float">
            <text:p>9830532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9" calcext:value-type="float">
            <text:p>1.9</text:p>
          </table:table-cell>
          <table:table-cell office:value-type="float" office:value="12356" calcext:value-type="float">
            <text:p>12356</text:p>
          </table:table-cell>
          <table:table-cell office:value-type="float" office:value="9830532" calcext:value-type="float">
            <text:p>9830532</text:p>
          </table:table-cell>
          <table:table-cell table:formula="of:=[.E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5-s110877071c7223736.ukp</text:p>
          </table:table-cell>
          <table:table-cell office:value-type="float" office:value="0.0517548" calcext:value-type="float">
            <text:p>0.0517548</text:p>
          </table:table-cell>
          <table:table-cell office:value-type="float" office:value="0.11" calcext:value-type="float">
            <text:p>0.11</text:p>
          </table:table-cell>
          <table:table-cell office:value-type="float" office:value="130564" calcext:value-type="float">
            <text:p>130564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72667" calcext:value-type="float">
            <text:p>1.72667</text:p>
          </table:table-cell>
          <table:table-cell office:value-type="float" office:value="1.73" calcext:value-type="float">
            <text:p>1.73</text:p>
          </table:table-cell>
          <table:table-cell office:value-type="float" office:value="12360" calcext:value-type="float">
            <text:p>12360</text:p>
          </table:table-cell>
          <table:table-cell office:value-type="float" office:value="7223736" calcext:value-type="float">
            <text:p>7223736</text:p>
          </table:table-cell>
          <table:table-cell table:formula="of:=[.E34]-[.I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5-s110877071c6459412.ukp</text:p>
          </table:table-cell>
          <table:table-cell office:value-type="float" office:value="0.0449993" calcext:value-type="float">
            <text:p>0.0449993</text:p>
          </table:table-cell>
          <table:table-cell office:value-type="float" office:value="0.07" calcext:value-type="float">
            <text:p>0.07</text:p>
          </table:table-cell>
          <table:table-cell office:value-type="float" office:value="118416" calcext:value-type="float">
            <text:p>118416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" calcext:value-type="float">
            <text:p>1.51</text:p>
          </table:table-cell>
          <table:table-cell office:value-type="float" office:value="11264" calcext:value-type="float">
            <text:p>11264</text:p>
          </table:table-cell>
          <table:table-cell office:value-type="float" office:value="6459412" calcext:value-type="float">
            <text:p>6459412</text:p>
          </table:table-cell>
          <table:table-cell table:formula="of:=[.E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3-s780179313c6203981.ukp</text:p>
          </table:table-cell>
          <table:table-cell office:value-type="float" office:value="0.026669" calcext:value-type="float">
            <text:p>0.026669</text:p>
          </table:table-cell>
          <table:table-cell office:value-type="float" office:value="0.07" calcext:value-type="float">
            <text:p>0.07</text:p>
          </table:table-cell>
          <table:table-cell office:value-type="float" office:value="115444" calcext:value-type="float">
            <text:p>115444</text:p>
          </table:table-cell>
          <table:table-cell office:value-type="float" office:value="6203981" calcext:value-type="float">
            <text:p>6203981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3380" calcext:value-type="float">
            <text:p>13380</text:p>
          </table:table-cell>
          <table:table-cell office:value-type="float" office:value="6203981" calcext:value-type="float">
            <text:p>6203981</text:p>
          </table:table-cell>
          <table:table-cell table:formula="of:=[.E36]-[.I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5-s110877071c6496143.ukp</text:p>
          </table:table-cell>
          <table:table-cell office:value-type="float" office:value="0.0241252" calcext:value-type="float">
            <text:p>0.0241252</text:p>
          </table:table-cell>
          <table:table-cell office:value-type="float" office:value="0.05" calcext:value-type="float">
            <text:p>0.05</text:p>
          </table:table-cell>
          <table:table-cell office:value-type="float" office:value="112020" calcext:value-type="float">
            <text:p>112020</text:p>
          </table:table-cell>
          <table:table-cell office:value-type="float" office:value="6496143" calcext:value-type="float">
            <text:p>6496143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1336" calcext:value-type="float">
            <text:p>11336</text:p>
          </table:table-cell>
          <table:table-cell office:value-type="float" office:value="6496143" calcext:value-type="float">
            <text:p>6496143</text:p>
          </table:table-cell>
          <table:table-cell table:formula="of:=[.E37]-[.I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1-s843367405c6636621.ukp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5" calcext:value-type="float">
            <text:p>0.05</text:p>
          </table:table-cell>
          <table:table-cell office:value-type="float" office:value="114256" calcext:value-type="float">
            <text:p>114256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10288" calcext:value-type="float">
            <text:p>10288</text:p>
          </table:table-cell>
          <table:table-cell office:value-type="float" office:value="6636621" calcext:value-type="float">
            <text:p>6636621</text:p>
          </table:table-cell>
          <table:table-cell table:formula="of:=[.E38]-[.I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1-s843367405c6203902.ukp</text:p>
          </table:table-cell>
          <table:table-cell office:value-type="float" office:value="0.0383221" calcext:value-type="float">
            <text:p>0.0383221</text:p>
          </table:table-cell>
          <table:table-cell office:value-type="float" office:value="0.17" calcext:value-type="float">
            <text:p>0.17</text:p>
          </table:table-cell>
          <table:table-cell office:value-type="float" office:value="115872" calcext:value-type="float">
            <text:p>11587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8200" calcext:value-type="float">
            <text:p>18200</text:p>
          </table:table-cell>
          <table:table-cell office:value-type="float" office:value="6203902" calcext:value-type="float">
            <text:p>6203902</text:p>
          </table:table-cell>
          <table:table-cell table:formula="of:=[.E39]-[.I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0-s827183242c6721457.ukp</text:p>
          </table:table-cell>
          <table:table-cell office:value-type="float" office:value="0.0286212" calcext:value-type="float">
            <text:p>0.0286212</text:p>
          </table:table-cell>
          <table:table-cell office:value-type="float" office:value="0.06" calcext:value-type="float">
            <text:p>0.06</text:p>
          </table:table-cell>
          <table:table-cell office:value-type="float" office:value="123536" calcext:value-type="float">
            <text:p>123536</text:p>
          </table:table-cell>
          <table:table-cell office:value-type="float" office:value="6721457" calcext:value-type="float">
            <text:p>672145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0452" calcext:value-type="float">
            <text:p>10452</text:p>
          </table:table-cell>
          <table:table-cell office:value-type="float" office:value="6721457" calcext:value-type="float">
            <text:p>6721457</text:p>
          </table:table-cell>
          <table:table-cell table:formula="of:=[.E40]-[.I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2-s528806317c9789819.ukp</text:p>
          </table:table-cell>
          <table:table-cell office:value-type="float" office:value="0.0323418" calcext:value-type="float">
            <text:p>0.0323418</text:p>
          </table:table-cell>
          <table:table-cell office:value-type="float" office:value="0.07" calcext:value-type="float">
            <text:p>0.07</text:p>
          </table:table-cell>
          <table:table-cell office:value-type="float" office:value="163600" calcext:value-type="float">
            <text:p>163600</text:p>
          </table:table-cell>
          <table:table-cell office:value-type="float" office:value="9789819" calcext:value-type="float">
            <text:p>978981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9819" calcext:value-type="float">
            <text:p>9789819</text:p>
          </table:table-cell>
          <table:table-cell table:formula="of:=[.E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42]-[.I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43]-[.I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4]-[.I44]" office:value-type="float" office:value="0" calcext:value-type="float">
            <text:p>0</text:p>
          </table:table-cell>
          <table:table-cell/>
          <table:table-cell office:value-type="string" calcext:value-type="string">
            <text:p>FALAR NO ARTIGO DA DIFICULDADE DE MEDIÇÃO POIS O TEMPO ERA MUITO PEQUENO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45]-[.I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50]-[.I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51]-[.I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52]-[.I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53]-[.I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54]-[.I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55]-[.I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56]-[.I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57]-[.I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59]-[.I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60]-[.I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61]-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64]-[.I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65]-[.I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66]-[.I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67]-[.I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68]-[.I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69]-[.I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70]-[.I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71]-[.I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72]-[.I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73]-[.I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74]-[.I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75]-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76]-[.I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77]-[.I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78]-[.I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79]-[.I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80]-[.I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81]-[.I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82]-[.I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83]-[.I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84]-[.I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85]-[.I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86]-[.I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87]-[.I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88]-[.I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89]-[.I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90]-[.I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91]-[.I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92]-[.I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93]-[.I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94]-[.I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95]-[.I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96]-[.I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97]-[.I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98]-[.I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99]-[.I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100]-[.I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101]-[.I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102]-[.I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103]-[.I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104]-[.I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105]-[.I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106]-[.I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107]-[.I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108]-[.I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109]-[.I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110]-[.I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111]-[.I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112]-[.I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113]-[.I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114]-[.I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115]-[.I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116]-[.I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117]-[.I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118]-[.I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119]-[.I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120]-[.I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121]-[.I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122]-[.I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123]-[.I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124]-[.I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125]-[.I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126]-[.I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127]-[.I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128]-[.I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129]-[.I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130]-[.I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131]-[.I1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132]-[.I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133]-[.I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134]-[.I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135]-[.I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136]-[.I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137]-[.I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138]-[.I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139]-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40]-[.I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41]-[.I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42]-[.I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43]-[.I1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44]-[.I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45]-[.I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46]-[.I1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47]-[.I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48]-[.I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49]-[.I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50]-[.I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51]-[.I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52]-[.I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53]-[.I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54]-[.I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55]-[.I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56]-[.I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57]-[.I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58]-[.I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59]-[.I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60]-[.I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61]-[.I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62]-[.I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63]-[.I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64]-[.I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65]-[.I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66]-[.I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67]-[.I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68]-[.I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69]-[.I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70]-[.I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71]-[.I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72]-[.I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73]-[.I1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74]-[.I1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75]-[.I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76]-[.I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77]-[.I1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78]-[.I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79]-[.I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80]-[.I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81]-[.I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82]-[.I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83]-[.I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84]-[.I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85]-[.I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86]-[.I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87]-[.I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88]-[.I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89]-[.I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90]-[.I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91]-[.I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92]-[.I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93]-[.I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94]-[.I1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95]-[.I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96]-[.I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97]-[.I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98]-[.I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99]-[.I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200]-[.I2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201]-[.I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202]-[.I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203]-[.I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204]-[.I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205]-[.I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206]-[.I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207]-[.I2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208]-[.I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209]-[.I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210]-[.I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211]-[.I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212]-[.I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213]-[.I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214]-[.I2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215]-[.I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216]-[.I2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217]-[.I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218]-[.I2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219]-[.I2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220]-[.I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221]-[.I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222]-[.I2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223]-[.I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224]-[.I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225]-[.I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226]-[.I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227]-[.I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228]-[.I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229]-[.I2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230]-[.I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231]-[.I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232]-[.I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233]-[.I2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234]-[.I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235]-[.I2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236]-[.I2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237]-[.I2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238]-[.I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239]-[.I2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40]-[.I2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41]-[.I2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42]-[.I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43]-[.I2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44]-[.I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45]-[.I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46]-[.I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47]-[.I2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48]-[.I2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49]-[.I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50]-[.I2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51]-[.I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52]-[.I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53]-[.I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54]-[.I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55]-[.I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56]-[.I2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57]-[.I2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58]-[.I2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59]-[.I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60]-[.I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61]-[.I2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62]-[.I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63]-[.I2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64]-[.I2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65]-[.I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66]-[.I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67]-[.I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68]-[.I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69]-[.I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70]-[.I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71]-[.I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72]-[.I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73]-[.I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74]-[.I2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75]-[.I2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76]-[.I2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77]-[.I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78]-[.I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79]-[.I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80]-[.I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81]-[.I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82]-[.I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83]-[.I2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84]-[.I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85]-[.I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86]-[.I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87]-[.I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88]-[.I2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89]-[.I2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90]-[.I2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91]-[.I2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92]-[.I2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93]-[.I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94]-[.I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95]-[.I2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96]-[.I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97]-[.I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98]-[.I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99]-[.I2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300]-[.I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301]-[.I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302]-[.I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303]-[.I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304]-[.I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305]-[.I3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306]-[.I3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307]-[.I3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308]-[.I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309]-[.I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310]-[.I3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311]-[.I3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312]-[.I3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313]-[.I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314]-[.I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315]-[.I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316]-[.I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317]-[.I3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318]-[.I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319]-[.I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320]-[.I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321]-[.I3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322]-[.I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323]-[.I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324]-[.I3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325]-[.I3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326]-[.I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327]-[.I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328]-[.I3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329]-[.I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330]-[.I3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331]-[.I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332]-[.I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333]-[.I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334]-[.I3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335]-[.I3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336]-[.I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337]-[.I3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338]-[.I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339]-[.I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40]-[.I3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41]-[.I3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42]-[.I3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43]-[.I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44]-[.I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45]-[.I3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46]-[.I3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47]-[.I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48]-[.I3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49]-[.I3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50]-[.I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51]-[.I3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52]-[.I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53]-[.I3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54]-[.I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55]-[.I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56]-[.I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57]-[.I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58]-[.I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59]-[.I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60]-[.I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61]-[.I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62]-[.I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63]-[.I3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64]-[.I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65]-[.I3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66]-[.I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67]-[.I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68]-[.I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69]-[.I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70]-[.I3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71]-[.I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72]-[.I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73]-[.I3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74]-[.I3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75]-[.I3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76]-[.I3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77]-[.I3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78]-[.I3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79]-[.I3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80]-[.I3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81]-[.I3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82]-[.I3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83]-[.I3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84]-[.I3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85]-[.I3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86]-[.I3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87]-[.I3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88]-[.I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89]-[.I3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90]-[.I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91]-[.I3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92]-[.I3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93]-[.I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94]-[.I3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95]-[.I3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96]-[.I3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97]-[.I3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98]-[.I3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99]-[.I3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400]-[.I4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401]-[.I4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:.B401])" office:value-type="float" office:value="33.6860943" calcext:value-type="float">
            <text:p>33.6860943</text:p>
          </table:table-cell>
          <table:table-cell table:formula="of:=SUM([.C2:.C401])" office:value-type="float" office:value="78.7299999999998" calcext:value-type="float">
            <text:p>78.73</text:p>
          </table:table-cell>
          <table:table-cell table:formula="of:=SUM([.D2:.D401])" office:value-type="float" office:value="53583748" calcext:value-type="float">
            <text:p>53583748</text:p>
          </table:table-cell>
          <table:table-cell table:formula="of:=SUM([.E2:.E401])" office:value-type="float" office:value="3037267915" calcext:value-type="float">
            <text:p>3037267915</text:p>
          </table:table-cell>
          <table:table-cell table:formula="of:=SUM([.F2:.F401])" office:value-type="float" office:value="2556.88629000002" calcext:value-type="float">
            <text:p>2556.88629</text:p>
          </table:table-cell>
          <table:table-cell table:formula="of:=SUM([.G2:.G401])" office:value-type="float" office:value="2558.72000000004" calcext:value-type="float">
            <text:p>2558.72</text:p>
          </table:table-cell>
          <table:table-cell table:formula="of:=SUM([.H2:.H401])" office:value-type="float" office:value="5310176" calcext:value-type="float">
            <text:p>5310176</text:p>
          </table:table-cell>
          <table:table-cell table:formula="of:=SUM([.I2:.I401])" office:value-type="float" office:value="3037267915" calcext:value-type="float">
            <text:p>3037267915</text:p>
          </table:table-cell>
          <table:table-cell table:formula="of:=SUM([.J2:.J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/400</text:p>
          </table:table-cell>
          <table:table-cell table:style-name="ce1" table:formula="of:=[.B402]/400" office:value-type="float" office:value="0.08421523575" calcext:value-type="float">
            <text:p>0.08</text:p>
          </table:table-cell>
          <table:table-cell table:formula="of:=[.C402]/400" office:value-type="float" office:value="0.196824999999999" calcext:value-type="float">
            <text:p>0.196825</text:p>
          </table:table-cell>
          <table:table-cell table:formula="of:=[.D402]/400" office:value-type="float" office:value="133959.37" calcext:value-type="float">
            <text:p>133959.37</text:p>
          </table:table-cell>
          <table:table-cell/>
          <table:table-cell table:style-name="ce1" table:formula="of:=[.F402]/400" office:value-type="float" office:value="6.39221572500006" calcext:value-type="float">
            <text:p>6.39</text:p>
          </table:table-cell>
          <table:table-cell table:formula="of:=[.G402]/400" office:value-type="float" office:value="6.3968000000001" calcext:value-type="float">
            <text:p>6.3968</text:p>
          </table:table-cell>
          <table:table-cell table:formula="of:=[.H402]/400" office:value-type="float" office:value="13275.44" calcext:value-type="float">
            <text:p>1327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 DV</text:p>
          </table:table-cell>
          <table:table-cell table:style-name="ce1" table:formula="of:=STDEV([.B2:.B401])" office:value-type="float" office:value="0.20356833704928" calcext:value-type="float">
            <text:p>0.20</text:p>
          </table:table-cell>
          <table:table-cell table:formula="of:=STDEV([.C2:.C401])" office:value-type="float" office:value="0.254349963898835" calcext:value-type="float">
            <text:p>0.2543499639</text:p>
          </table:table-cell>
          <table:table-cell table:formula="of:=STDEV([.D2:.D401])" office:value-type="float" office:value="22853.6986086133" calcext:value-type="float">
            <text:p>22853.6986086133</text:p>
          </table:table-cell>
          <table:table-cell/>
          <table:table-cell table:style-name="ce1" table:formula="of:=STDEV([.F2:.F401])" office:value-type="float" office:value="55.3285262822428" calcext:value-type="float">
            <text:p>55.33</text:p>
          </table:table-cell>
          <table:table-cell table:formula="of:=STDEV([.G2:.G401])" office:value-type="float" office:value="55.2987957625841" calcext:value-type="float">
            <text:p>55.2987957626</text:p>
          </table:table-cell>
          <table:table-cell table:formula="of:=STDEV([.H2:.H401])" office:value-type="float" office:value="6711.88941320831" calcext:value-type="float">
            <text:p>6711.8894132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2:.B401])" office:value-type="float" office:value="0.0148439" calcext:value-type="float">
            <text:p>0.01</text:p>
          </table:table-cell>
          <table:table-cell table:formula="of:=MIN([.C2:.C401])" office:value-type="float" office:value="0.04" calcext:value-type="float">
            <text:p>0.04</text:p>
          </table:table-cell>
          <table:table-cell table:formula="of:=MIN([.D2:.D401])" office:value-type="float" office:value="89852" calcext:value-type="float">
            <text:p>89852</text:p>
          </table:table-cell>
          <table:table-cell/>
          <table:table-cell table:style-name="ce1" table:formula="of:=MIN([.F2:.F401])" office:value-type="float" office:value="0" calcext:value-type="float">
            <text:p>0.00</text:p>
          </table:table-cell>
          <table:table-cell table:formula="of:=MIN([.G2:.G401])" office:value-type="float" office:value="0" calcext:value-type="float">
            <text:p>0</text:p>
          </table:table-cell>
          <table:table-cell table:formula="of:=MIN([.H2:.H401])"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2:.B401])" office:value-type="float" office:value="1.41636" calcext:value-type="float">
            <text:p>1.42</text:p>
          </table:table-cell>
          <table:table-cell table:formula="of:=MAX([.C2:.C401])" office:value-type="float" office:value="1.73" calcext:value-type="float">
            <text:p>1.73</text:p>
          </table:table-cell>
          <table:table-cell table:formula="of:=MAX([.D2:.D401])" office:value-type="float" office:value="175668" calcext:value-type="float">
            <text:p>175668</text:p>
          </table:table-cell>
          <table:table-cell/>
          <table:table-cell table:style-name="ce1" table:formula="of:=MAX([.F2:.F401])" office:value-type="float" office:value="726.33993" calcext:value-type="float">
            <text:p>726.34</text:p>
          </table:table-cell>
          <table:table-cell table:formula="of:=MAX([.G2:.G401])" office:value-type="float" office:value="725.99" calcext:value-type="float">
            <text:p>725.99</text:p>
          </table:table-cell>
          <table:table-cell table:formula="of:=MAX([.H2:.H401])" office:value-type="float" office:value="53280" calcext:value-type="float">
            <text:p>53280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59.99mm" svg:height="89.99mm" svg:x="236.92mm" svg:y="193.65mm">
            <draw:object draw:notify-on-update-of-ranges="Sheet2.B1:Sheet2.B1 Sheet2.B2:Sheet2.B361 Sheet2.F1:Sheet2.F1 Sheet2.F2:Sheet2.F3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36.65mm" svg:y="1.87mm">
            <draw:object draw:notify-on-update-of-ranges="Sheet2.C1:Sheet2.C1 Sheet2.C2:Sheet2.C361 Sheet2.G1:Sheet2.G1 Sheet2.G2:Sheet2.G3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237.2mm" svg:y="98.3mm">
            <draw:object draw:notify-on-update-of-ranges="Sheet2.D1:Sheet2.D1 Sheet2.D2:Sheet2.D361 Sheet2.H1:Sheet2.H1 Sheet2.H2:Sheet2.H3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0462778" calcext:value-type="float">
            <text:p>0.0462778</text:p>
          </table:table-cell>
          <table:table-cell office:value-type="float" office:value="0.16" calcext:value-type="float">
            <text:p>0.16</text:p>
          </table:table-cell>
          <table:table-cell office:value-type="float" office:value="170676" calcext:value-type="float">
            <text:p>170676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table:formula="of:=[.E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office:value-type="float" office:value="0.0380966" calcext:value-type="float">
            <text:p>0.0380966</text:p>
          </table:table-cell>
          <table:table-cell office:value-type="float" office:value="0.06" calcext:value-type="float">
            <text:p>0.06</text:p>
          </table:table-cell>
          <table:table-cell office:value-type="float" office:value="97228" calcext:value-type="float">
            <text:p>97228</text:p>
          </table:table-cell>
          <table:table-cell office:value-type="float" office:value="5607406" calcext:value-type="float">
            <text:p>5607406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table:formula="of:=[.E3]-[.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0320713" calcext:value-type="float">
            <text:p>0.0320713</text:p>
          </table:table-cell>
          <table:table-cell office:value-type="float" office:value="0.08" calcext:value-type="float">
            <text:p>0.08</text:p>
          </table:table-cell>
          <table:table-cell office:value-type="float" office:value="151844" calcext:value-type="float">
            <text:p>151844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table:formula="of:=[.E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0448367" calcext:value-type="float">
            <text:p>0.0448367</text:p>
          </table:table-cell>
          <table:table-cell office:value-type="float" office:value="0.16" calcext:value-type="float">
            <text:p>0.16</text:p>
          </table:table-cell>
          <table:table-cell office:value-type="float" office:value="153308" calcext:value-type="float">
            <text:p>153308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table:formula="of:=[.E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office:value-type="float" office:value="0.0393773" calcext:value-type="float">
            <text:p>0.0393773</text:p>
          </table:table-cell>
          <table:table-cell office:value-type="float" office:value="0.06" calcext:value-type="float">
            <text:p>0.06</text:p>
          </table:table-cell>
          <table:table-cell office:value-type="float" office:value="129008" calcext:value-type="float">
            <text:p>129008</text:p>
          </table:table-cell>
          <table:table-cell office:value-type="float" office:value="7136910" calcext:value-type="float">
            <text:p>713691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table:formula="of:=[.E6]-[.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office:value-type="float" office:value="0.033317" calcext:value-type="float">
            <text:p>0.033317</text:p>
          </table:table-cell>
          <table:table-cell office:value-type="float" office:value="0.08" calcext:value-type="float">
            <text:p>0.08</text:p>
          </table:table-cell>
          <table:table-cell office:value-type="float" office:value="163532" calcext:value-type="float">
            <text:p>163532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table:formula="of:=[.E7]-[.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office:value-type="float" office:value="0.0274287" calcext:value-type="float">
            <text:p>0.0274287</text:p>
          </table:table-cell>
          <table:table-cell office:value-type="float" office:value="0.07" calcext:value-type="float">
            <text:p>0.07</text:p>
          </table:table-cell>
          <table:table-cell office:value-type="float" office:value="89852" calcext:value-type="float">
            <text:p>89852</text:p>
          </table:table-cell>
          <table:table-cell office:value-type="float" office:value="5054794" calcext:value-type="float">
            <text:p>5054794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table:formula="of:=[.E8]-[.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0320548" calcext:value-type="float">
            <text:p>0.0320548</text:p>
          </table:table-cell>
          <table:table-cell office:value-type="float" office:value="0.05" calcext:value-type="float">
            <text:p>0.05</text:p>
          </table:table-cell>
          <table:table-cell office:value-type="float" office:value="165780" calcext:value-type="float">
            <text:p>1657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table:formula="of:=[.E9]-[.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0232812" calcext:value-type="float">
            <text:p>0.0232812</text:p>
          </table:table-cell>
          <table:table-cell office:value-type="float" office:value="0.05" calcext:value-type="float">
            <text:p>0.05</text:p>
          </table:table-cell>
          <table:table-cell office:value-type="float" office:value="97332" calcext:value-type="float">
            <text:p>97332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table:formula="of:=[.E10]-[.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0415581" calcext:value-type="float">
            <text:p>0.0415581</text:p>
          </table:table-cell>
          <table:table-cell office:value-type="float" office:value="0.06" calcext:value-type="float">
            <text:p>0.06</text:p>
          </table:table-cell>
          <table:table-cell office:value-type="float" office:value="152208" calcext:value-type="float">
            <text:p>152208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table:formula="of:=[.E11]-[.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0275433" calcext:value-type="float">
            <text:p>0.0275433</text:p>
          </table:table-cell>
          <table:table-cell office:value-type="float" office:value="0.06" calcext:value-type="float">
            <text:p>0.06</text:p>
          </table:table-cell>
          <table:table-cell office:value-type="float" office:value="132320" calcext:value-type="float">
            <text:p>132320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table:formula="of:=[.E12]-[.I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0463603" calcext:value-type="float">
            <text:p>0.0463603</text:p>
          </table:table-cell>
          <table:table-cell office:value-type="float" office:value="0.08" calcext:value-type="float">
            <text:p>0.08</text:p>
          </table:table-cell>
          <table:table-cell office:value-type="float" office:value="171020" calcext:value-type="float">
            <text:p>171020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formula="of:=[.E13]-[.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0239385" calcext:value-type="float">
            <text:p>0.0239385</text:p>
          </table:table-cell>
          <table:table-cell office:value-type="float" office:value="0.06" calcext:value-type="float">
            <text:p>0.06</text:p>
          </table:table-cell>
          <table:table-cell office:value-type="float" office:value="111356" calcext:value-type="float">
            <text:p>111356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table:formula="of:=[.E14]-[.I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0318858" calcext:value-type="float">
            <text:p>0.0318858</text:p>
          </table:table-cell>
          <table:table-cell office:value-type="float" office:value="0.08" calcext:value-type="float">
            <text:p>0.08</text:p>
          </table:table-cell>
          <table:table-cell office:value-type="float" office:value="159556" calcext:value-type="float">
            <text:p>159556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table:formula="of:=[.E15]-[.I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0509987" calcext:value-type="float">
            <text:p>0.0509987</text:p>
          </table:table-cell>
          <table:table-cell office:value-type="float" office:value="0.08" calcext:value-type="float">
            <text:p>0.08</text:p>
          </table:table-cell>
          <table:table-cell office:value-type="float" office:value="144328" calcext:value-type="float">
            <text:p>144328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formula="of:=[.E16]-[.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367473" calcext:value-type="float">
            <text:p>0.367473</text:p>
          </table:table-cell>
          <table:table-cell office:value-type="float" office:value="0.68" calcext:value-type="float">
            <text:p>0.68</text:p>
          </table:table-cell>
          <table:table-cell office:value-type="float" office:value="141160" calcext:value-type="float">
            <text:p>141160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table:formula="of:=[.E17]-[.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327058" calcext:value-type="float">
            <text:p>0.327058</text:p>
          </table:table-cell>
          <table:table-cell office:value-type="float" office:value="0.59" calcext:value-type="float">
            <text:p>0.59</text:p>
          </table:table-cell>
          <table:table-cell office:value-type="float" office:value="104612" calcext:value-type="float">
            <text:p>10461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table:formula="of:=[.E18]-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30793" calcext:value-type="float">
            <text:p>0.30793</text:p>
          </table:table-cell>
          <table:table-cell office:value-type="float" office:value="0.55" calcext:value-type="float">
            <text:p>0.55</text:p>
          </table:table-cell>
          <table:table-cell office:value-type="float" office:value="169016" calcext:value-type="float">
            <text:p>169016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table:formula="of:=[.E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1.73" calcext:value-type="float">
            <text:p>1.73</text:p>
          </table:table-cell>
          <table:table-cell office:value-type="float" office:value="112324" calcext:value-type="float">
            <text:p>112324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table:formula="of:=[.E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1.34986" calcext:value-type="float">
            <text:p>1.34986</text:p>
          </table:table-cell>
          <table:table-cell office:value-type="float" office:value="1.66" calcext:value-type="float">
            <text:p>1.66</text:p>
          </table:table-cell>
          <table:table-cell office:value-type="float" office:value="104780" calcext:value-type="float">
            <text:p>104780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table:formula="of:=[.E21]-[.I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1.39008" calcext:value-type="float">
            <text:p>1.39008</text:p>
          </table:table-cell>
          <table:table-cell office:value-type="float" office:value="1.7" calcext:value-type="float">
            <text:p>1.7</text:p>
          </table:table-cell>
          <table:table-cell office:value-type="float" office:value="95928" calcext:value-type="float">
            <text:p>95928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table:formula="of:=[.E22]-[.I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1.25032" calcext:value-type="float">
            <text:p>1.25032</text:p>
          </table:table-cell>
          <table:table-cell office:value-type="float" office:value="1.55" calcext:value-type="float">
            <text:p>1.55</text:p>
          </table:table-cell>
          <table:table-cell office:value-type="float" office:value="105348" calcext:value-type="float">
            <text:p>105348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table:formula="of:=[.E23]-[.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289815" calcext:value-type="float">
            <text:p>0.289815</text:p>
          </table:table-cell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table:formula="of:=[.E24]-[.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1.40773" calcext:value-type="float">
            <text:p>1.40773</text:p>
          </table:table-cell>
          <table:table-cell office:value-type="float" office:value="1.72" calcext:value-type="float">
            <text:p>1.72</text:p>
          </table:table-cell>
          <table:table-cell office:value-type="float" office:value="89868" calcext:value-type="float">
            <text:p>89868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table:formula="of:=[.E25]-[.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858973" calcext:value-type="float">
            <text:p>0.0858973</text:p>
          </table:table-cell>
          <table:table-cell office:value-type="float" office:value="0.33" calcext:value-type="float">
            <text:p>0.33</text:p>
          </table:table-cell>
          <table:table-cell office:value-type="float" office:value="162564" calcext:value-type="float">
            <text:p>162564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table:formula="of:=[.E26]-[.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806074" calcext:value-type="float">
            <text:p>0.0806074</text:p>
          </table:table-cell>
          <table:table-cell office:value-type="float" office:value="0.33" calcext:value-type="float">
            <text:p>0.33</text:p>
          </table:table-cell>
          <table:table-cell office:value-type="float" office:value="102348" calcext:value-type="float">
            <text:p>102348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table:formula="of:=[.E27]-[.I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121758" calcext:value-type="float">
            <text:p>0.121758</text:p>
          </table:table-cell>
          <table:table-cell office:value-type="float" office:value="0.24" calcext:value-type="float">
            <text:p>0.24</text:p>
          </table:table-cell>
          <table:table-cell office:value-type="float" office:value="153072" calcext:value-type="float">
            <text:p>153072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table:formula="of:=[.E28]-[.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840652" calcext:value-type="float">
            <text:p>0.0840652</text:p>
          </table:table-cell>
          <table:table-cell office:value-type="float" office:value="0.33" calcext:value-type="float">
            <text:p>0.33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table:formula="of:=[.E29]-[.I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822977" calcext:value-type="float">
            <text:p>0.0822977</text:p>
          </table:table-cell>
          <table:table-cell office:value-type="float" office:value="0.33" calcext:value-type="float">
            <text:p>0.33</text:p>
          </table:table-cell>
          <table:table-cell office:value-type="float" office:value="124984" calcext:value-type="float">
            <text:p>12498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table:formula="of:=[.E30]-[.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229416" calcext:value-type="float">
            <text:p>0.229416</text:p>
          </table:table-cell>
          <table:table-cell office:value-type="float" office:value="0.48" calcext:value-type="float">
            <text:p>0.48</text:p>
          </table:table-cell>
          <table:table-cell office:value-type="float" office:value="121272" calcext:value-type="float">
            <text:p>12127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table:formula="of:=[.E31]-[.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230559" calcext:value-type="float">
            <text:p>0.230559</text:p>
          </table:table-cell>
          <table:table-cell office:value-type="float" office:value="0.48" calcext:value-type="float">
            <text:p>0.48</text:p>
          </table:table-cell>
          <table:table-cell office:value-type="float" office:value="90860" calcext:value-type="float">
            <text:p>90860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table:formula="of:=[.E32]-[.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66" calcext:value-type="float">
            <text:p>0.66</text:p>
          </table:table-cell>
          <table:table-cell office:value-type="float" office:value="108868" calcext:value-type="float">
            <text:p>108868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table:formula="of:=[.E33]-[.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113974" calcext:value-type="float">
            <text:p>0.113974</text:p>
          </table:table-cell>
          <table:table-cell office:value-type="float" office:value="0.25" calcext:value-type="float">
            <text:p>0.25</text:p>
          </table:table-cell>
          <table:table-cell office:value-type="float" office:value="137568" calcext:value-type="float">
            <text:p>13756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table:formula="of:=[.E34]-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1.10476" calcext:value-type="float">
            <text:p>1.10476</text:p>
          </table:table-cell>
          <table:table-cell office:value-type="float" office:value="1.36" calcext:value-type="float">
            <text:p>1.36</text:p>
          </table:table-cell>
          <table:table-cell office:value-type="float" office:value="116104" calcext:value-type="float">
            <text:p>116104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table:formula="of:=[.E35]-[.I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334538" calcext:value-type="float">
            <text:p>0.334538</text:p>
          </table:table-cell>
          <table:table-cell office:value-type="float" office:value="0.45" calcext:value-type="float">
            <text:p>0.45</text:p>
          </table:table-cell>
          <table:table-cell office:value-type="float" office:value="101316" calcext:value-type="float">
            <text:p>101316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table:formula="of:=[.E36]-[.I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838728" calcext:value-type="float">
            <text:p>0.0838728</text:p>
          </table:table-cell>
          <table:table-cell office:value-type="float" office:value="0.33" calcext:value-type="float">
            <text:p>0.33</text:p>
          </table:table-cell>
          <table:table-cell office:value-type="float" office:value="146116" calcext:value-type="float">
            <text:p>14611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table:formula="of:=[.E37]-[.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823023" calcext:value-type="float">
            <text:p>0.0823023</text:p>
          </table:table-cell>
          <table:table-cell office:value-type="float" office:value="0.33" calcext:value-type="float">
            <text:p>0.33</text:p>
          </table:table-cell>
          <table:table-cell office:value-type="float" office:value="113556" calcext:value-type="float">
            <text:p>11355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table:formula="of:=[.E38]-[.I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8" calcext:value-type="float">
            <text:p>0.48</text:p>
          </table:table-cell>
          <table:table-cell office:value-type="float" office:value="140016" calcext:value-type="float">
            <text:p>140016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table:formula="of:=[.E39]-[.I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231993" calcext:value-type="float">
            <text:p>0.231993</text:p>
          </table:table-cell>
          <table:table-cell office:value-type="float" office:value="0.48" calcext:value-type="float">
            <text:p>0.48</text:p>
          </table:table-cell>
          <table:table-cell office:value-type="float" office:value="126440" calcext:value-type="float">
            <text:p>126440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table:formula="of:=[.E40]-[.I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48" calcext:value-type="float">
            <text:p>0.48</text:p>
          </table:table-cell>
          <table:table-cell office:value-type="float" office:value="148256" calcext:value-type="float">
            <text:p>148256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table:formula="of:=[.E41]-[.I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287257" calcext:value-type="float">
            <text:p>0.287257</text:p>
          </table:table-cell>
          <table:table-cell office:value-type="float" office:value="0.54" calcext:value-type="float">
            <text:p>0.54</text:p>
          </table:table-cell>
          <table:table-cell office:value-type="float" office:value="111140" calcext:value-type="float">
            <text:p>11114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table:formula="of:=[.E42]-[.I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103254" calcext:value-type="float">
            <text:p>0.103254</text:p>
          </table:table-cell>
          <table:table-cell office:value-type="float" office:value="0.22" calcext:value-type="float">
            <text:p>0.22</text:p>
          </table:table-cell>
          <table:table-cell office:value-type="float" office:value="120412" calcext:value-type="float">
            <text:p>120412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table:formula="of:=[.E43]-[.I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318327" calcext:value-type="float">
            <text:p>0.0318327</text:p>
          </table:table-cell>
          <table:table-cell office:value-type="float" office:value="0.27" calcext:value-type="float">
            <text:p>0.27</text:p>
          </table:table-cell>
          <table:table-cell office:value-type="float" office:value="154596" calcext:value-type="float">
            <text:p>15459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table:formula="of:=[.E44]-[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27144" calcext:value-type="float">
            <text:p>0.027144</text:p>
          </table:table-cell>
          <table:table-cell office:value-type="float" office:value="0.28" calcext:value-type="float">
            <text:p>0.28</text:p>
          </table:table-cell>
          <table:table-cell office:value-type="float" office:value="120724" calcext:value-type="float">
            <text:p>1207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table:formula="of:=[.E45]-[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245953" calcext:value-type="float">
            <text:p>0.0245953</text:p>
          </table:table-cell>
          <table:table-cell office:value-type="float" office:value="0.28" calcext:value-type="float">
            <text:p>0.28</text:p>
          </table:table-cell>
          <table:table-cell office:value-type="float" office:value="100040" calcext:value-type="float">
            <text:p>10004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table:formula="of:=[.E46]-[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226604" calcext:value-type="float">
            <text:p>0.0226604</text:p>
          </table:table-cell>
          <table:table-cell office:value-type="float" office:value="0.14" calcext:value-type="float">
            <text:p>0.14</text:p>
          </table:table-cell>
          <table:table-cell office:value-type="float" office:value="118724" calcext:value-type="float">
            <text:p>11872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table:formula="of:=[.E47]-[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289892" calcext:value-type="float">
            <text:p>0.0289892</text:p>
          </table:table-cell>
          <table:table-cell office:value-type="float" office:value="0.27" calcext:value-type="float">
            <text:p>0.27</text:p>
          </table:table-cell>
          <table:table-cell office:value-type="float" office:value="142180" calcext:value-type="float">
            <text:p>142180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table:formula="of:=[.E48]-[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290052" calcext:value-type="float">
            <text:p>0.0290052</text:p>
          </table:table-cell>
          <table:table-cell office:value-type="float" office:value="0.26" calcext:value-type="float">
            <text:p>0.26</text:p>
          </table:table-cell>
          <table:table-cell office:value-type="float" office:value="127308" calcext:value-type="float">
            <text:p>127308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table:formula="of:=[.E49]-[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315272" calcext:value-type="float">
            <text:p>0.0315272</text:p>
          </table:table-cell>
          <table:table-cell office:value-type="float" office:value="0.27" calcext:value-type="float">
            <text:p>0.27</text:p>
          </table:table-cell>
          <table:table-cell office:value-type="float" office:value="153192" calcext:value-type="float">
            <text:p>15319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table:formula="of:=[.E50]-[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27862" calcext:value-type="float">
            <text:p>0.027862</text:p>
          </table:table-cell>
          <table:table-cell office:value-type="float" office:value="0.26" calcext:value-type="float">
            <text:p>0.26</text:p>
          </table:table-cell>
          <table:table-cell office:value-type="float" office:value="119908" calcext:value-type="float">
            <text:p>119908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table:formula="of:=[.E51]-[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27" calcext:value-type="float">
            <text:p>0.27</text:p>
          </table:table-cell>
          <table:table-cell office:value-type="float" office:value="136324" calcext:value-type="float">
            <text:p>136324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table:formula="of:=[.E52]-[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294517" calcext:value-type="float">
            <text:p>0.0294517</text:p>
          </table:table-cell>
          <table:table-cell office:value-type="float" office:value="0.27" calcext:value-type="float">
            <text:p>0.27</text:p>
          </table:table-cell>
          <table:table-cell office:value-type="float" office:value="134764" calcext:value-type="float">
            <text:p>134764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table:formula="of:=[.E53]-[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7" calcext:value-type="float">
            <text:p>0.27</text:p>
          </table:table-cell>
          <table:table-cell office:value-type="float" office:value="145580" calcext:value-type="float">
            <text:p>145580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table:formula="of:=[.E54]-[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269046" calcext:value-type="float">
            <text:p>0.0269046</text:p>
          </table:table-cell>
          <table:table-cell office:value-type="float" office:value="0.26" calcext:value-type="float">
            <text:p>0.26</text:p>
          </table:table-cell>
          <table:table-cell office:value-type="float" office:value="134712" calcext:value-type="float">
            <text:p>134712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table:formula="of:=[.E55]-[.I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307307" calcext:value-type="float">
            <text:p>0.0307307</text:p>
          </table:table-cell>
          <table:table-cell office:value-type="float" office:value="0.27" calcext:value-type="float">
            <text:p>0.27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table:formula="of:=[.E56]-[.I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291644" calcext:value-type="float">
            <text:p>0.0291644</text:p>
          </table:table-cell>
          <table:table-cell office:value-type="float" office:value="0.27" calcext:value-type="float">
            <text:p>0.27</text:p>
          </table:table-cell>
          <table:table-cell office:value-type="float" office:value="155516" calcext:value-type="float">
            <text:p>15551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table:formula="of:=[.E57]-[.I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253129" calcext:value-type="float">
            <text:p>0.0253129</text:p>
          </table:table-cell>
          <table:table-cell office:value-type="float" office:value="0.27" calcext:value-type="float">
            <text:p>0.27</text:p>
          </table:table-cell>
          <table:table-cell office:value-type="float" office:value="124272" calcext:value-type="float">
            <text:p>124272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table:formula="of:=[.E58]-[.I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244365" calcext:value-type="float">
            <text:p>0.0244365</text:p>
          </table:table-cell>
          <table:table-cell office:value-type="float" office:value="0.26" calcext:value-type="float">
            <text:p>0.26</text:p>
          </table:table-cell>
          <table:table-cell office:value-type="float" office:value="126016" calcext:value-type="float">
            <text:p>126016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table:formula="of:=[.E59]-[.I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233681" calcext:value-type="float">
            <text:p>0.0233681</text:p>
          </table:table-cell>
          <table:table-cell office:value-type="float" office:value="0.25" calcext:value-type="float">
            <text:p>0.25</text:p>
          </table:table-cell>
          <table:table-cell office:value-type="float" office:value="140320" calcext:value-type="float">
            <text:p>140320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table:formula="of:=[.E60]-[.I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87483" calcext:value-type="float">
            <text:p>0.087483</text:p>
          </table:table-cell>
          <table:table-cell office:value-type="float" office:value="0.34" calcext:value-type="float">
            <text:p>0.34</text:p>
          </table:table-cell>
          <table:table-cell office:value-type="float" office:value="163676" calcext:value-type="float">
            <text:p>163676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table:formula="of:=[.E61]-[.I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230829" calcext:value-type="float">
            <text:p>0.230829</text:p>
          </table:table-cell>
          <table:table-cell office:value-type="float" office:value="0.47" calcext:value-type="float">
            <text:p>0.47</text:p>
          </table:table-cell>
          <table:table-cell office:value-type="float" office:value="133476" calcext:value-type="float">
            <text:p>133476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table:formula="of:=[.E62]-[.I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49" calcext:value-type="float">
            <text:p>0.49</text:p>
          </table:table-cell>
          <table:table-cell office:value-type="float" office:value="156932" calcext:value-type="float">
            <text:p>15693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table:formula="of:=[.E63]-[.I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226273" calcext:value-type="float">
            <text:p>0.226273</text:p>
          </table:table-cell>
          <table:table-cell office:value-type="float" office:value="0.48" calcext:value-type="float">
            <text:p>0.48</text:p>
          </table:table-cell>
          <table:table-cell office:value-type="float" office:value="108228" calcext:value-type="float">
            <text:p>108228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table:formula="of:=[.E64]-[.I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861673" calcext:value-type="float">
            <text:p>0.0861673</text:p>
          </table:table-cell>
          <table:table-cell office:value-type="float" office:value="0.21" calcext:value-type="float">
            <text:p>0.21</text:p>
          </table:table-cell>
          <table:table-cell office:value-type="float" office:value="147564" calcext:value-type="float">
            <text:p>14756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table:formula="of:=[.E65]-[.I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0.27" calcext:value-type="float">
            <text:p>0.27</text:p>
          </table:table-cell>
          <table:table-cell office:value-type="float" office:value="130712" calcext:value-type="float">
            <text:p>1307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table:formula="of:=[.E66]-[.I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298389" calcext:value-type="float">
            <text:p>0.0298389</text:p>
          </table:table-cell>
          <table:table-cell office:value-type="float" office:value="0.27" calcext:value-type="float">
            <text:p>0.27</text:p>
          </table:table-cell>
          <table:table-cell office:value-type="float" office:value="136352" calcext:value-type="float">
            <text:p>136352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table:formula="of:=[.E67]-[.I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221069" calcext:value-type="float">
            <text:p>0.0221069</text:p>
          </table:table-cell>
          <table:table-cell office:value-type="float" office:value="0.26" calcext:value-type="float">
            <text:p>0.26</text:p>
          </table:table-cell>
          <table:table-cell office:value-type="float" office:value="109448" calcext:value-type="float">
            <text:p>109448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table:formula="of:=[.E68]-[.I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239336" calcext:value-type="float">
            <text:p>0.0239336</text:p>
          </table:table-cell>
          <table:table-cell office:value-type="float" office:value="0.26" calcext:value-type="float">
            <text:p>0.26</text:p>
          </table:table-cell>
          <table:table-cell office:value-type="float" office:value="125484" calcext:value-type="float">
            <text:p>125484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table:formula="of:=[.E69]-[.I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233022" calcext:value-type="float">
            <text:p>0.0233022</text:p>
          </table:table-cell>
          <table:table-cell office:value-type="float" office:value="0.26" calcext:value-type="float">
            <text:p>0.26</text:p>
          </table:table-cell>
          <table:table-cell office:value-type="float" office:value="121032" calcext:value-type="float">
            <text:p>12103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table:formula="of:=[.E70]-[.I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1.17368" calcext:value-type="float">
            <text:p>1.17368</text:p>
          </table:table-cell>
          <table:table-cell office:value-type="float" office:value="1.43" calcext:value-type="float">
            <text:p>1.43</text:p>
          </table:table-cell>
          <table:table-cell office:value-type="float" office:value="139444" calcext:value-type="float">
            <text:p>139444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table:formula="of:=[.E71]-[.I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332263" calcext:value-type="float">
            <text:p>0.332263</text:p>
          </table:table-cell>
          <table:table-cell office:value-type="float" office:value="0.46" calcext:value-type="float">
            <text:p>0.46</text:p>
          </table:table-cell>
          <table:table-cell office:value-type="float" office:value="94656" calcext:value-type="float">
            <text:p>94656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table:formula="of:=[.E72]-[.I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281367" calcext:value-type="float">
            <text:p>0.0281367</text:p>
          </table:table-cell>
          <table:table-cell office:value-type="float" office:value="0.27" calcext:value-type="float">
            <text:p>0.27</text:p>
          </table:table-cell>
          <table:table-cell office:value-type="float" office:value="127116" calcext:value-type="float">
            <text:p>12711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table:formula="of:=[.E73]-[.I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286932" calcext:value-type="float">
            <text:p>0.0286932</text:p>
          </table:table-cell>
          <table:table-cell office:value-type="float" office:value="0.28" calcext:value-type="float">
            <text:p>0.28</text:p>
          </table:table-cell>
          <table:table-cell office:value-type="float" office:value="136020" calcext:value-type="float">
            <text:p>1360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table:formula="of:=[.E74]-[.I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244633" calcext:value-type="float">
            <text:p>0.0244633</text:p>
          </table:table-cell>
          <table:table-cell office:value-type="float" office:value="0.27" calcext:value-type="float">
            <text:p>0.27</text:p>
          </table:table-cell>
          <table:table-cell office:value-type="float" office:value="101708" calcext:value-type="float">
            <text:p>10170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table:formula="of:=[.E75]-[.I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301199" calcext:value-type="float">
            <text:p>0.0301199</text:p>
          </table:table-cell>
          <table:table-cell office:value-type="float" office:value="0.27" calcext:value-type="float">
            <text:p>0.27</text:p>
          </table:table-cell>
          <table:table-cell office:value-type="float" office:value="147624" calcext:value-type="float">
            <text:p>147624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table:formula="of:=[.E76]-[.I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328028" calcext:value-type="float">
            <text:p>0.0328028</text:p>
          </table:table-cell>
          <table:table-cell office:value-type="float" office:value="0.27" calcext:value-type="float">
            <text:p>0.27</text:p>
          </table:table-cell>
          <table:table-cell office:value-type="float" office:value="144968" calcext:value-type="float">
            <text:p>144968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table:formula="of:=[.E77]-[.I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331018" calcext:value-type="float">
            <text:p>0.0331018</text:p>
          </table:table-cell>
          <table:table-cell office:value-type="float" office:value="0.27" calcext:value-type="float">
            <text:p>0.27</text:p>
          </table:table-cell>
          <table:table-cell office:value-type="float" office:value="174728" calcext:value-type="float">
            <text:p>174728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table:formula="of:=[.E78]-[.I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27018" calcext:value-type="float">
            <text:p>0.027018</text:p>
          </table:table-cell>
          <table:table-cell office:value-type="float" office:value="0.27" calcext:value-type="float">
            <text:p>0.27</text:p>
          </table:table-cell>
          <table:table-cell office:value-type="float" office:value="143136" calcext:value-type="float">
            <text:p>143136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table:formula="of:=[.E79]-[.I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241099" calcext:value-type="float">
            <text:p>0.0241099</text:p>
          </table:table-cell>
          <table:table-cell office:value-type="float" office:value="0.26" calcext:value-type="float">
            <text:p>0.26</text:p>
          </table:table-cell>
          <table:table-cell office:value-type="float" office:value="110224" calcext:value-type="float">
            <text:p>11022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table:formula="of:=[.E80]-[.I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313908" calcext:value-type="float">
            <text:p>0.0313908</text:p>
          </table:table-cell>
          <table:table-cell office:value-type="float" office:value="0.27" calcext:value-type="float">
            <text:p>0.27</text:p>
          </table:table-cell>
          <table:table-cell office:value-type="float" office:value="175668" calcext:value-type="float">
            <text:p>175668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table:formula="of:=[.E81]-[.I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242245" calcext:value-type="float">
            <text:p>0.0242245</text:p>
          </table:table-cell>
          <table:table-cell office:value-type="float" office:value="0.27" calcext:value-type="float">
            <text:p>0.27</text:p>
          </table:table-cell>
          <table:table-cell office:value-type="float" office:value="114588" calcext:value-type="float">
            <text:p>11458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table:formula="of:=[.E82]-[.I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236655" calcext:value-type="float">
            <text:p>0.0236655</text:p>
          </table:table-cell>
          <table:table-cell office:value-type="float" office:value="0.26" calcext:value-type="float">
            <text:p>0.26</text:p>
          </table:table-cell>
          <table:table-cell office:value-type="float" office:value="131644" calcext:value-type="float">
            <text:p>13164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table:formula="of:=[.E83]-[.I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25" calcext:value-type="float">
            <text:p>0.25</text:p>
          </table:table-cell>
          <table:table-cell office:value-type="float" office:value="128104" calcext:value-type="float">
            <text:p>128104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table:formula="of:=[.E84]-[.I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241294" calcext:value-type="float">
            <text:p>0.0241294</text:p>
          </table:table-cell>
          <table:table-cell office:value-type="float" office:value="0.25" calcext:value-type="float">
            <text:p>0.25</text:p>
          </table:table-cell>
          <table:table-cell office:value-type="float" office:value="143252" calcext:value-type="float">
            <text:p>143252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table:formula="of:=[.E85]-[.I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210165" calcext:value-type="float">
            <text:p>0.0210165</text:p>
          </table:table-cell>
          <table:table-cell office:value-type="float" office:value="0.25" calcext:value-type="float">
            <text:p>0.25</text:p>
          </table:table-cell>
          <table:table-cell office:value-type="float" office:value="117960" calcext:value-type="float">
            <text:p>117960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table:formula="of:=[.E86]-[.I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26" calcext:value-type="float">
            <text:p>0.26</text:p>
          </table:table-cell>
          <table:table-cell office:value-type="float" office:value="153040" calcext:value-type="float">
            <text:p>1530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table:formula="of:=[.E87]-[.I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179492" calcext:value-type="float">
            <text:p>0.0179492</text:p>
          </table:table-cell>
          <table:table-cell office:value-type="float" office:value="0.26" calcext:value-type="float">
            <text:p>0.26</text:p>
          </table:table-cell>
          <table:table-cell office:value-type="float" office:value="92136" calcext:value-type="float">
            <text:p>9213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table:formula="of:=[.E88]-[.I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34" calcext:value-type="float">
            <text:p>0.34</text:p>
          </table:table-cell>
          <table:table-cell office:value-type="float" office:value="145888" calcext:value-type="float">
            <text:p>145888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table:formula="of:=[.E89]-[.I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89589" calcext:value-type="float">
            <text:p>0.089589</text:p>
          </table:table-cell>
          <table:table-cell office:value-type="float" office:value="0.35" calcext:value-type="float">
            <text:p>0.35</text:p>
          </table:table-cell>
          <table:table-cell office:value-type="float" office:value="162500" calcext:value-type="float">
            <text:p>16250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table:formula="of:=[.E90]-[.I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33" calcext:value-type="float">
            <text:p>0.33</text:p>
          </table:table-cell>
          <table:table-cell office:value-type="float" office:value="132456" calcext:value-type="float">
            <text:p>13245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table:formula="of:=[.E91]-[.I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229688" calcext:value-type="float">
            <text:p>0.229688</text:p>
          </table:table-cell>
          <table:table-cell office:value-type="float" office:value="0.47" calcext:value-type="float">
            <text:p>0.47</text:p>
          </table:table-cell>
          <table:table-cell office:value-type="float" office:value="114352" calcext:value-type="float">
            <text:p>11435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table:formula="of:=[.E92]-[.I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231446" calcext:value-type="float">
            <text:p>0.231446</text:p>
          </table:table-cell>
          <table:table-cell office:value-type="float" office:value="0.47" calcext:value-type="float">
            <text:p>0.47</text:p>
          </table:table-cell>
          <table:table-cell office:value-type="float" office:value="148832" calcext:value-type="float">
            <text:p>148832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table:formula="of:=[.E93]-[.I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309808" calcext:value-type="float">
            <text:p>0.0309808</text:p>
          </table:table-cell>
          <table:table-cell office:value-type="float" office:value="0.28" calcext:value-type="float">
            <text:p>0.28</text:p>
          </table:table-cell>
          <table:table-cell office:value-type="float" office:value="158944" calcext:value-type="float">
            <text:p>158944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table:formula="of:=[.E94]-[.I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286678" calcext:value-type="float">
            <text:p>0.0286678</text:p>
          </table:table-cell>
          <table:table-cell office:value-type="float" office:value="0.27" calcext:value-type="float">
            <text:p>0.27</text:p>
          </table:table-cell>
          <table:table-cell office:value-type="float" office:value="144836" calcext:value-type="float">
            <text:p>144836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table:formula="of:=[.E95]-[.I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293368" calcext:value-type="float">
            <text:p>0.0293368</text:p>
          </table:table-cell>
          <table:table-cell office:value-type="float" office:value="0.27" calcext:value-type="float">
            <text:p>0.27</text:p>
          </table:table-cell>
          <table:table-cell office:value-type="float" office:value="147160" calcext:value-type="float">
            <text:p>147160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table:formula="of:=[.E96]-[.I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238038" calcext:value-type="float">
            <text:p>0.0238038</text:p>
          </table:table-cell>
          <table:table-cell office:value-type="float" office:value="0.27" calcext:value-type="float">
            <text:p>0.27</text:p>
          </table:table-cell>
          <table:table-cell office:value-type="float" office:value="108896" calcext:value-type="float">
            <text:p>108896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table:formula="of:=[.E97]-[.I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276109" calcext:value-type="float">
            <text:p>0.0276109</text:p>
          </table:table-cell>
          <table:table-cell office:value-type="float" office:value="0.27" calcext:value-type="float">
            <text:p>0.27</text:p>
          </table:table-cell>
          <table:table-cell office:value-type="float" office:value="149316" calcext:value-type="float">
            <text:p>14931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table:formula="of:=[.E98]-[.I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325094" calcext:value-type="float">
            <text:p>0.325094</text:p>
          </table:table-cell>
          <table:table-cell office:value-type="float" office:value="0.61" calcext:value-type="float">
            <text:p>0.61</text:p>
          </table:table-cell>
          <table:table-cell office:value-type="float" office:value="151936" calcext:value-type="float">
            <text:p>15193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table:formula="of:=[.E99]-[.I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330284" calcext:value-type="float">
            <text:p>0.0330284</text:p>
          </table:table-cell>
          <table:table-cell office:value-type="float" office:value="0.28" calcext:value-type="float">
            <text:p>0.28</text:p>
          </table:table-cell>
          <table:table-cell office:value-type="float" office:value="171244" calcext:value-type="float">
            <text:p>17124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table:formula="of:=[.E100]-[.I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332766" calcext:value-type="float">
            <text:p>0.0332766</text:p>
          </table:table-cell>
          <table:table-cell office:value-type="float" office:value="0.28" calcext:value-type="float">
            <text:p>0.28</text:p>
          </table:table-cell>
          <table:table-cell office:value-type="float" office:value="175600" calcext:value-type="float">
            <text:p>1756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table:formula="of:=[.E101]-[.I1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295372" calcext:value-type="float">
            <text:p>0.0295372</text:p>
          </table:table-cell>
          <table:table-cell office:value-type="float" office:value="0.27" calcext:value-type="float">
            <text:p>0.27</text:p>
          </table:table-cell>
          <table:table-cell office:value-type="float" office:value="130964" calcext:value-type="float">
            <text:p>130964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table:formula="of:=[.E102]-[.I1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255871" calcext:value-type="float">
            <text:p>0.0255871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table:formula="of:=[.E103]-[.I1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office:value-type="float" office:value="0.0158871" calcext:value-type="float">
            <text:p>0.0158871</text:p>
          </table:table-cell>
          <table:table-cell office:value-type="float" office:value="0.04" calcext:value-type="float">
            <text:p>0.04</text:p>
          </table:table-cell>
          <table:table-cell office:value-type="float" office:value="97040" calcext:value-type="float">
            <text:p>97040</text:p>
          </table:table-cell>
          <table:table-cell office:value-type="float" office:value="5508152" calcext:value-type="float">
            <text:p>550815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table:formula="of:=[.E104]-[.I1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230265" calcext:value-type="float">
            <text:p>0.0230265</text:p>
          </table:table-cell>
          <table:table-cell office:value-type="float" office:value="0.26" calcext:value-type="float">
            <text:p>0.26</text:p>
          </table:table-cell>
          <table:table-cell office:value-type="float" office:value="131688" calcext:value-type="float">
            <text:p>131688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table:formula="of:=[.E105]-[.I1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217392" calcext:value-type="float">
            <text:p>0.0217392</text:p>
          </table:table-cell>
          <table:table-cell office:value-type="float" office:value="0.26" calcext:value-type="float">
            <text:p>0.26</text:p>
          </table:table-cell>
          <table:table-cell office:value-type="float" office:value="122936" calcext:value-type="float">
            <text:p>1229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table:formula="of:=[.E106]-[.I1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312579" calcext:value-type="float">
            <text:p>0.0312579</text:p>
          </table:table-cell>
          <table:table-cell office:value-type="float" office:value="0.28" calcext:value-type="float">
            <text:p>0.28</text:p>
          </table:table-cell>
          <table:table-cell office:value-type="float" office:value="160040" calcext:value-type="float">
            <text:p>160040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table:formula="of:=[.E107]-[.I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26" calcext:value-type="float">
            <text:p>0.26</text:p>
          </table:table-cell>
          <table:table-cell office:value-type="float" office:value="126768" calcext:value-type="float">
            <text:p>126768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table:formula="of:=[.E108]-[.I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238062" calcext:value-type="float">
            <text:p>0.0238062</text:p>
          </table:table-cell>
          <table:table-cell office:value-type="float" office:value="0.26" calcext:value-type="float">
            <text:p>0.26</text:p>
          </table:table-cell>
          <table:table-cell office:value-type="float" office:value="108168" calcext:value-type="float">
            <text:p>108168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table:formula="of:=[.E109]-[.I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203657" calcext:value-type="float">
            <text:p>0.0203657</text:p>
          </table:table-cell>
          <table:table-cell office:value-type="float" office:value="0.26" calcext:value-type="float">
            <text:p>0.26</text:p>
          </table:table-cell>
          <table:table-cell office:value-type="float" office:value="99260" calcext:value-type="float">
            <text:p>99260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table:formula="of:=[.E110]-[.I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268771" calcext:value-type="float">
            <text:p>0.0268771</text:p>
          </table:table-cell>
          <table:table-cell office:value-type="float" office:value="0.29" calcext:value-type="float">
            <text:p>0.29</text:p>
          </table:table-cell>
          <table:table-cell office:value-type="float" office:value="144288" calcext:value-type="float">
            <text:p>1442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table:formula="of:=[.E111]-[.I1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223716" calcext:value-type="float">
            <text:p>0.0223716</text:p>
          </table:table-cell>
          <table:table-cell office:value-type="float" office:value="0.27" calcext:value-type="float">
            <text:p>0.27</text:p>
          </table:table-cell>
          <table:table-cell office:value-type="float" office:value="110524" calcext:value-type="float">
            <text:p>110524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table:formula="of:=[.E112]-[.I1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266729" calcext:value-type="float">
            <text:p>0.0266729</text:p>
          </table:table-cell>
          <table:table-cell office:value-type="float" office:value="0.27" calcext:value-type="float">
            <text:p>0.27</text:p>
          </table:table-cell>
          <table:table-cell office:value-type="float" office:value="145756" calcext:value-type="float">
            <text:p>145756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table:formula="of:=[.E113]-[.I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292838" calcext:value-type="float">
            <text:p>0.0292838</text:p>
          </table:table-cell>
          <table:table-cell office:value-type="float" office:value="0.28" calcext:value-type="float">
            <text:p>0.28</text:p>
          </table:table-cell>
          <table:table-cell office:value-type="float" office:value="143348" calcext:value-type="float">
            <text:p>143348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table:formula="of:=[.E114]-[.I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26254" calcext:value-type="float">
            <text:p>0.0326254</text:p>
          </table:table-cell>
          <table:table-cell office:value-type="float" office:value="0.28" calcext:value-type="float">
            <text:p>0.28</text:p>
          </table:table-cell>
          <table:table-cell office:value-type="float" office:value="169556" calcext:value-type="float">
            <text:p>169556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table:formula="of:=[.E115]-[.I1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27" calcext:value-type="float">
            <text:p>0.27</text:p>
          </table:table-cell>
          <table:table-cell office:value-type="float" office:value="166512" calcext:value-type="float">
            <text:p>16651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table:formula="of:=[.E116]-[.I1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243395" calcext:value-type="float">
            <text:p>0.0243395</text:p>
          </table:table-cell>
          <table:table-cell office:value-type="float" office:value="0.27" calcext:value-type="float">
            <text:p>0.27</text:p>
          </table:table-cell>
          <table:table-cell office:value-type="float" office:value="128016" calcext:value-type="float">
            <text:p>1280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table:formula="of:=[.E117]-[.I1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220127" calcext:value-type="float">
            <text:p>0.0220127</text:p>
          </table:table-cell>
          <table:table-cell office:value-type="float" office:value="0.26" calcext:value-type="float">
            <text:p>0.26</text:p>
          </table:table-cell>
          <table:table-cell office:value-type="float" office:value="104620" calcext:value-type="float">
            <text:p>104620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table:formula="of:=[.E118]-[.I1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111826" calcext:value-type="float">
            <text:p>0.111826</text:p>
          </table:table-cell>
          <table:table-cell office:value-type="float" office:value="0.23" calcext:value-type="float">
            <text:p>0.23</text:p>
          </table:table-cell>
          <table:table-cell office:value-type="float" office:value="170536" calcext:value-type="float">
            <text:p>1705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table:formula="of:=[.E119]-[.I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5" calcext:value-type="float">
            <text:p>0.5</text:p>
          </table:table-cell>
          <table:table-cell office:value-type="float" office:value="91420" calcext:value-type="float">
            <text:p>91420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table:formula="of:=[.E120]-[.I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886243" calcext:value-type="float">
            <text:p>0.0886243</text:p>
          </table:table-cell>
          <table:table-cell office:value-type="float" office:value="0.21" calcext:value-type="float">
            <text:p>0.21</text:p>
          </table:table-cell>
          <table:table-cell office:value-type="float" office:value="157728" calcext:value-type="float">
            <text:p>157728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table:formula="of:=[.E121]-[.I1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486124" calcext:value-type="float">
            <text:p>0.0486124</text:p>
          </table:table-cell>
          <table:table-cell office:value-type="float" office:value="0.11" calcext:value-type="float">
            <text:p>0.11</text:p>
          </table:table-cell>
          <table:table-cell office:value-type="float" office:value="111300" calcext:value-type="float">
            <text:p>1113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table:formula="of:=[.E122]-[.I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110102" calcext:value-type="float">
            <text:p>0.110102</text:p>
          </table:table-cell>
          <table:table-cell office:value-type="float" office:value="0.22" calcext:value-type="float">
            <text:p>0.22</text:p>
          </table:table-cell>
          <table:table-cell office:value-type="float" office:value="112248" calcext:value-type="float">
            <text:p>112248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table:formula="of:=[.E123]-[.I1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982394" calcext:value-type="float">
            <text:p>0.0982394</text:p>
          </table:table-cell>
          <table:table-cell office:value-type="float" office:value="0.22" calcext:value-type="float">
            <text:p>0.22</text:p>
          </table:table-cell>
          <table:table-cell office:value-type="float" office:value="140168" calcext:value-type="float">
            <text:p>14016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table:formula="of:=[.E124]-[.I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331799" calcext:value-type="float">
            <text:p>0.331799</text:p>
          </table:table-cell>
          <table:table-cell office:value-type="float" office:value="0.45" calcext:value-type="float">
            <text:p>0.45</text:p>
          </table:table-cell>
          <table:table-cell office:value-type="float" office:value="148764" calcext:value-type="float">
            <text:p>148764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table:formula="of:=[.E125]-[.I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341391" calcext:value-type="float">
            <text:p>0.341391</text:p>
          </table:table-cell>
          <table:table-cell office:value-type="float" office:value="0.46" calcext:value-type="float">
            <text:p>0.46</text:p>
          </table:table-cell>
          <table:table-cell office:value-type="float" office:value="108904" calcext:value-type="float">
            <text:p>108904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table:formula="of:=[.E126]-[.I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335418" calcext:value-type="float">
            <text:p>0.335418</text:p>
          </table:table-cell>
          <table:table-cell office:value-type="float" office:value="0.45" calcext:value-type="float">
            <text:p>0.45</text:p>
          </table:table-cell>
          <table:table-cell office:value-type="float" office:value="119516" calcext:value-type="float">
            <text:p>119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table:formula="of:=[.E127]-[.I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460517" calcext:value-type="float">
            <text:p>0.0460517</text:p>
          </table:table-cell>
          <table:table-cell office:value-type="float" office:value="0.16" calcext:value-type="float">
            <text:p>0.16</text:p>
          </table:table-cell>
          <table:table-cell office:value-type="float" office:value="169296" calcext:value-type="float">
            <text:p>169296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table:formula="of:=[.E128]-[.I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15" calcext:value-type="float">
            <text:p>0.15</text:p>
          </table:table-cell>
          <table:table-cell office:value-type="float" office:value="98672" calcext:value-type="float">
            <text:p>98672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table:formula="of:=[.E129]-[.I1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423931" calcext:value-type="float">
            <text:p>0.0423931</text:p>
          </table:table-cell>
          <table:table-cell office:value-type="float" office:value="0.17" calcext:value-type="float">
            <text:p>0.17</text:p>
          </table:table-cell>
          <table:table-cell office:value-type="float" office:value="144648" calcext:value-type="float">
            <text:p>14464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table:formula="of:=[.E130]-[.I1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341226" calcext:value-type="float">
            <text:p>0.0341226</text:p>
          </table:table-cell>
          <table:table-cell office:value-type="float" office:value="0.09" calcext:value-type="float">
            <text:p>0.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formula="of:=[.E131]-[.I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878358" calcext:value-type="float">
            <text:p>0.0878358</text:p>
          </table:table-cell>
          <table:table-cell office:value-type="float" office:value="0.2" calcext:value-type="float">
            <text:p>0.2</text:p>
          </table:table-cell>
          <table:table-cell office:value-type="float" office:value="161260" calcext:value-type="float">
            <text:p>16126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table:formula="of:=[.E132]-[.I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563175" calcext:value-type="float">
            <text:p>0.0563175</text:p>
          </table:table-cell>
          <table:table-cell office:value-type="float" office:value="0.13" calcext:value-type="float">
            <text:p>0.13</text:p>
          </table:table-cell>
          <table:table-cell office:value-type="float" office:value="163288" calcext:value-type="float">
            <text:p>163288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table:formula="of:=[.E133]-[.I1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934289" calcext:value-type="float">
            <text:p>0.0934289</text:p>
          </table:table-cell>
          <table:table-cell office:value-type="float" office:value="0.23" calcext:value-type="float">
            <text:p>0.23</text:p>
          </table:table-cell>
          <table:table-cell office:value-type="float" office:value="113748" calcext:value-type="float">
            <text:p>113748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table:formula="of:=[.E134]-[.I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788254" calcext:value-type="float">
            <text:p>0.0788254</text:p>
          </table:table-cell>
          <table:table-cell office:value-type="float" office:value="0.12" calcext:value-type="float">
            <text:p>0.12</text:p>
          </table:table-cell>
          <table:table-cell office:value-type="float" office:value="112036" calcext:value-type="float">
            <text:p>112036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table:formula="of:=[.E135]-[.I1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844858" calcext:value-type="float">
            <text:p>0.0844858</text:p>
          </table:table-cell>
          <table:table-cell office:value-type="float" office:value="0.13" calcext:value-type="float">
            <text:p>0.13</text:p>
          </table:table-cell>
          <table:table-cell office:value-type="float" office:value="161660" calcext:value-type="float">
            <text:p>161660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table:formula="of:=[.E136]-[.I1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14" calcext:value-type="float">
            <text:p>0.14</text:p>
          </table:table-cell>
          <table:table-cell office:value-type="float" office:value="119092" calcext:value-type="float">
            <text:p>119092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table:formula="of:=[.E137]-[.I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81029" calcext:value-type="float">
            <text:p>0.0281029</text:p>
          </table:table-cell>
          <table:table-cell office:value-type="float" office:value="0.14" calcext:value-type="float">
            <text:p>0.14</text:p>
          </table:table-cell>
          <table:table-cell office:value-type="float" office:value="157756" calcext:value-type="float">
            <text:p>1577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table:formula="of:=[.E138]-[.I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19558" calcext:value-type="float">
            <text:p>0.0219558</text:p>
          </table:table-cell>
          <table:table-cell office:value-type="float" office:value="0.14" calcext:value-type="float">
            <text:p>0.14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table:formula="of:=[.E139]-[.I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6739" calcext:value-type="float">
            <text:p>0.0236739</text:p>
          </table:table-cell>
          <table:table-cell office:value-type="float" office:value="0.14" calcext:value-type="float">
            <text:p>0.14</text:p>
          </table:table-cell>
          <table:table-cell office:value-type="float" office:value="118184" calcext:value-type="float">
            <text:p>118184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table:formula="of:=[.E140]-[.I1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26768" calcext:value-type="float">
            <text:p>0.0226768</text:p>
          </table:table-cell>
          <table:table-cell office:value-type="float" office:value="0.14" calcext:value-type="float">
            <text:p>0.14</text:p>
          </table:table-cell>
          <table:table-cell office:value-type="float" office:value="116520" calcext:value-type="float">
            <text:p>116520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table:formula="of:=[.E141]-[.I1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52574" calcext:value-type="float">
            <text:p>0.0252574</text:p>
          </table:table-cell>
          <table:table-cell office:value-type="float" office:value="0.14" calcext:value-type="float">
            <text:p>0.14</text:p>
          </table:table-cell>
          <table:table-cell office:value-type="float" office:value="141352" calcext:value-type="float">
            <text:p>14135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table:formula="of:=[.E142]-[.I1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5932" calcext:value-type="float">
            <text:p>0.0235932</text:p>
          </table:table-cell>
          <table:table-cell office:value-type="float" office:value="0.14" calcext:value-type="float">
            <text:p>0.14</text:p>
          </table:table-cell>
          <table:table-cell office:value-type="float" office:value="140060" calcext:value-type="float">
            <text:p>140060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table:formula="of:=[.E143]-[.I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41684" calcext:value-type="float">
            <text:p>0.0241684</text:p>
          </table:table-cell>
          <table:table-cell office:value-type="float" office:value="0.14" calcext:value-type="float">
            <text:p>0.14</text:p>
          </table:table-cell>
          <table:table-cell office:value-type="float" office:value="128292" calcext:value-type="float">
            <text:p>128292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table:formula="of:=[.E144]-[.I1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182127" calcext:value-type="float">
            <text:p>0.0182127</text:p>
          </table:table-cell>
          <table:table-cell office:value-type="float" office:value="0.13" calcext:value-type="float">
            <text:p>0.13</text:p>
          </table:table-cell>
          <table:table-cell office:value-type="float" office:value="97216" calcext:value-type="float">
            <text:p>97216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table:formula="of:=[.E145]-[.I1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25944" calcext:value-type="float">
            <text:p>0.0225944</text:p>
          </table:table-cell>
          <table:table-cell office:value-type="float" office:value="0.14" calcext:value-type="float">
            <text:p>0.14</text:p>
          </table:table-cell>
          <table:table-cell office:value-type="float" office:value="133400" calcext:value-type="float">
            <text:p>13340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table:formula="of:=[.E146]-[.I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97263" calcext:value-type="float">
            <text:p>0.0297263</text:p>
          </table:table-cell>
          <table:table-cell office:value-type="float" office:value="0.15" calcext:value-type="float">
            <text:p>0.15</text:p>
          </table:table-cell>
          <table:table-cell office:value-type="float" office:value="171588" calcext:value-type="float">
            <text:p>171588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table:formula="of:=[.E147]-[.I1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73602" calcext:value-type="float">
            <text:p>0.0273602</text:p>
          </table:table-cell>
          <table:table-cell office:value-type="float" office:value="0.15" calcext:value-type="float">
            <text:p>0.15</text:p>
          </table:table-cell>
          <table:table-cell office:value-type="float" office:value="153376" calcext:value-type="float">
            <text:p>15337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table:formula="of:=[.E148]-[.I1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99956" calcext:value-type="float">
            <text:p>0.0299956</text:p>
          </table:table-cell>
          <table:table-cell office:value-type="float" office:value="0.16" calcext:value-type="float">
            <text:p>0.16</text:p>
          </table:table-cell>
          <table:table-cell office:value-type="float" office:value="174496" calcext:value-type="float">
            <text:p>174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table:formula="of:=[.E149]-[.I1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89007" calcext:value-type="float">
            <text:p>0.0289007</text:p>
          </table:table-cell>
          <table:table-cell office:value-type="float" office:value="0.08" calcext:value-type="float">
            <text:p>0.08</text:p>
          </table:table-cell>
          <table:table-cell office:value-type="float" office:value="137048" calcext:value-type="float">
            <text:p>137048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table:formula="of:=[.E150]-[.I1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45616" calcext:value-type="float">
            <text:p>0.0245616</text:p>
          </table:table-cell>
          <table:table-cell office:value-type="float" office:value="0.07" calcext:value-type="float">
            <text:p>0.07</text:p>
          </table:table-cell>
          <table:table-cell office:value-type="float" office:value="100552" calcext:value-type="float">
            <text:p>100552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table:formula="of:=[.E151]-[.I1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388787" calcext:value-type="float">
            <text:p>0.0388787</text:p>
          </table:table-cell>
          <table:table-cell office:value-type="float" office:value="0.18" calcext:value-type="float">
            <text:p>0.18</text:p>
          </table:table-cell>
          <table:table-cell office:value-type="float" office:value="114212" calcext:value-type="float">
            <text:p>114212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table:formula="of:=[.E152]-[.I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436814" calcext:value-type="float">
            <text:p>0.0436814</text:p>
          </table:table-cell>
          <table:table-cell office:value-type="float" office:value="0.16" calcext:value-type="float">
            <text:p>0.16</text:p>
          </table:table-cell>
          <table:table-cell office:value-type="float" office:value="152436" calcext:value-type="float">
            <text:p>152436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table:formula="of:=[.E153]-[.I1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422082" calcext:value-type="float">
            <text:p>0.0422082</text:p>
          </table:table-cell>
          <table:table-cell office:value-type="float" office:value="0.16" calcext:value-type="float">
            <text:p>0.16</text:p>
          </table:table-cell>
          <table:table-cell office:value-type="float" office:value="126580" calcext:value-type="float">
            <text:p>12658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table:formula="of:=[.E154]-[.I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8" calcext:value-type="float">
            <text:p>0.08</text:p>
          </table:table-cell>
          <table:table-cell office:value-type="float" office:value="161560" calcext:value-type="float">
            <text:p>161560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table:formula="of:=[.E155]-[.I1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310968" calcext:value-type="float">
            <text:p>0.0310968</text:p>
          </table:table-cell>
          <table:table-cell office:value-type="float" office:value="0.08" calcext:value-type="float">
            <text:p>0.08</text:p>
          </table:table-cell>
          <table:table-cell office:value-type="float" office:value="111556" calcext:value-type="float">
            <text:p>111556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table:formula="of:=[.E156]-[.I1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846925" calcext:value-type="float">
            <text:p>0.0846925</text:p>
          </table:table-cell>
          <table:table-cell office:value-type="float" office:value="0.2" calcext:value-type="float">
            <text:p>0.2</text:p>
          </table:table-cell>
          <table:table-cell office:value-type="float" office:value="139580" calcext:value-type="float">
            <text:p>13958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table:formula="of:=[.E157]-[.I1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860049" calcext:value-type="float">
            <text:p>0.0860049</text:p>
          </table:table-cell>
          <table:table-cell office:value-type="float" office:value="0.2" calcext:value-type="float">
            <text:p>0.2</text:p>
          </table:table-cell>
          <table:table-cell office:value-type="float" office:value="136452" calcext:value-type="float">
            <text:p>136452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table:formula="of:=[.E158]-[.I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84202" calcext:value-type="float">
            <text:p>0.084202</text:p>
          </table:table-cell>
          <table:table-cell office:value-type="float" office:value="0.22" calcext:value-type="float">
            <text:p>0.22</text:p>
          </table:table-cell>
          <table:table-cell office:value-type="float" office:value="139624" calcext:value-type="float">
            <text:p>139624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table:formula="of:=[.E159]-[.I1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77291" calcext:value-type="float">
            <text:p>0.0277291</text:p>
          </table:table-cell>
          <table:table-cell office:value-type="float" office:value="0.16" calcext:value-type="float">
            <text:p>0.16</text:p>
          </table:table-cell>
          <table:table-cell office:value-type="float" office:value="149600" calcext:value-type="float">
            <text:p>14960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table:formula="of:=[.E160]-[.I1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78826" calcext:value-type="float">
            <text:p>0.0278826</text:p>
          </table:table-cell>
          <table:table-cell office:value-type="float" office:value="0.14" calcext:value-type="float">
            <text:p>0.14</text:p>
          </table:table-cell>
          <table:table-cell office:value-type="float" office:value="157248" calcext:value-type="float">
            <text:p>15724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table:formula="of:=[.E161]-[.I1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14" calcext:value-type="float">
            <text:p>0.14</text:p>
          </table:table-cell>
          <table:table-cell office:value-type="float" office:value="111008" calcext:value-type="float">
            <text:p>111008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table:formula="of:=[.E162]-[.I1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24524" calcext:value-type="float">
            <text:p>0.0224524</text:p>
          </table:table-cell>
          <table:table-cell office:value-type="float" office:value="0.15" calcext:value-type="float">
            <text:p>0.15</text:p>
          </table:table-cell>
          <table:table-cell office:value-type="float" office:value="109972" calcext:value-type="float">
            <text:p>109972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table:formula="of:=[.E163]-[.I1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96174" calcext:value-type="float">
            <text:p>0.0296174</text:p>
          </table:table-cell>
          <table:table-cell office:value-type="float" office:value="0.15" calcext:value-type="float">
            <text:p>0.15</text:p>
          </table:table-cell>
          <table:table-cell office:value-type="float" office:value="159260" calcext:value-type="float">
            <text:p>159260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table:formula="of:=[.E164]-[.I1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0913" calcext:value-type="float">
            <text:p>0.0230913</text:p>
          </table:table-cell>
          <table:table-cell office:value-type="float" office:value="0.14" calcext:value-type="float">
            <text:p>0.14</text:p>
          </table:table-cell>
          <table:table-cell office:value-type="float" office:value="137784" calcext:value-type="float">
            <text:p>137784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table:formula="of:=[.E165]-[.I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17302" calcext:value-type="float">
            <text:p>0.017302</text:p>
          </table:table-cell>
          <table:table-cell office:value-type="float" office:value="0.14" calcext:value-type="float">
            <text:p>0.14</text:p>
          </table:table-cell>
          <table:table-cell office:value-type="float" office:value="92064" calcext:value-type="float">
            <text:p>9206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table:formula="of:=[.E166]-[.I1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183249" calcext:value-type="float">
            <text:p>0.0183249</text:p>
          </table:table-cell>
          <table:table-cell office:value-type="float" office:value="0.14" calcext:value-type="float">
            <text:p>0.14</text:p>
          </table:table-cell>
          <table:table-cell office:value-type="float" office:value="102500" calcext:value-type="float">
            <text:p>102500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table:formula="of:=[.E167]-[.I1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189161" calcext:value-type="float">
            <text:p>0.0189161</text:p>
          </table:table-cell>
          <table:table-cell office:value-type="float" office:value="0.14" calcext:value-type="float">
            <text:p>0.14</text:p>
          </table:table-cell>
          <table:table-cell office:value-type="float" office:value="119964" calcext:value-type="float">
            <text:p>11996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table:formula="of:=[.E168]-[.I1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15" calcext:value-type="float">
            <text:p>0.15</text:p>
          </table:table-cell>
          <table:table-cell office:value-type="float" office:value="118488" calcext:value-type="float">
            <text:p>11848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table:formula="of:=[.E169]-[.I1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2683" calcext:value-type="float">
            <text:p>0.0232683</text:p>
          </table:table-cell>
          <table:table-cell office:value-type="float" office:value="0.14" calcext:value-type="float">
            <text:p>0.14</text:p>
          </table:table-cell>
          <table:table-cell office:value-type="float" office:value="156268" calcext:value-type="float">
            <text:p>15626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table:formula="of:=[.E170]-[.I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office:value-type="float" office:value="0.0546507" calcext:value-type="float">
            <text:p>0.0546507</text:p>
          </table:table-cell>
          <table:table-cell office:value-type="float" office:value="0.08" calcext:value-type="float">
            <text:p>0.08</text:p>
          </table:table-cell>
          <table:table-cell office:value-type="float" office:value="161556" calcext:value-type="float">
            <text:p>161556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table:formula="of:=[.E171]-[.I1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office:value-type="float" office:value="0.0507871" calcext:value-type="float">
            <text:p>0.0507871</text:p>
          </table:table-cell>
          <table:table-cell office:value-type="float" office:value="0.1" calcext:value-type="float">
            <text:p>0.1</text:p>
          </table:table-cell>
          <table:table-cell office:value-type="float" office:value="150208" calcext:value-type="float">
            <text:p>1502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formula="of:=[.E172]-[.I1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office:value-type="float" office:value="0.0826934" calcext:value-type="float">
            <text:p>0.0826934</text:p>
          </table:table-cell>
          <table:table-cell office:value-type="float" office:value="0.13" calcext:value-type="float">
            <text:p>0.13</text:p>
          </table:table-cell>
          <table:table-cell office:value-type="float" office:value="111536" calcext:value-type="float">
            <text:p>111536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table:formula="of:=[.E173]-[.I1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office:value-type="float" office:value="0.020199" calcext:value-type="float">
            <text:p>0.020199</text:p>
          </table:table-cell>
          <table:table-cell office:value-type="float" office:value="0.07" calcext:value-type="float">
            <text:p>0.07</text:p>
          </table:table-cell>
          <table:table-cell office:value-type="float" office:value="107544" calcext:value-type="float">
            <text:p>107544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table:formula="of:=[.E174]-[.I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37111" calcext:value-type="float">
            <text:p>0.0237111</text:p>
          </table:table-cell>
          <table:table-cell office:value-type="float" office:value="0.14" calcext:value-type="float">
            <text:p>0.14</text:p>
          </table:table-cell>
          <table:table-cell office:value-type="float" office:value="124132" calcext:value-type="float">
            <text:p>12413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table:formula="of:=[.E175]-[.I1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29377" calcext:value-type="float">
            <text:p>0.0229377</text:p>
          </table:table-cell>
          <table:table-cell office:value-type="float" office:value="0.14" calcext:value-type="float">
            <text:p>0.14</text:p>
          </table:table-cell>
          <table:table-cell office:value-type="float" office:value="117840" calcext:value-type="float">
            <text:p>11784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table:formula="of:=[.E176]-[.I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0.14" calcext:value-type="float">
            <text:p>0.14</text:p>
          </table:table-cell>
          <table:table-cell office:value-type="float" office:value="105208" calcext:value-type="float">
            <text:p>105208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table:formula="of:=[.E177]-[.I1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55342" calcext:value-type="float">
            <text:p>0.0255342</text:p>
          </table:table-cell>
          <table:table-cell office:value-type="float" office:value="0.14" calcext:value-type="float">
            <text:p>0.14</text:p>
          </table:table-cell>
          <table:table-cell office:value-type="float" office:value="138760" calcext:value-type="float">
            <text:p>138760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table:formula="of:=[.E178]-[.I1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41163" calcext:value-type="float">
            <text:p>0.0241163</text:p>
          </table:table-cell>
          <table:table-cell office:value-type="float" office:value="0.15" calcext:value-type="float">
            <text:p>0.15</text:p>
          </table:table-cell>
          <table:table-cell office:value-type="float" office:value="142976" calcext:value-type="float">
            <text:p>14297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table:formula="of:=[.E179]-[.I1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14" calcext:value-type="float">
            <text:p>0.14</text:p>
          </table:table-cell>
          <table:table-cell office:value-type="float" office:value="144184" calcext:value-type="float">
            <text:p>144184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table:formula="of:=[.E180]-[.I1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29053" calcext:value-type="float">
            <text:p>0.0229053</text:p>
          </table:table-cell>
          <table:table-cell office:value-type="float" office:value="0.14" calcext:value-type="float">
            <text:p>0.14</text:p>
          </table:table-cell>
          <table:table-cell office:value-type="float" office:value="134484" calcext:value-type="float">
            <text:p>134484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table:formula="of:=[.E181]-[.I1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64348" calcext:value-type="float">
            <text:p>0.0264348</text:p>
          </table:table-cell>
          <table:table-cell office:value-type="float" office:value="0.16" calcext:value-type="float">
            <text:p>0.16</text:p>
          </table:table-cell>
          <table:table-cell office:value-type="float" office:value="144172" calcext:value-type="float">
            <text:p>14417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table:formula="of:=[.E182]-[.I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15" calcext:value-type="float">
            <text:p>0.15</text:p>
          </table:table-cell>
          <table:table-cell office:value-type="float" office:value="130196" calcext:value-type="float">
            <text:p>130196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table:formula="of:=[.E183]-[.I1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99164" calcext:value-type="float">
            <text:p>0.0299164</text:p>
          </table:table-cell>
          <table:table-cell office:value-type="float" office:value="0.16" calcext:value-type="float">
            <text:p>0.16</text:p>
          </table:table-cell>
          <table:table-cell office:value-type="float" office:value="174844" calcext:value-type="float">
            <text:p>17484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table:formula="of:=[.E184]-[.I1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36202" calcext:value-type="float">
            <text:p>0.0236202</text:p>
          </table:table-cell>
          <table:table-cell office:value-type="float" office:value="0.15" calcext:value-type="float">
            <text:p>0.15</text:p>
          </table:table-cell>
          <table:table-cell office:value-type="float" office:value="124016" calcext:value-type="float">
            <text:p>124016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table:formula="of:=[.E185]-[.I1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39323" calcext:value-type="float">
            <text:p>0.0239323</text:p>
          </table:table-cell>
          <table:table-cell office:value-type="float" office:value="0.14" calcext:value-type="float">
            <text:p>0.14</text:p>
          </table:table-cell>
          <table:table-cell office:value-type="float" office:value="129072" calcext:value-type="float">
            <text:p>12907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table:formula="of:=[.E186]-[.I1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83654" calcext:value-type="float">
            <text:p>0.0283654</text:p>
          </table:table-cell>
          <table:table-cell office:value-type="float" office:value="0.16" calcext:value-type="float">
            <text:p>0.16</text:p>
          </table:table-cell>
          <table:table-cell office:value-type="float" office:value="158840" calcext:value-type="float">
            <text:p>1588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table:formula="of:=[.E187]-[.I1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15" calcext:value-type="float">
            <text:p>0.15</text:p>
          </table:table-cell>
          <table:table-cell office:value-type="float" office:value="140520" calcext:value-type="float">
            <text:p>14052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table:formula="of:=[.E188]-[.I1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182604" calcext:value-type="float">
            <text:p>0.018260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2" calcext:value-type="float">
            <text:p>105072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table:formula="of:=[.E189]-[.I1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51644" calcext:value-type="float">
            <text:p>0.0251644</text:p>
          </table:table-cell>
          <table:table-cell office:value-type="float" office:value="0.14" calcext:value-type="float">
            <text:p>0.14</text:p>
          </table:table-cell>
          <table:table-cell office:value-type="float" office:value="161976" calcext:value-type="float">
            <text:p>161976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table:formula="of:=[.E190]-[.I1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192716" calcext:value-type="float">
            <text:p>0.0192716</text:p>
          </table:table-cell>
          <table:table-cell office:value-type="float" office:value="0.14" calcext:value-type="float">
            <text:p>0.14</text:p>
          </table:table-cell>
          <table:table-cell office:value-type="float" office:value="118344" calcext:value-type="float">
            <text:p>118344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table:formula="of:=[.E191]-[.I1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176462" calcext:value-type="float">
            <text:p>0.0176462</text:p>
          </table:table-cell>
          <table:table-cell office:value-type="float" office:value="0.15" calcext:value-type="float">
            <text:p>0.15</text:p>
          </table:table-cell>
          <table:table-cell office:value-type="float" office:value="99076" calcext:value-type="float">
            <text:p>99076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table:formula="of:=[.E192]-[.I1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11343" calcext:value-type="float">
            <text:p>0.0211343</text:p>
          </table:table-cell>
          <table:table-cell office:value-type="float" office:value="0.14" calcext:value-type="float">
            <text:p>0.14</text:p>
          </table:table-cell>
          <table:table-cell office:value-type="float" office:value="121432" calcext:value-type="float">
            <text:p>121432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table:formula="of:=[.E193]-[.I1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04312" calcext:value-type="float">
            <text:p>0.0204312</text:p>
          </table:table-cell>
          <table:table-cell office:value-type="float" office:value="0.14" calcext:value-type="float">
            <text:p>0.14</text:p>
          </table:table-cell>
          <table:table-cell office:value-type="float" office:value="122544" calcext:value-type="float">
            <text:p>122544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table:formula="of:=[.E194]-[.I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171611" calcext:value-type="float">
            <text:p>0.0171611</text:p>
          </table:table-cell>
          <table:table-cell office:value-type="float" office:value="0.13" calcext:value-type="float">
            <text:p>0.13</text:p>
          </table:table-cell>
          <table:table-cell office:value-type="float" office:value="101992" calcext:value-type="float">
            <text:p>101992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table:formula="of:=[.E195]-[.I1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166629" calcext:value-type="float">
            <text:p>0.0166629</text:p>
          </table:table-cell>
          <table:table-cell office:value-type="float" office:value="0.13" calcext:value-type="float">
            <text:p>0.13</text:p>
          </table:table-cell>
          <table:table-cell office:value-type="float" office:value="91988" calcext:value-type="float">
            <text:p>9198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table:formula="of:=[.E196]-[.I1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168727" calcext:value-type="float">
            <text:p>0.0168727</text:p>
          </table:table-cell>
          <table:table-cell office:value-type="float" office:value="0.13" calcext:value-type="float">
            <text:p>0.13</text:p>
          </table:table-cell>
          <table:table-cell office:value-type="float" office:value="97504" calcext:value-type="float">
            <text:p>9750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table:formula="of:=[.E197]-[.I1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office:value-type="float" office:value="0.0323413" calcext:value-type="float">
            <text:p>0.0323413</text:p>
          </table:table-cell>
          <table:table-cell office:value-type="float" office:value="0.06" calcext:value-type="float">
            <text:p>0.06</text:p>
          </table:table-cell>
          <table:table-cell office:value-type="float" office:value="168192" calcext:value-type="float">
            <text:p>16819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formula="of:=[.E198]-[.I1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office:value-type="float" office:value="0.0254374" calcext:value-type="float">
            <text:p>0.0254374</text:p>
          </table:table-cell>
          <table:table-cell office:value-type="float" office:value="0.07" calcext:value-type="float">
            <text:p>0.07</text:p>
          </table:table-cell>
          <table:table-cell office:value-type="float" office:value="97492" calcext:value-type="float">
            <text:p>9749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table:formula="of:=[.E199]-[.I1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office:value-type="float" office:value="0.0317829" calcext:value-type="float">
            <text:p>0.0317829</text:p>
          </table:table-cell>
          <table:table-cell office:value-type="float" office:value="0.08" calcext:value-type="float">
            <text:p>0.08</text:p>
          </table:table-cell>
          <table:table-cell office:value-type="float" office:value="121824" calcext:value-type="float">
            <text:p>121824</text:p>
          </table:table-cell>
          <table:table-cell office:value-type="float" office:value="7122103" calcext:value-type="float">
            <text:p>71221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table:formula="of:=[.E200]-[.I2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8" calcext:value-type="float">
            <text:p>0.08</text:p>
          </table:table-cell>
          <table:table-cell office:value-type="float" office:value="147076" calcext:value-type="float">
            <text:p>147076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table:formula="of:=[.E201]-[.I2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.2" calcext:value-type="float">
            <text:p>0.2</text:p>
          </table:table-cell>
          <table:table-cell office:value-type="float" office:value="140812" calcext:value-type="float">
            <text:p>140812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formula="of:=[.E202]-[.I2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804929" calcext:value-type="float">
            <text:p>0.0804929</text:p>
          </table:table-cell>
          <table:table-cell office:value-type="float" office:value="0.2" calcext:value-type="float">
            <text:p>0.2</text:p>
          </table:table-cell>
          <table:table-cell office:value-type="float" office:value="98692" calcext:value-type="float">
            <text:p>98692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formula="of:=[.E203]-[.I2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office:value-type="float" office:value="0.0184073" calcext:value-type="float">
            <text:p>0.0184073</text:p>
          </table:table-cell>
          <table:table-cell office:value-type="float" office:value="0.04" calcext:value-type="float">
            <text:p>0.04</text:p>
          </table:table-cell>
          <table:table-cell office:value-type="float" office:value="105544" calcext:value-type="float">
            <text:p>105544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table:formula="of:=[.E204]-[.I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16" calcext:value-type="float">
            <text:p>0.16</text:p>
          </table:table-cell>
          <table:table-cell office:value-type="float" office:value="145560" calcext:value-type="float">
            <text:p>14556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table:formula="of:=[.E205]-[.I2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05465" calcext:value-type="float">
            <text:p>0.0205465</text:p>
          </table:table-cell>
          <table:table-cell office:value-type="float" office:value="0.14" calcext:value-type="float">
            <text:p>0.14</text:p>
          </table:table-cell>
          <table:table-cell office:value-type="float" office:value="99928" calcext:value-type="float">
            <text:p>99928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table:formula="of:=[.E206]-[.I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15" calcext:value-type="float">
            <text:p>0.15</text:p>
          </table:table-cell>
          <table:table-cell office:value-type="float" office:value="157096" calcext:value-type="float">
            <text:p>157096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table:formula="of:=[.E207]-[.I2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13469" calcext:value-type="float">
            <text:p>0.0213469</text:p>
          </table:table-cell>
          <table:table-cell office:value-type="float" office:value="0.15" calcext:value-type="float">
            <text:p>0.15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table:formula="of:=[.E208]-[.I2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20488" calcext:value-type="float">
            <text:p>0.0220488</text:p>
          </table:table-cell>
          <table:table-cell office:value-type="float" office:value="0.14" calcext:value-type="float">
            <text:p>0.14</text:p>
          </table:table-cell>
          <table:table-cell office:value-type="float" office:value="140140" calcext:value-type="float">
            <text:p>14014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table:formula="of:=[.E209]-[.I2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26651" calcext:value-type="float">
            <text:p>0.0226651</text:p>
          </table:table-cell>
          <table:table-cell office:value-type="float" office:value="0.14" calcext:value-type="float">
            <text:p>0.14</text:p>
          </table:table-cell>
          <table:table-cell office:value-type="float" office:value="156632" calcext:value-type="float">
            <text:p>156632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table:formula="of:=[.E210]-[.I2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14" calcext:value-type="float">
            <text:p>0.14</text:p>
          </table:table-cell>
          <table:table-cell office:value-type="float" office:value="136228" calcext:value-type="float">
            <text:p>136228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table:formula="of:=[.E211]-[.I2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394223" calcext:value-type="float">
            <text:p>0.0394223</text:p>
          </table:table-cell>
          <table:table-cell office:value-type="float" office:value="0.06" calcext:value-type="float">
            <text:p>0.06</text:p>
          </table:table-cell>
          <table:table-cell office:value-type="float" office:value="106096" calcext:value-type="float">
            <text:p>106096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table:formula="of:=[.E212]-[.I2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415487" calcext:value-type="float">
            <text:p>0.04154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44" calcext:value-type="float">
            <text:p>116344</text:p>
          </table:table-cell>
          <table:table-cell office:value-type="float" office:value="6827358" calcext:value-type="float">
            <text:p>6827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formula="of:=[.E213]-[.I2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7" calcext:value-type="float">
            <text:p>0.47</text:p>
          </table:table-cell>
          <table:table-cell office:value-type="float" office:value="117332" calcext:value-type="float">
            <text:p>11733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table:formula="of:=[.E214]-[.I2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91844" calcext:value-type="float">
            <text:p>0.0191844</text:p>
          </table:table-cell>
          <table:table-cell office:value-type="float" office:value="0.04" calcext:value-type="float">
            <text:p>0.04</text:p>
          </table:table-cell>
          <table:table-cell office:value-type="float" office:value="106864" calcext:value-type="float">
            <text:p>106864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table:formula="of:=[.E215]-[.I2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15" calcext:value-type="float">
            <text:p>0.15</text:p>
          </table:table-cell>
          <table:table-cell office:value-type="float" office:value="163488" calcext:value-type="float">
            <text:p>16348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table:formula="of:=[.E216]-[.I2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233723" calcext:value-type="float">
            <text:p>0.0233723</text:p>
          </table:table-cell>
          <table:table-cell office:value-type="float" office:value="0.14" calcext:value-type="float">
            <text:p>0.14</text:p>
          </table:table-cell>
          <table:table-cell office:value-type="float" office:value="154940" calcext:value-type="float">
            <text:p>15494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table:formula="of:=[.E217]-[.I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316405" calcext:value-type="float">
            <text:p>0.0316405</text:p>
          </table:table-cell>
          <table:table-cell office:value-type="float" office:value="0.05" calcext:value-type="float">
            <text:p>0.05</text:p>
          </table:table-cell>
          <table:table-cell office:value-type="float" office:value="163512" calcext:value-type="float">
            <text:p>163512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table:formula="of:=[.E218]-[.I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219309" calcext:value-type="float">
            <text:p>0.0219309</text:p>
          </table:table-cell>
          <table:table-cell office:value-type="float" office:value="0.06" calcext:value-type="float">
            <text:p>0.06</text:p>
          </table:table-cell>
          <table:table-cell office:value-type="float" office:value="95636" calcext:value-type="float">
            <text:p>95636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table:formula="of:=[.E219]-[.I2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7" calcext:value-type="float">
            <text:p>0.07</text:p>
          </table:table-cell>
          <table:table-cell office:value-type="float" office:value="116932" calcext:value-type="float">
            <text:p>116932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table:formula="of:=[.E220]-[.I2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279767" calcext:value-type="float">
            <text:p>0.0279767</text:p>
          </table:table-cell>
          <table:table-cell office:value-type="float" office:value="0.05" calcext:value-type="float">
            <text:p>0.05</text:p>
          </table:table-cell>
          <table:table-cell office:value-type="float" office:value="148652" calcext:value-type="float">
            <text:p>148652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formula="of:=[.E221]-[.I2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836421" calcext:value-type="float">
            <text:p>0.0836421</text:p>
          </table:table-cell>
          <table:table-cell office:value-type="float" office:value="0.2" calcext:value-type="float">
            <text:p>0.2</text:p>
          </table:table-cell>
          <table:table-cell office:value-type="float" office:value="136984" calcext:value-type="float">
            <text:p>13698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table:formula="of:=[.E222]-[.I2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217914" calcext:value-type="float">
            <text:p>0.0217914</text:p>
          </table:table-cell>
          <table:table-cell office:value-type="float" office:value="0.07" calcext:value-type="float">
            <text:p>0.07</text:p>
          </table:table-cell>
          <table:table-cell office:value-type="float" office:value="121624" calcext:value-type="float">
            <text:p>121624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table:formula="of:=[.E223]-[.I2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313603" calcext:value-type="float">
            <text:p>0.0313603</text:p>
          </table:table-cell>
          <table:table-cell office:value-type="float" office:value="0.15" calcext:value-type="float">
            <text:p>0.15</text:p>
          </table:table-cell>
          <table:table-cell office:value-type="float" office:value="175508" calcext:value-type="float">
            <text:p>175508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table:formula="of:=[.E224]-[.I2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267665" calcext:value-type="float">
            <text:p>0.0267665</text:p>
          </table:table-cell>
          <table:table-cell office:value-type="float" office:value="0.15" calcext:value-type="float">
            <text:p>0.15</text:p>
          </table:table-cell>
          <table:table-cell office:value-type="float" office:value="145512" calcext:value-type="float">
            <text:p>14551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table:formula="of:=[.E225]-[.I2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431612" calcext:value-type="float">
            <text:p>0.0431612</text:p>
          </table:table-cell>
          <table:table-cell office:value-type="float" office:value="0.07" calcext:value-type="float">
            <text:p>0.07</text:p>
          </table:table-cell>
          <table:table-cell office:value-type="float" office:value="132756" calcext:value-type="float">
            <text:p>132756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table:formula="of:=[.E226]-[.I2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0.05" calcext:value-type="float">
            <text:p>0.05</text:p>
          </table:table-cell>
          <table:table-cell office:value-type="float" office:value="145152" calcext:value-type="float">
            <text:p>14515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table:formula="of:=[.E227]-[.I2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246488" calcext:value-type="float">
            <text:p>0.0246488</text:p>
          </table:table-cell>
          <table:table-cell office:value-type="float" office:value="0.05" calcext:value-type="float">
            <text:p>0.05</text:p>
          </table:table-cell>
          <table:table-cell office:value-type="float" office:value="155696" calcext:value-type="float">
            <text:p>155696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table:formula="of:=[.E228]-[.I2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91359" calcext:value-type="float">
            <text:p>0.0191359</text:p>
          </table:table-cell>
          <table:table-cell office:value-type="float" office:value="0.04" calcext:value-type="float">
            <text:p>0.04</text:p>
          </table:table-cell>
          <table:table-cell office:value-type="float" office:value="122340" calcext:value-type="float">
            <text:p>12234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formula="of:=[.E229]-[.I2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265471" calcext:value-type="float">
            <text:p>0.0265471</text:p>
          </table:table-cell>
          <table:table-cell office:value-type="float" office:value="0.14" calcext:value-type="float">
            <text:p>0.14</text:p>
          </table:table-cell>
          <table:table-cell office:value-type="float" office:value="162700" calcext:value-type="float">
            <text:p>16270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table:formula="of:=[.E230]-[.I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290546" calcext:value-type="float">
            <text:p>0.0290546</text:p>
          </table:table-cell>
          <table:table-cell office:value-type="float" office:value="0.05" calcext:value-type="float">
            <text:p>0.05</text:p>
          </table:table-cell>
          <table:table-cell office:value-type="float" office:value="143220" calcext:value-type="float">
            <text:p>143220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table:formula="of:=[.E231]-[.I2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05" calcext:value-type="float">
            <text:p>0.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table:formula="of:=[.E232]-[.I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301925" calcext:value-type="float">
            <text:p>0.0301925</text:p>
          </table:table-cell>
          <table:table-cell office:value-type="float" office:value="0.05" calcext:value-type="float">
            <text:p>0.05</text:p>
          </table:table-cell>
          <table:table-cell office:value-type="float" office:value="155672" calcext:value-type="float">
            <text:p>15567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table:formula="of:=[.E233]-[.I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301569" calcext:value-type="float">
            <text:p>0.0301569</text:p>
          </table:table-cell>
          <table:table-cell office:value-type="float" office:value="0.05" calcext:value-type="float">
            <text:p>0.05</text:p>
          </table:table-cell>
          <table:table-cell office:value-type="float" office:value="161532" calcext:value-type="float">
            <text:p>1615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table:formula="of:=[.E234]-[.I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290424" calcext:value-type="float">
            <text:p>0.0290424</text:p>
          </table:table-cell>
          <table:table-cell office:value-type="float" office:value="0.05" calcext:value-type="float">
            <text:p>0.05</text:p>
          </table:table-cell>
          <table:table-cell office:value-type="float" office:value="152364" calcext:value-type="float">
            <text:p>1523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table:formula="of:=[.E235]-[.I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281041" calcext:value-type="float">
            <text:p>0.0281041</text:p>
          </table:table-cell>
          <table:table-cell office:value-type="float" office:value="0.05" calcext:value-type="float">
            <text:p>0.05</text:p>
          </table:table-cell>
          <table:table-cell office:value-type="float" office:value="145492" calcext:value-type="float">
            <text:p>14549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table:formula="of:=[.E236]-[.I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office:value-type="float" office:value="0.039847" calcext:value-type="float">
            <text:p>0.039847</text:p>
          </table:table-cell>
          <table:table-cell office:value-type="float" office:value="0.06" calcext:value-type="float">
            <text:p>0.06</text:p>
          </table:table-cell>
          <table:table-cell office:value-type="float" office:value="113948" calcext:value-type="float">
            <text:p>113948</text:p>
          </table:table-cell>
          <table:table-cell office:value-type="float" office:value="6664243" calcext:value-type="float">
            <text:p>666424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table:formula="of:=[.E237]-[.I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office:value-type="float" office:value="0.0420197" calcext:value-type="float">
            <text:p>0.0420197</text:p>
          </table:table-cell>
          <table:table-cell office:value-type="float" office:value="0.07" calcext:value-type="float">
            <text:p>0.07</text:p>
          </table:table-cell>
          <table:table-cell office:value-type="float" office:value="130036" calcext:value-type="float">
            <text:p>130036</text:p>
          </table:table-cell>
          <table:table-cell office:value-type="float" office:value="7699000" calcext:value-type="float">
            <text:p>76990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table:formula="of:=[.E238]-[.I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office:value-type="float" office:value="0.0243313" calcext:value-type="float">
            <text:p>0.0243313</text:p>
          </table:table-cell>
          <table:table-cell office:value-type="float" office:value="0.07" calcext:value-type="float">
            <text:p>0.07</text:p>
          </table:table-cell>
          <table:table-cell office:value-type="float" office:value="139796" calcext:value-type="float">
            <text:p>139796</text:p>
          </table:table-cell>
          <table:table-cell office:value-type="float" office:value="7719762" calcext:value-type="float">
            <text:p>77197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table:formula="of:=[.E239]-[.I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7" calcext:value-type="float">
            <text:p>0.07</text:p>
          </table:table-cell>
          <table:table-cell office:value-type="float" office:value="114732" calcext:value-type="float">
            <text:p>114732</text:p>
          </table:table-cell>
          <table:table-cell office:value-type="float" office:value="6114560" calcext:value-type="float">
            <text:p>611456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table:formula="of:=[.E240]-[.I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office:value-type="float" office:value="0.0212362" calcext:value-type="float">
            <text:p>0.0212362</text:p>
          </table:table-cell>
          <table:table-cell office:value-type="float" office:value="0.07" calcext:value-type="float">
            <text:p>0.07</text:p>
          </table:table-cell>
          <table:table-cell office:value-type="float" office:value="116484" calcext:value-type="float">
            <text:p>116484</text:p>
          </table:table-cell>
          <table:table-cell office:value-type="float" office:value="6235406" calcext:value-type="float">
            <text:p>62354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table:formula="of:=[.E241]-[.I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office:value-type="float" office:value="0.0207765" calcext:value-type="float">
            <text:p>0.0207765</text:p>
          </table:table-cell>
          <table:table-cell office:value-type="float" office:value="0.07" calcext:value-type="float">
            <text:p>0.07</text:p>
          </table:table-cell>
          <table:table-cell office:value-type="float" office:value="114880" calcext:value-type="float">
            <text:p>114880</text:p>
          </table:table-cell>
          <table:table-cell office:value-type="float" office:value="6129130" calcext:value-type="float">
            <text:p>61291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table:formula="of:=[.E242]-[.I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7" calcext:value-type="float">
            <text:p>0.07</text:p>
          </table:table-cell>
          <table:table-cell office:value-type="float" office:value="118292" calcext:value-type="float">
            <text:p>1182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table:formula="of:=[.E243]-[.I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office:value-type="float" office:value="0.0212575" calcext:value-type="float">
            <text:p>0.0212575</text:p>
          </table:table-cell>
          <table:table-cell office:value-type="float" office:value="0.07" calcext:value-type="float">
            <text:p>0.07</text:p>
          </table:table-cell>
          <table:table-cell office:value-type="float" office:value="122604" calcext:value-type="float">
            <text:p>122604</text:p>
          </table:table-cell>
          <table:table-cell office:value-type="float" office:value="6624986" calcext:value-type="float">
            <text:p>662498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table:formula="of:=[.E244]-[.I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office:value-type="float" office:value="0.018198" calcext:value-type="float">
            <text:p>0.018198</text:p>
          </table:table-cell>
          <table:table-cell office:value-type="float" office:value="0.04" calcext:value-type="float">
            <text:p>0.04</text:p>
          </table:table-cell>
          <table:table-cell office:value-type="float" office:value="110816" calcext:value-type="float">
            <text:p>110816</text:p>
          </table:table-cell>
          <table:table-cell office:value-type="float" office:value="6385051" calcext:value-type="float">
            <text:p>638505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table:formula="of:=[.E245]-[.I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office:value-type="float" office:value="0.0214191" calcext:value-type="float">
            <text:p>0.0214191</text:p>
          </table:table-cell>
          <table:table-cell office:value-type="float" office:value="0.07" calcext:value-type="float">
            <text:p>0.07</text:p>
          </table:table-cell>
          <table:table-cell office:value-type="float" office:value="135288" calcext:value-type="float">
            <text:p>135288</text:p>
          </table:table-cell>
          <table:table-cell office:value-type="float" office:value="7923045" calcext:value-type="float">
            <text:p>792304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table:formula="of:=[.E246]-[.I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office:value-type="float" office:value="0.0218755" calcext:value-type="float">
            <text:p>0.0218755</text:p>
          </table:table-cell>
          <table:table-cell office:value-type="float" office:value="0.07" calcext:value-type="float">
            <text:p>0.07</text:p>
          </table:table-cell>
          <table:table-cell office:value-type="float" office:value="137732" calcext:value-type="float">
            <text:p>137732</text:p>
          </table:table-cell>
          <table:table-cell office:value-type="float" office:value="8090683" calcext:value-type="float">
            <text:p>809068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table:formula="of:=[.E247]-[.I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office:value-type="float" office:value="0.0201909" calcext:value-type="float">
            <text:p>0.0201909</text:p>
          </table:table-cell>
          <table:table-cell office:value-type="float" office:value="0.07" calcext:value-type="float">
            <text:p>0.07</text:p>
          </table:table-cell>
          <table:table-cell office:value-type="float" office:value="118524" calcext:value-type="float">
            <text:p>118524</text:p>
          </table:table-cell>
          <table:table-cell office:value-type="float" office:value="6851985" calcext:value-type="float">
            <text:p>68519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table:formula="of:=[.E248]-[.I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office:value-type="float" office:value="0.0229805" calcext:value-type="float">
            <text:p>0.0229805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table:formula="of:=[.E249]-[.I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office:value-type="float" office:value="0.0207754" calcext:value-type="float">
            <text:p>0.0207754</text:p>
          </table:table-cell>
          <table:table-cell office:value-type="float" office:value="0.07" calcext:value-type="float">
            <text:p>0.07</text:p>
          </table:table-cell>
          <table:table-cell office:value-type="float" office:value="133396" calcext:value-type="float">
            <text:p>133396</text:p>
          </table:table-cell>
          <table:table-cell office:value-type="float" office:value="7805759" calcext:value-type="float">
            <text:p>78057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table:formula="of:=[.E250]-[.I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office:value-type="float" office:value="0.0240864" calcext:value-type="float">
            <text:p>0.0240864</text:p>
          </table:table-cell>
          <table:table-cell office:value-type="float" office:value="0.07" calcext:value-type="float">
            <text:p>0.07</text:p>
          </table:table-cell>
          <table:table-cell office:value-type="float" office:value="157204" calcext:value-type="float">
            <text:p>157204</text:p>
          </table:table-cell>
          <table:table-cell office:value-type="float" office:value="9332308" calcext:value-type="float">
            <text:p>93323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table:formula="of:=[.E251]-[.I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office:value-type="float" office:value="0.0247565" calcext:value-type="float">
            <text:p>0.0247565</text:p>
          </table:table-cell>
          <table:table-cell office:value-type="float" office:value="0.07" calcext:value-type="float">
            <text:p>0.07</text:p>
          </table:table-cell>
          <table:table-cell office:value-type="float" office:value="163604" calcext:value-type="float">
            <text:p>163604</text:p>
          </table:table-cell>
          <table:table-cell office:value-type="float" office:value="9728635" calcext:value-type="float">
            <text:p>972863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table:formula="of:=[.E252]-[.I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office:value-type="float" office:value="0.0177631" calcext:value-type="float">
            <text:p>0.0177631</text:p>
          </table:table-cell>
          <table:table-cell office:value-type="float" office:value="0.07" calcext:value-type="float">
            <text:p>0.07</text:p>
          </table:table-cell>
          <table:table-cell office:value-type="float" office:value="104060" calcext:value-type="float">
            <text:p>104060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table:formula="of:=[.E253]-[.I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office:value-type="float" office:value="0.0276687" calcext:value-type="float">
            <text:p>0.0276687</text:p>
          </table:table-cell>
          <table:table-cell office:value-type="float" office:value="0.07" calcext:value-type="float">
            <text:p>0.07</text:p>
          </table:table-cell>
          <table:table-cell office:value-type="float" office:value="172428" calcext:value-type="float">
            <text:p>172428</text:p>
          </table:table-cell>
          <table:table-cell office:value-type="float" office:value="9803497" calcext:value-type="float">
            <text:p>9803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table:formula="of:=[.E254]-[.I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office:value-type="float" office:value="0.0262053" calcext:value-type="float">
            <text:p>0.0262053</text:p>
          </table:table-cell>
          <table:table-cell office:value-type="float" office:value="0.07" calcext:value-type="float">
            <text:p>0.07</text:p>
          </table:table-cell>
          <table:table-cell office:value-type="float" office:value="163376" calcext:value-type="float">
            <text:p>163376</text:p>
          </table:table-cell>
          <table:table-cell office:value-type="float" office:value="9213556" calcext:value-type="float">
            <text:p>921355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table:formula="of:=[.E255]-[.I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office:value-type="float" office:value="0.0247614" calcext:value-type="float">
            <text:p>0.0247614</text:p>
          </table:table-cell>
          <table:table-cell office:value-type="float" office:value="0.07" calcext:value-type="float">
            <text:p>0.07</text:p>
          </table:table-cell>
          <table:table-cell office:value-type="float" office:value="99632" calcext:value-type="float">
            <text:p>99632</text:p>
          </table:table-cell>
          <table:table-cell office:value-type="float" office:value="5185436" calcext:value-type="float">
            <text:p>518543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table:formula="of:=[.E256]-[.I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office:value-type="float" office:value="0.0330012" calcext:value-type="float">
            <text:p>0.0330012</text:p>
          </table:table-cell>
          <table:table-cell office:value-type="float" office:value="0.08" calcext:value-type="float">
            <text:p>0.08</text:p>
          </table:table-cell>
          <table:table-cell office:value-type="float" office:value="167312" calcext:value-type="float">
            <text:p>16731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formula="of:=[.E257]-[.I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office:value-type="float" office:value="0.0312317" calcext:value-type="float">
            <text:p>0.0312317</text:p>
          </table:table-cell>
          <table:table-cell office:value-type="float" office:value="0.08" calcext:value-type="float">
            <text:p>0.08</text:p>
          </table:table-cell>
          <table:table-cell office:value-type="float" office:value="154112" calcext:value-type="float">
            <text:p>154112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table:formula="of:=[.E258]-[.I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office:value-type="float" office:value="0.0365801" calcext:value-type="float">
            <text:p>0.0365801</text:p>
          </table:table-cell>
          <table:table-cell office:value-type="float" office:value="0.08" calcext:value-type="float">
            <text:p>0.08</text:p>
          </table:table-cell>
          <table:table-cell office:value-type="float" office:value="161000" calcext:value-type="float">
            <text:p>161000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table:formula="of:=[.E259]-[.I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office:value-type="float" office:value="0.0372143" calcext:value-type="float">
            <text:p>0.0372143</text:p>
          </table:table-cell>
          <table:table-cell office:value-type="float" office:value="0.08" calcext:value-type="float">
            <text:p>0.08</text:p>
          </table:table-cell>
          <table:table-cell office:value-type="float" office:value="160396" calcext:value-type="float">
            <text:p>160396</text:p>
          </table:table-cell>
          <table:table-cell office:value-type="float" office:value="9580585" calcext:value-type="float">
            <text:p>958058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table:formula="of:=[.E260]-[.I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office:value-type="float" office:value="0.0247662" calcext:value-type="float">
            <text:p>0.0247662</text:p>
          </table:table-cell>
          <table:table-cell office:value-type="float" office:value="0.06" calcext:value-type="float">
            <text:p>0.06</text:p>
          </table:table-cell>
          <table:table-cell office:value-type="float" office:value="156336" calcext:value-type="float">
            <text:p>156336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formula="of:=[.E261]-[.I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7" calcext:value-type="float">
            <text:p>0.07</text:p>
          </table:table-cell>
          <table:table-cell office:value-type="float" office:value="135620" calcext:value-type="float">
            <text:p>135620</text:p>
          </table:table-cell>
          <table:table-cell office:value-type="float" office:value="7454549" calcext:value-type="float">
            <text:p>745454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table:formula="of:=[.E262]-[.I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office:value-type="float" office:value="0.0258247" calcext:value-type="float">
            <text:p>0.0258247</text:p>
          </table:table-cell>
          <table:table-cell office:value-type="float" office:value="0.07" calcext:value-type="float">
            <text:p>0.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table:formula="of:=[.E263]-[.I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office:value-type="float" office:value="0.0234359" calcext:value-type="float">
            <text:p>0.0234359</text:p>
          </table:table-cell>
          <table:table-cell office:value-type="float" office:value="0.07" calcext:value-type="float">
            <text:p>0.07</text:p>
          </table:table-cell>
          <table:table-cell office:value-type="float" office:value="131160" calcext:value-type="float">
            <text:p>131160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table:formula="of:=[.E264]-[.I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office:value-type="float" office:value="0.026871" calcext:value-type="float">
            <text:p>0.026871</text:p>
          </table:table-cell>
          <table:table-cell office:value-type="float" office:value="0.07" calcext:value-type="float">
            <text:p>0.07</text:p>
          </table:table-cell>
          <table:table-cell office:value-type="float" office:value="143796" calcext:value-type="float">
            <text:p>14379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table:formula="of:=[.E265]-[.I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office:value-type="float" office:value="0.0245696" calcext:value-type="float">
            <text:p>0.0245696</text:p>
          </table:table-cell>
          <table:table-cell office:value-type="float" office:value="0.07" calcext:value-type="float">
            <text:p>0.07</text:p>
          </table:table-cell>
          <table:table-cell office:value-type="float" office:value="143268" calcext:value-type="float">
            <text:p>143268</text:p>
          </table:table-cell>
          <table:table-cell office:value-type="float" office:value="7940477" calcext:value-type="float">
            <text:p>79404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table:formula="of:=[.E266]-[.I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office:value-type="float" office:value="0.0199995" calcext:value-type="float">
            <text:p>0.0199995</text:p>
          </table:table-cell>
          <table:table-cell office:value-type="float" office:value="0.07" calcext:value-type="float">
            <text:p>0.07</text:p>
          </table:table-cell>
          <table:table-cell office:value-type="float" office:value="124244" calcext:value-type="float">
            <text:p>124244</text:p>
          </table:table-cell>
          <table:table-cell office:value-type="float" office:value="7213812" calcext:value-type="float">
            <text:p>72138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table:formula="of:=[.E267]-[.I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office:value-type="float" office:value="0.01831" calcext:value-type="float">
            <text:p>0.01831</text:p>
          </table:table-cell>
          <table:table-cell office:value-type="float" office:value="0.07" calcext:value-type="float">
            <text:p>0.07</text:p>
          </table:table-cell>
          <table:table-cell office:value-type="float" office:value="113192" calcext:value-type="float">
            <text:p>113192</text:p>
          </table:table-cell>
          <table:table-cell office:value-type="float" office:value="6511921" calcext:value-type="float">
            <text:p>65119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table:formula="of:=[.E268]-[.I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office:value-type="float" office:value="0.0187349" calcext:value-type="float">
            <text:p>0.0187349</text:p>
          </table:table-cell>
          <table:table-cell office:value-type="float" office:value="0.07" calcext:value-type="float">
            <text:p>0.07</text:p>
          </table:table-cell>
          <table:table-cell office:value-type="float" office:value="114476" calcext:value-type="float">
            <text:p>114476</text:p>
          </table:table-cell>
          <table:table-cell office:value-type="float" office:value="6599432" calcext:value-type="float">
            <text:p>65994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table:formula="of:=[.E269]-[.I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office:value-type="float" office:value="0.0229109" calcext:value-type="float">
            <text:p>0.0229109</text:p>
          </table:table-cell>
          <table:table-cell office:value-type="float" office:value="0.07" calcext:value-type="float">
            <text:p>0.07</text:p>
          </table:table-cell>
          <table:table-cell office:value-type="float" office:value="148504" calcext:value-type="float">
            <text:p>148504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table:formula="of:=[.E270]-[.I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office:value-type="float" office:value="0.0226886" calcext:value-type="float">
            <text:p>0.0226886</text:p>
          </table:table-cell>
          <table:table-cell office:value-type="float" office:value="0.07" calcext:value-type="float">
            <text:p>0.07</text:p>
          </table:table-cell>
          <table:table-cell office:value-type="float" office:value="148548" calcext:value-type="float">
            <text:p>148548</text:p>
          </table:table-cell>
          <table:table-cell office:value-type="float" office:value="8759769" calcext:value-type="float">
            <text:p>875976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table:formula="of:=[.E271]-[.I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office:value-type="float" office:value="0.0184026" calcext:value-type="float">
            <text:p>0.0184026</text:p>
          </table:table-cell>
          <table:table-cell office:value-type="float" office:value="0.07" calcext:value-type="float">
            <text:p>0.07</text:p>
          </table:table-cell>
          <table:table-cell office:value-type="float" office:value="111004" calcext:value-type="float">
            <text:p>111004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table:formula="of:=[.E272]-[.I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790439" calcext:value-type="float">
            <text:p>0.0790439</text:p>
          </table:table-cell>
          <table:table-cell office:value-type="float" office:value="0.13" calcext:value-type="float">
            <text:p>0.13</text:p>
          </table:table-cell>
          <table:table-cell office:value-type="float" office:value="139476" calcext:value-type="float">
            <text:p>139476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table:formula="of:=[.E273]-[.I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260405" calcext:value-type="float">
            <text:p>0.0260405</text:p>
          </table:table-cell>
          <table:table-cell office:value-type="float" office:value="0.08" calcext:value-type="float">
            <text:p>0.08</text:p>
          </table:table-cell>
          <table:table-cell office:value-type="float" office:value="150704" calcext:value-type="float">
            <text:p>150704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table:formula="of:=[.E274]-[.I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191876" calcext:value-type="float">
            <text:p>0.0191876</text:p>
          </table:table-cell>
          <table:table-cell office:value-type="float" office:value="0.07" calcext:value-type="float">
            <text:p>0.07</text:p>
          </table:table-cell>
          <table:table-cell office:value-type="float" office:value="103440" calcext:value-type="float">
            <text:p>103440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table:formula="of:=[.E275]-[.I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200416" calcext:value-type="float">
            <text:p>0.0200416</text:p>
          </table:table-cell>
          <table:table-cell office:value-type="float" office:value="0.07" calcext:value-type="float">
            <text:p>0.07</text:p>
          </table:table-cell>
          <table:table-cell office:value-type="float" office:value="109856" calcext:value-type="float">
            <text:p>109856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table:formula="of:=[.E276]-[.I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237783" calcext:value-type="float">
            <text:p>0.0237783</text:p>
          </table:table-cell>
          <table:table-cell office:value-type="float" office:value="0.07" calcext:value-type="float">
            <text:p>0.07</text:p>
          </table:table-cell>
          <table:table-cell office:value-type="float" office:value="151960" calcext:value-type="float">
            <text:p>151960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table:formula="of:=[.E277]-[.I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186074" calcext:value-type="float">
            <text:p>0.0186074</text:p>
          </table:table-cell>
          <table:table-cell office:value-type="float" office:value="0.06" calcext:value-type="float">
            <text:p>0.06</text:p>
          </table:table-cell>
          <table:table-cell office:value-type="float" office:value="113376" calcext:value-type="float">
            <text:p>11337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table:formula="of:=[.E278]-[.I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290611" calcext:value-type="float">
            <text:p>0.0290611</text:p>
          </table:table-cell>
          <table:table-cell office:value-type="float" office:value="0.08" calcext:value-type="float">
            <text:p>0.08</text:p>
          </table:table-cell>
          <table:table-cell office:value-type="float" office:value="173536" calcext:value-type="float">
            <text:p>173536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table:formula="of:=[.E279]-[.I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23146" calcext:value-type="float">
            <text:p>0.023146</text:p>
          </table:table-cell>
          <table:table-cell office:value-type="float" office:value="0.07" calcext:value-type="float">
            <text:p>0.07</text:p>
          </table:table-cell>
          <table:table-cell office:value-type="float" office:value="132780" calcext:value-type="float">
            <text:p>132780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table:formula="of:=[.E280]-[.I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220367" calcext:value-type="float">
            <text:p>0.0220367</text:p>
          </table:table-cell>
          <table:table-cell office:value-type="float" office:value="0.07" calcext:value-type="float">
            <text:p>0.07</text:p>
          </table:table-cell>
          <table:table-cell office:value-type="float" office:value="124504" calcext:value-type="float">
            <text:p>124504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table:formula="of:=[.E281]-[.I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202863" calcext:value-type="float">
            <text:p>0.0202863</text:p>
          </table:table-cell>
          <table:table-cell office:value-type="float" office:value="0.07" calcext:value-type="float">
            <text:p>0.07</text:p>
          </table:table-cell>
          <table:table-cell office:value-type="float" office:value="109208" calcext:value-type="float">
            <text:p>109208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table:formula="of:=[.E282]-[.I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191746" calcext:value-type="float">
            <text:p>0.0191746</text:p>
          </table:table-cell>
          <table:table-cell office:value-type="float" office:value="0.07" calcext:value-type="float">
            <text:p>0.07</text:p>
          </table:table-cell>
          <table:table-cell office:value-type="float" office:value="103388" calcext:value-type="float">
            <text:p>103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table:formula="of:=[.E283]-[.I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221968" calcext:value-type="float">
            <text:p>0.0221968</text:p>
          </table:table-cell>
          <table:table-cell office:value-type="float" office:value="0.07" calcext:value-type="float">
            <text:p>0.07</text:p>
          </table:table-cell>
          <table:table-cell office:value-type="float" office:value="124544" calcext:value-type="float">
            <text:p>12454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table:formula="of:=[.E284]-[.I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6" calcext:value-type="float">
            <text:p>0.06</text:p>
          </table:table-cell>
          <table:table-cell office:value-type="float" office:value="123460" calcext:value-type="float">
            <text:p>12346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table:formula="of:=[.E285]-[.I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242333" calcext:value-type="float">
            <text:p>0.0242333</text:p>
          </table:table-cell>
          <table:table-cell office:value-type="float" office:value="0.07" calcext:value-type="float">
            <text:p>0.07</text:p>
          </table:table-cell>
          <table:table-cell office:value-type="float" office:value="163580" calcext:value-type="float">
            <text:p>163580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table:formula="of:=[.E286]-[.I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222846" calcext:value-type="float">
            <text:p>0.0222846</text:p>
          </table:table-cell>
          <table:table-cell office:value-type="float" office:value="0.07" calcext:value-type="float">
            <text:p>0.07</text:p>
          </table:table-cell>
          <table:table-cell office:value-type="float" office:value="151600" calcext:value-type="float">
            <text:p>151600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formula="of:=[.E287]-[.I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6" calcext:value-type="float">
            <text:p>0.06</text:p>
          </table:table-cell>
          <table:table-cell office:value-type="float" office:value="96416" calcext:value-type="float">
            <text:p>96416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table:formula="of:=[.E288]-[.I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160344" calcext:value-type="float">
            <text:p>0.0160344</text:p>
          </table:table-cell>
          <table:table-cell office:value-type="float" office:value="0.06" calcext:value-type="float">
            <text:p>0.06</text:p>
          </table:table-cell>
          <table:table-cell office:value-type="float" office:value="101116" calcext:value-type="float">
            <text:p>10111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table:formula="of:=[.E289]-[.I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22034" calcext:value-type="float">
            <text:p>0.022034</text:p>
          </table:table-cell>
          <table:table-cell office:value-type="float" office:value="0.07" calcext:value-type="float">
            <text:p>0.07</text:p>
          </table:table-cell>
          <table:table-cell office:value-type="float" office:value="148368" calcext:value-type="float">
            <text:p>148368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table:formula="of:=[.E290]-[.I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7" calcext:value-type="float">
            <text:p>0.07</text:p>
          </table:table-cell>
          <table:table-cell office:value-type="float" office:value="131272" calcext:value-type="float">
            <text:p>131272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table:formula="of:=[.E291]-[.I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222028" calcext:value-type="float">
            <text:p>0.0222028</text:p>
          </table:table-cell>
          <table:table-cell office:value-type="float" office:value="0.07" calcext:value-type="float">
            <text:p>0.07</text:p>
          </table:table-cell>
          <table:table-cell office:value-type="float" office:value="150236" calcext:value-type="float">
            <text:p>15023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formula="of:=[.E292]-[.I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174887" calcext:value-type="float">
            <text:p>0.0174887</text:p>
          </table:table-cell>
          <table:table-cell office:value-type="float" office:value="0.06" calcext:value-type="float">
            <text:p>0.06</text:p>
          </table:table-cell>
          <table:table-cell office:value-type="float" office:value="116300" calcext:value-type="float">
            <text:p>116300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formula="of:=[.E293]-[.I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280828" calcext:value-type="float">
            <text:p>0.0280828</text:p>
          </table:table-cell>
          <table:table-cell office:value-type="float" office:value="0.07" calcext:value-type="float">
            <text:p>0.07</text:p>
          </table:table-cell>
          <table:table-cell office:value-type="float" office:value="94324" calcext:value-type="float">
            <text:p>94324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table:formula="of:=[.E294]-[.I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332052" calcext:value-type="float">
            <text:p>0.0332052</text:p>
          </table:table-cell>
          <table:table-cell office:value-type="float" office:value="0.08" calcext:value-type="float">
            <text:p>0.08</text:p>
          </table:table-cell>
          <table:table-cell office:value-type="float" office:value="137212" calcext:value-type="float">
            <text:p>137212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table:formula="of:=[.E295]-[.I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277202" calcext:value-type="float">
            <text:p>0.0277202</text:p>
          </table:table-cell>
          <table:table-cell office:value-type="float" office:value="0.05" calcext:value-type="float">
            <text:p>0.05</text:p>
          </table:table-cell>
          <table:table-cell office:value-type="float" office:value="175072" calcext:value-type="float">
            <text:p>175072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table:formula="of:=[.E296]-[.I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272649" calcext:value-type="float">
            <text:p>0.0272649</text:p>
          </table:table-cell>
          <table:table-cell office:value-type="float" office:value="0.07" calcext:value-type="float">
            <text:p>0.07</text:p>
          </table:table-cell>
          <table:table-cell office:value-type="float" office:value="169044" calcext:value-type="float">
            <text:p>1690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table:formula="of:=[.E297]-[.I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245665" calcext:value-type="float">
            <text:p>0.0245665</text:p>
          </table:table-cell>
          <table:table-cell office:value-type="float" office:value="0.07" calcext:value-type="float">
            <text:p>0.07</text:p>
          </table:table-cell>
          <table:table-cell office:value-type="float" office:value="146012" calcext:value-type="float">
            <text:p>14601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formula="of:=[.E298]-[.I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255224" calcext:value-type="float">
            <text:p>0.0255224</text:p>
          </table:table-cell>
          <table:table-cell office:value-type="float" office:value="0.07" calcext:value-type="float">
            <text:p>0.07</text:p>
          </table:table-cell>
          <table:table-cell office:value-type="float" office:value="153584" calcext:value-type="float">
            <text:p>15358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table:formula="of:=[.E299]-[.I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266761" calcext:value-type="float">
            <text:p>0.0266761</text:p>
          </table:table-cell>
          <table:table-cell office:value-type="float" office:value="0.07" calcext:value-type="float">
            <text:p>0.07</text:p>
          </table:table-cell>
          <table:table-cell office:value-type="float" office:value="145092" calcext:value-type="float">
            <text:p>145092</text:p>
          </table:table-cell>
          <table:table-cell office:value-type="float" office:value="8064086" calcext:value-type="float">
            <text:p>8064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formula="of:=[.E300]-[.I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232337" calcext:value-type="float">
            <text:p>0.0232337</text:p>
          </table:table-cell>
          <table:table-cell office:value-type="float" office:value="0.07" calcext:value-type="float">
            <text:p>0.07</text:p>
          </table:table-cell>
          <table:table-cell office:value-type="float" office:value="153468" calcext:value-type="float">
            <text:p>15346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table:formula="of:=[.E301]-[.I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8" calcext:value-type="float">
            <text:p>0.08</text:p>
          </table:table-cell>
          <table:table-cell office:value-type="float" office:value="143516" calcext:value-type="float">
            <text:p>14351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table:formula="of:=[.E302]-[.I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7" calcext:value-type="float">
            <text:p>0.07</text:p>
          </table:table-cell>
          <table:table-cell office:value-type="float" office:value="117504" calcext:value-type="float">
            <text:p>117504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table:formula="of:=[.E303]-[.I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165485" calcext:value-type="float">
            <text:p>0.0165485</text:p>
          </table:table-cell>
          <table:table-cell office:value-type="float" office:value="0.06" calcext:value-type="float">
            <text:p>0.06</text:p>
          </table:table-cell>
          <table:table-cell office:value-type="float" office:value="101532" calcext:value-type="float">
            <text:p>10153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table:formula="of:=[.E304]-[.I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430868" calcext:value-type="float">
            <text:p>0.0430868</text:p>
          </table:table-cell>
          <table:table-cell office:value-type="float" office:value="0.08" calcext:value-type="float">
            <text:p>0.08</text:p>
          </table:table-cell>
          <table:table-cell office:value-type="float" office:value="171604" calcext:value-type="float">
            <text:p>171604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table:formula="of:=[.E305]-[.I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416675" calcext:value-type="float">
            <text:p>0.0416675</text:p>
          </table:table-cell>
          <table:table-cell office:value-type="float" office:value="0.08" calcext:value-type="float">
            <text:p>0.08</text:p>
          </table:table-cell>
          <table:table-cell office:value-type="float" office:value="130156" calcext:value-type="float">
            <text:p>130156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formula="of:=[.E306]-[.I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198801" calcext:value-type="float">
            <text:p>0.0198801</text:p>
          </table:table-cell>
          <table:table-cell office:value-type="float" office:value="0.05" calcext:value-type="float">
            <text:p>0.05</text:p>
          </table:table-cell>
          <table:table-cell office:value-type="float" office:value="114136" calcext:value-type="float">
            <text:p>114136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table:formula="of:=[.E307]-[.I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5" calcext:value-type="float">
            <text:p>0.05</text:p>
          </table:table-cell>
          <table:table-cell office:value-type="float" office:value="99396" calcext:value-type="float">
            <text:p>9939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table:formula="of:=[.E308]-[.I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262522" calcext:value-type="float">
            <text:p>0.0262522</text:p>
          </table:table-cell>
          <table:table-cell office:value-type="float" office:value="0.05" calcext:value-type="float">
            <text:p>0.05</text:p>
          </table:table-cell>
          <table:table-cell office:value-type="float" office:value="166148" calcext:value-type="float">
            <text:p>16614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table:formula="of:=[.E309]-[.I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4" calcext:value-type="float">
            <text:p>0.04</text:p>
          </table:table-cell>
          <table:table-cell office:value-type="float" office:value="111656" calcext:value-type="float">
            <text:p>111656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table:formula="of:=[.E310]-[.I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246233" calcext:value-type="float">
            <text:p>0.0246233</text:p>
          </table:table-cell>
          <table:table-cell office:value-type="float" office:value="0.05" calcext:value-type="float">
            <text:p>0.05</text:p>
          </table:table-cell>
          <table:table-cell office:value-type="float" office:value="149524" calcext:value-type="float">
            <text:p>149524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table:formula="of:=[.E311]-[.I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273641" calcext:value-type="float">
            <text:p>0.0273641</text:p>
          </table:table-cell>
          <table:table-cell office:value-type="float" office:value="0.06" calcext:value-type="float">
            <text:p>0.06</text:p>
          </table:table-cell>
          <table:table-cell office:value-type="float" office:value="171480" calcext:value-type="float">
            <text:p>171480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table:formula="of:=[.E312]-[.I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275352" calcext:value-type="float">
            <text:p>0.0275352</text:p>
          </table:table-cell>
          <table:table-cell office:value-type="float" office:value="0.05" calcext:value-type="float">
            <text:p>0.05</text:p>
          </table:table-cell>
          <table:table-cell office:value-type="float" office:value="173708" calcext:value-type="float">
            <text:p>17370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table:formula="of:=[.E313]-[.I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223422" calcext:value-type="float">
            <text:p>0.0223422</text:p>
          </table:table-cell>
          <table:table-cell office:value-type="float" office:value="0.06" calcext:value-type="float">
            <text:p>0.06</text:p>
          </table:table-cell>
          <table:table-cell office:value-type="float" office:value="149028" calcext:value-type="float">
            <text:p>149028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table:formula="of:=[.E314]-[.I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222537" calcext:value-type="float">
            <text:p>0.0222537</text:p>
          </table:table-cell>
          <table:table-cell office:value-type="float" office:value="0.05" calcext:value-type="float">
            <text:p>0.05</text:p>
          </table:table-cell>
          <table:table-cell office:value-type="float" office:value="145448" calcext:value-type="float">
            <text:p>145448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table:formula="of:=[.E315]-[.I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178406" calcext:value-type="float">
            <text:p>0.0178406</text:p>
          </table:table-cell>
          <table:table-cell office:value-type="float" office:value="0.04" calcext:value-type="float">
            <text:p>0.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formula="of:=[.E316]-[.I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204005" calcext:value-type="float">
            <text:p>0.0204005</text:p>
          </table:table-cell>
          <table:table-cell office:value-type="float" office:value="0.04" calcext:value-type="float">
            <text:p>0.04</text:p>
          </table:table-cell>
          <table:table-cell office:value-type="float" office:value="133792" calcext:value-type="float">
            <text:p>1337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table:formula="of:=[.E317]-[.I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242151" calcext:value-type="float">
            <text:p>0.0242151</text:p>
          </table:table-cell>
          <table:table-cell office:value-type="float" office:value="0.05" calcext:value-type="float">
            <text:p>0.05</text:p>
          </table:table-cell>
          <table:table-cell office:value-type="float" office:value="164600" calcext:value-type="float">
            <text:p>164600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formula="of:=[.E318]-[.I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222279" calcext:value-type="float">
            <text:p>0.0222279</text:p>
          </table:table-cell>
          <table:table-cell office:value-type="float" office:value="0.05" calcext:value-type="float">
            <text:p>0.05</text:p>
          </table:table-cell>
          <table:table-cell office:value-type="float" office:value="147036" calcext:value-type="float">
            <text:p>147036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formula="of:=[.E319]-[.I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223309" calcext:value-type="float">
            <text:p>0.0223309</text:p>
          </table:table-cell>
          <table:table-cell office:value-type="float" office:value="0.05" calcext:value-type="float">
            <text:p>0.05</text:p>
          </table:table-cell>
          <table:table-cell office:value-type="float" office:value="146648" calcext:value-type="float">
            <text:p>146648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table:formula="of:=[.E320]-[.I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223889" calcext:value-type="float">
            <text:p>0.0223889</text:p>
          </table:table-cell>
          <table:table-cell office:value-type="float" office:value="0.05" calcext:value-type="float">
            <text:p>0.05</text:p>
          </table:table-cell>
          <table:table-cell office:value-type="float" office:value="136736" calcext:value-type="float">
            <text:p>13673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table:formula="of:=[.E321]-[.I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257957" calcext:value-type="float">
            <text:p>0.0257957</text:p>
          </table:table-cell>
          <table:table-cell office:value-type="float" office:value="0.05" calcext:value-type="float">
            <text:p>0.05</text:p>
          </table:table-cell>
          <table:table-cell office:value-type="float" office:value="167976" calcext:value-type="float">
            <text:p>167976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table:formula="of:=[.E322]-[.I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263876" calcext:value-type="float">
            <text:p>0.0263876</text:p>
          </table:table-cell>
          <table:table-cell office:value-type="float" office:value="0.05" calcext:value-type="float">
            <text:p>0.05</text:p>
          </table:table-cell>
          <table:table-cell office:value-type="float" office:value="142828" calcext:value-type="float">
            <text:p>1428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table:formula="of:=[.E323]-[.I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269187" calcext:value-type="float">
            <text:p>0.0269187</text:p>
          </table:table-cell>
          <table:table-cell office:value-type="float" office:value="0.06" calcext:value-type="float">
            <text:p>0.06</text:p>
          </table:table-cell>
          <table:table-cell office:value-type="float" office:value="172188" calcext:value-type="float">
            <text:p>17218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table:formula="of:=[.E324]-[.I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228674" calcext:value-type="float">
            <text:p>0.0228674</text:p>
          </table:table-cell>
          <table:table-cell office:value-type="float" office:value="0.05" calcext:value-type="float">
            <text:p>0.05</text:p>
          </table:table-cell>
          <table:table-cell office:value-type="float" office:value="138788" calcext:value-type="float">
            <text:p>13878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table:formula="of:=[.E325]-[.I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243272" calcext:value-type="float">
            <text:p>0.0243272</text:p>
          </table:table-cell>
          <table:table-cell office:value-type="float" office:value="0.05" calcext:value-type="float">
            <text:p>0.05</text:p>
          </table:table-cell>
          <table:table-cell office:value-type="float" office:value="154520" calcext:value-type="float">
            <text:p>154520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table:formula="of:=[.E326]-[.I3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4" calcext:value-type="float">
            <text:p>0.04</text:p>
          </table:table-cell>
          <table:table-cell office:value-type="float" office:value="123124" calcext:value-type="float">
            <text:p>1231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table:formula="of:=[.E327]-[.I3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209638" calcext:value-type="float">
            <text:p>0.0209638</text:p>
          </table:table-cell>
          <table:table-cell office:value-type="float" office:value="0.04" calcext:value-type="float">
            <text:p>0.04</text:p>
          </table:table-cell>
          <table:table-cell office:value-type="float" office:value="119508" calcext:value-type="float">
            <text:p>119508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table:formula="of:=[.E328]-[.I3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224957" calcext:value-type="float">
            <text:p>0.0224957</text:p>
          </table:table-cell>
          <table:table-cell office:value-type="float" office:value="0.05" calcext:value-type="float">
            <text:p>0.05</text:p>
          </table:table-cell>
          <table:table-cell office:value-type="float" office:value="132912" calcext:value-type="float">
            <text:p>13291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formula="of:=[.E329]-[.I3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257186" calcext:value-type="float">
            <text:p>0.0257186</text:p>
          </table:table-cell>
          <table:table-cell office:value-type="float" office:value="0.05" calcext:value-type="float">
            <text:p>0.05</text:p>
          </table:table-cell>
          <table:table-cell office:value-type="float" office:value="160648" calcext:value-type="float">
            <text:p>160648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table:formula="of:=[.E330]-[.I3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244006" calcext:value-type="float">
            <text:p>0.0244006</text:p>
          </table:table-cell>
          <table:table-cell office:value-type="float" office:value="0.07" calcext:value-type="float">
            <text:p>0.07</text:p>
          </table:table-cell>
          <table:table-cell office:value-type="float" office:value="138140" calcext:value-type="float">
            <text:p>138140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table:formula="of:=[.E331]-[.I3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272455" calcext:value-type="float">
            <text:p>0.0272455</text:p>
          </table:table-cell>
          <table:table-cell office:value-type="float" office:value="0.08" calcext:value-type="float">
            <text:p>0.08</text:p>
          </table:table-cell>
          <table:table-cell office:value-type="float" office:value="163648" calcext:value-type="float">
            <text:p>16364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table:formula="of:=[.E332]-[.I3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179415" calcext:value-type="float">
            <text:p>0.0179415</text:p>
          </table:table-cell>
          <table:table-cell office:value-type="float" office:value="0.04" calcext:value-type="float">
            <text:p>0.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formula="of:=[.E333]-[.I3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4" calcext:value-type="float">
            <text:p>0.04</text:p>
          </table:table-cell>
          <table:table-cell office:value-type="float" office:value="122112" calcext:value-type="float">
            <text:p>122112</text:p>
          </table:table-cell>
          <table:table-cell office:value-type="float" office:value="7086967" calcext:value-type="float">
            <text:p>70869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formula="of:=[.E334]-[.I3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173305" calcext:value-type="float">
            <text:p>0.0173305</text:p>
          </table:table-cell>
          <table:table-cell office:value-type="float" office:value="0.04" calcext:value-type="float">
            <text:p>0.04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table:formula="of:=[.E335]-[.I3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218329" calcext:value-type="float">
            <text:p>0.0218329</text:p>
          </table:table-cell>
          <table:table-cell office:value-type="float" office:value="0.04" calcext:value-type="float">
            <text:p>0.04</text:p>
          </table:table-cell>
          <table:table-cell office:value-type="float" office:value="145352" calcext:value-type="float">
            <text:p>145352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table:formula="of:=[.E336]-[.I3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203214" calcext:value-type="float">
            <text:p>0.0203214</text:p>
          </table:table-cell>
          <table:table-cell office:value-type="float" office:value="0.04" calcext:value-type="float">
            <text:p>0.04</text:p>
          </table:table-cell>
          <table:table-cell office:value-type="float" office:value="140084" calcext:value-type="float">
            <text:p>140084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formula="of:=[.E337]-[.I3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225668" calcext:value-type="float">
            <text:p>0.022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0160" calcext:value-type="float">
            <text:p>1601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table:formula="of:=[.E338]-[.I3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148632" calcext:value-type="float">
            <text:p>0.0148632</text:p>
          </table:table-cell>
          <table:table-cell office:value-type="float" office:value="0.04" calcext:value-type="float">
            <text:p>0.04</text:p>
          </table:table-cell>
          <table:table-cell office:value-type="float" office:value="97132" calcext:value-type="float">
            <text:p>97132</text:p>
          </table:table-cell>
          <table:table-cell office:value-type="float" office:value="5484900" calcext:value-type="float">
            <text:p>54849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formula="of:=[.E339]-[.I3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4" calcext:value-type="float">
            <text:p>0.04</text:p>
          </table:table-cell>
          <table:table-cell office:value-type="float" office:value="152292" calcext:value-type="float">
            <text:p>15229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table:formula="of:=[.E340]-[.I3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207744" calcext:value-type="float">
            <text:p>0.0207744</text:p>
          </table:table-cell>
          <table:table-cell office:value-type="float" office:value="0.04" calcext:value-type="float">
            <text:p>0.04</text:p>
          </table:table-cell>
          <table:table-cell office:value-type="float" office:value="143164" calcext:value-type="float">
            <text:p>143164</text:p>
          </table:table-cell>
          <table:table-cell office:value-type="float" office:value="8432099" calcext:value-type="float">
            <text:p>84320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formula="of:=[.E341]-[.I3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177033" calcext:value-type="float">
            <text:p>0.0177033</text:p>
          </table:table-cell>
          <table:table-cell office:value-type="float" office:value="0.06" calcext:value-type="float">
            <text:p>0.06</text:p>
          </table:table-cell>
          <table:table-cell office:value-type="float" office:value="110996" calcext:value-type="float">
            <text:p>11099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formula="of:=[.E342]-[.I3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305065" calcext:value-type="float">
            <text:p>0.0305065</text:p>
          </table:table-cell>
          <table:table-cell office:value-type="float" office:value="0.05" calcext:value-type="float">
            <text:p>0.05</text:p>
          </table:table-cell>
          <table:table-cell office:value-type="float" office:value="149712" calcext:value-type="float">
            <text:p>149712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table:formula="of:=[.E343]-[.I3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208497" calcext:value-type="float">
            <text:p>0.0208497</text:p>
          </table:table-cell>
          <table:table-cell office:value-type="float" office:value="0.05" calcext:value-type="float">
            <text:p>0.05</text:p>
          </table:table-cell>
          <table:table-cell office:value-type="float" office:value="123756" calcext:value-type="float">
            <text:p>12375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table:formula="of:=[.E344]-[.I3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263381" calcext:value-type="float">
            <text:p>0.0263381</text:p>
          </table:table-cell>
          <table:table-cell office:value-type="float" office:value="0.05" calcext:value-type="float">
            <text:p>0.05</text:p>
          </table:table-cell>
          <table:table-cell office:value-type="float" office:value="164740" calcext:value-type="float">
            <text:p>164740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table:formula="of:=[.E345]-[.I3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176706" calcext:value-type="float">
            <text:p>0.0176706</text:p>
          </table:table-cell>
          <table:table-cell office:value-type="float" office:value="0.04" calcext:value-type="float">
            <text:p>0.04</text:p>
          </table:table-cell>
          <table:table-cell office:value-type="float" office:value="100212" calcext:value-type="float">
            <text:p>100212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table:formula="of:=[.E346]-[.I3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251766" calcext:value-type="float">
            <text:p>0.0251766</text:p>
          </table:table-cell>
          <table:table-cell office:value-type="float" office:value="0.05" calcext:value-type="float">
            <text:p>0.05</text:p>
          </table:table-cell>
          <table:table-cell office:value-type="float" office:value="159596" calcext:value-type="float">
            <text:p>159596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table:formula="of:=[.E347]-[.I3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259204" calcext:value-type="float">
            <text:p>0.0259204</text:p>
          </table:table-cell>
          <table:table-cell office:value-type="float" office:value="0.05" calcext:value-type="float">
            <text:p>0.05</text:p>
          </table:table-cell>
          <table:table-cell office:value-type="float" office:value="164324" calcext:value-type="float">
            <text:p>164324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table:formula="of:=[.E348]-[.I3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4" calcext:value-type="float">
            <text:p>0.04</text:p>
          </table:table-cell>
          <table:table-cell office:value-type="float" office:value="99308" calcext:value-type="float">
            <text:p>99308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table:formula="of:=[.E349]-[.I3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148439" calcext:value-type="float">
            <text:p>0.0148439</text:p>
          </table:table-cell>
          <table:table-cell office:value-type="float" office:value="0.05" calcext:value-type="float">
            <text:p>0.05</text:p>
          </table:table-cell>
          <table:table-cell office:value-type="float" office:value="91992" calcext:value-type="float">
            <text:p>91992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table:formula="of:=[.E350]-[.I3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231306" calcext:value-type="float">
            <text:p>0.0231306</text:p>
          </table:table-cell>
          <table:table-cell office:value-type="float" office:value="0.06" calcext:value-type="float">
            <text:p>0.06</text:p>
          </table:table-cell>
          <table:table-cell office:value-type="float" office:value="136788" calcext:value-type="float">
            <text:p>1367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table:formula="of:=[.E351]-[.I3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178629" calcext:value-type="float">
            <text:p>0.0178629</text:p>
          </table:table-cell>
          <table:table-cell office:value-type="float" office:value="0.04" calcext:value-type="float">
            <text:p>0.04</text:p>
          </table:table-cell>
          <table:table-cell office:value-type="float" office:value="105816" calcext:value-type="float">
            <text:p>105816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table:formula="of:=[.E352]-[.I3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207915" calcext:value-type="float">
            <text:p>0.0207915</text:p>
          </table:table-cell>
          <table:table-cell office:value-type="float" office:value="0.05" calcext:value-type="float">
            <text:p>0.05</text:p>
          </table:table-cell>
          <table:table-cell office:value-type="float" office:value="138372" calcext:value-type="float">
            <text:p>13837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table:formula="of:=[.E353]-[.I3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5" calcext:value-type="float">
            <text:p>0.05</text:p>
          </table:table-cell>
          <table:table-cell office:value-type="float" office:value="113288" calcext:value-type="float">
            <text:p>11328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table:formula="of:=[.E354]-[.I3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235894" calcext:value-type="float">
            <text:p>0.0235894</text:p>
          </table:table-cell>
          <table:table-cell office:value-type="float" office:value="0.05" calcext:value-type="float">
            <text:p>0.05</text:p>
          </table:table-cell>
          <table:table-cell office:value-type="float" office:value="160524" calcext:value-type="float">
            <text:p>160524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table:formula="of:=[.E355]-[.I3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234744" calcext:value-type="float">
            <text:p>0.0234744</text:p>
          </table:table-cell>
          <table:table-cell office:value-type="float" office:value="0.06" calcext:value-type="float">
            <text:p>0.06</text:p>
          </table:table-cell>
          <table:table-cell office:value-type="float" office:value="158032" calcext:value-type="float">
            <text:p>15803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table:formula="of:=[.E356]-[.I3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198139" calcext:value-type="float">
            <text:p>0.0198139</text:p>
          </table:table-cell>
          <table:table-cell office:value-type="float" office:value="0.04" calcext:value-type="float">
            <text:p>0.04</text:p>
          </table:table-cell>
          <table:table-cell office:value-type="float" office:value="127988" calcext:value-type="float">
            <text:p>127988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table:formula="of:=[.E357]-[.I3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167247" calcext:value-type="float">
            <text:p>0.0167247</text:p>
          </table:table-cell>
          <table:table-cell office:value-type="float" office:value="0.04" calcext:value-type="float">
            <text:p>0.04</text:p>
          </table:table-cell>
          <table:table-cell office:value-type="float" office:value="104608" calcext:value-type="float">
            <text:p>1046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table:formula="of:=[.E358]-[.I3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4" calcext:value-type="float">
            <text:p>0.04</text:p>
          </table:table-cell>
          <table:table-cell office:value-type="float" office:value="114280" calcext:value-type="float">
            <text:p>114280</text:p>
          </table:table-cell>
          <table:table-cell office:value-type="float" office:value="6582099" calcext:value-type="float">
            <text:p>658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table:formula="of:=[.E359]-[.I3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office:value-type="float" office:value="0.0269921" calcext:value-type="float">
            <text:p>0.0269921</text:p>
          </table:table-cell>
          <table:table-cell office:value-type="float" office:value="0.05" calcext:value-type="float">
            <text:p>0.05</text:p>
          </table:table-cell>
          <table:table-cell office:value-type="float" office:value="169172" calcext:value-type="float">
            <text:p>169172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formula="of:=[.E360]-[.I3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office:value-type="float" office:value="0.0170993" calcext:value-type="float">
            <text:p>0.0170993</text:p>
          </table:table-cell>
          <table:table-cell office:value-type="float" office:value="0.04" calcext:value-type="float">
            <text:p>0.04</text:p>
          </table:table-cell>
          <table:table-cell office:value-type="float" office:value="109968" calcext:value-type="float">
            <text:p>109968</text:p>
          </table:table-cell>
          <table:table-cell office:value-type="float" office:value="6303581" calcext:value-type="float">
            <text:p>630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table:formula="of:=[.E361]-[.I36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361])" office:value-type="float" office:value="26.4465325" calcext:value-type="float">
            <text:p>26.4465325</text:p>
          </table:table-cell>
          <table:table-cell table:formula="of:=SUM([.C2:.C361])" office:value-type="float" office:value="67.17" calcext:value-type="float">
            <text:p>67.17</text:p>
          </table:table-cell>
          <table:table-cell table:formula="of:=SUM([.D2:.D361])" office:value-type="float" office:value="48178936" calcext:value-type="float">
            <text:p>48178936</text:p>
          </table:table-cell>
          <table:table-cell table:formula="of:=SUM([.E2:.E361])" office:value-type="float" office:value="2728426473" calcext:value-type="float">
            <text:p>2728426473</text:p>
          </table:table-cell>
          <table:table-cell table:formula="of:=SUM([.F2:.F361])" office:value-type="float" office:value="16.0431899999999" calcext:value-type="float">
            <text:p>16.04319</text:p>
          </table:table-cell>
          <table:table-cell table:formula="of:=SUM([.G2:.G361])" office:value-type="float" office:value="18.8600000000002" calcext:value-type="float">
            <text:p>18.86</text:p>
          </table:table-cell>
          <table:table-cell table:formula="of:=SUM([.H2:.H361])" office:value-type="float" office:value="4451048" calcext:value-type="float">
            <text:p>4451048</text:p>
          </table:table-cell>
          <table:table-cell table:formula="of:=SUM([.I2:.I361])" office:value-type="float" office:value="2728426473" calcext:value-type="float">
            <text:p>2728426473</text:p>
          </table:table-cell>
          <table:table-cell table:formula="of:=SUM([.J2:.J361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362]/[.H362])*100" office:value-type="float" office:value="1082.41780362737" calcext:value-type="float">
            <text:p>1082.4178036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362]/[.F362]*100" office:value-type="float" office:value="164.845847365768" calcext:value-type="float">
            <text:p>164.8458473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362]/[.G362]*100" office:value-type="float" office:value="356.15058324496" calcext:value-type="float">
            <text:p>356.150583245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I4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6:17:38.340904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23:41.283909973</meta:creation-date>
    <meta:generator>LibreOffice/4.4.7.2$Linux_X86_64 LibreOffice_project/40m0$Build-2</meta:generator>
    <dc:date>2016-01-17T16:23:39.582127260</dc:date>
    <meta:editing-duration>PT1H38M21S</meta:editing-duration>
    <meta:editing-cycles>5</meta:editing-cycles>
    <meta:document-statistic meta:table-count="2" meta:cell-count="76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401 Sheet1.F1:Sheet1.F401" chart:data-source-has-labels="row" svg:x="0.32cm" svg:y="0.18cm" svg:width="10.081cm" svg:height="8.64cm">
          <chartooo:coordinate-region svg:x="1.127cm" svg:y="0.301cm" svg:width="9.2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F2:Sheet1.F401" chart:label-cell-address="Sheet1.F1:Sheet1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695">
                <text:p>1.09695</text:p>
                <draw:g>
                  <svg:desc>Sheet1.B2:Sheet1.B401</svg:desc>
                </draw:g>
              </table:table-cell>
              <table:table-cell office:value-type="float" office:value="726.33993">
                <text:p>726.33993</text:p>
                <draw:g>
                  <svg:desc>Sheet1.F2:Sheet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969">
                <text:p>1.17969</text:p>
              </table:table-cell>
              <table:table-cell office:value-type="float" office:value="631.74994">
                <text:p>631.74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823">
                <text:p>1.27823</text:p>
              </table:table-cell>
              <table:table-cell office:value-type="float" office:value="512.43662">
                <text:p>512.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272">
                <text:p>0.336272</text:p>
              </table:table-cell>
              <table:table-cell office:value-type="float" office:value="127.79999">
                <text:p>127.7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9527">
                <text:p>0.289527</text:p>
              </table:table-cell>
              <table:table-cell office:value-type="float" office:value="118.55332">
                <text:p>118.5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0977">
                <text:p>0.320977</text:p>
              </table:table-cell>
              <table:table-cell office:value-type="float" office:value="80.04999">
                <text:p>80.04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2325">
                <text:p>0.332325</text:p>
              </table:table-cell>
              <table:table-cell office:value-type="float" office:value="64.23333">
                <text:p>64.2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9392">
                <text:p>0.339392</text:p>
              </table:table-cell>
              <table:table-cell office:value-type="float" office:value="62.42999">
                <text:p>62.42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239">
                <text:p>0.282239</text:p>
              </table:table-cell>
              <table:table-cell office:value-type="float" office:value="43.63333">
                <text:p>43.6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671">
                <text:p>0.107671</text:p>
              </table:table-cell>
              <table:table-cell office:value-type="float" office:value="18.27666">
                <text:p>18.27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154">
                <text:p>0.118154</text:p>
              </table:table-cell>
              <table:table-cell office:value-type="float" office:value="17.24333">
                <text:p>17.24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355">
                <text:p>0.079355</text:p>
              </table:table-cell>
              <table:table-cell office:value-type="float" office:value="14.93666">
                <text:p>14.93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004">
                <text:p>0.087004</text:p>
              </table:table-cell>
              <table:table-cell office:value-type="float" office:value="14.53667">
                <text:p>14.53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446">
                <text:p>0.102446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6137">
                <text:p>0.084613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03822">
                <text:p>0.0803822</text:p>
              </table:table-cell>
              <table:table-cell office:value-type="float" office:value="6.96333">
                <text:p>6.9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09491">
                <text:p>0.080949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487">
                <text:p>0.0438487</text:p>
              </table:table-cell>
              <table:table-cell office:value-type="float" office:value="5.98667">
                <text:p>5.9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4503">
                <text:p>0.045450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4331">
                <text:p>0.0874331</text:p>
              </table:table-cell>
              <table:table-cell office:value-type="float" office:value="5.70333">
                <text:p>5.70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8404">
                <text:p>0.0388404</text:p>
              </table:table-cell>
              <table:table-cell office:value-type="float" office:value="5.21667">
                <text:p>5.21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0364">
                <text:p>0.0370364</text:p>
              </table:table-cell>
              <table:table-cell office:value-type="float" office:value="5.17333">
                <text:p>5.17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005">
                <text:p>0.05400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9846">
                <text:p>0.0529846</text:p>
              </table:table-cell>
              <table:table-cell office:value-type="float" office:value="4.31667">
                <text:p>4.3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977">
                <text:p>0.044977</text:p>
              </table:table-cell>
              <table:table-cell office:value-type="float" office:value="3.38667">
                <text:p>3.3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67806">
                <text:p>0.0367806</text:p>
              </table:table-cell>
              <table:table-cell office:value-type="float" office:value="3.27667">
                <text:p>3.27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4614">
                <text:p>0.0574614</text:p>
              </table:table-cell>
              <table:table-cell office:value-type="float" office:value="3.19667">
                <text:p>3.1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1886">
                <text:p>0.039188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2199">
                <text:p>0.0832199</text:p>
              </table:table-cell>
              <table:table-cell office:value-type="float" office:value="2.82333">
                <text:p>2.82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4212">
                <text:p>0.054421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5012">
                <text:p>0.04450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2122">
                <text:p>0.052122</text:p>
              </table:table-cell>
              <table:table-cell office:value-type="float" office:value="1.89333">
                <text:p>1.89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7548">
                <text:p>0.0517548</text:p>
              </table:table-cell>
              <table:table-cell office:value-type="float" office:value="1.72667">
                <text:p>1.72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93">
                <text:p>0.0449993</text:p>
              </table:table-cell>
              <table:table-cell office:value-type="float" office:value="1.50333">
                <text:p>1.50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669">
                <text:p>0.026669</text:p>
              </table:table-cell>
              <table:table-cell office:value-type="float" office:value="1.27667">
                <text:p>1.27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1252">
                <text:p>0.0241252</text:p>
              </table:table-cell>
              <table:table-cell office:value-type="float" office:value="1.20667">
                <text:p>1.20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281">
                <text:p>0.024281</text:p>
              </table:table-cell>
              <table:table-cell office:value-type="float" office:value="0.99333">
                <text:p>0.99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221">
                <text:p>0.03832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6212">
                <text:p>0.02862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3418">
                <text:p>0.032341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62778">
                <text:p>0.046277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1.D1:Sheet1.D401 Sheet1.H1:Sheet1.H40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line">
            <chart:data-point chart:repeated="400"/>
          </chart:series>
          <chart:series chart:style-name="ch7" chart:values-cell-range-address="Sheet1.H2:Sheet1.H401" chart:label-cell-address="Sheet1.H1:Sheet1.H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D1:Sheet1.D1</svg:desc>
                </draw:g>
              </table:table-cell>
              <table:table-cell office:value-type="string">
                <text:p>Pyasukp Max Memory Use (Kb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04">
                <text:p>96904</text:p>
                <draw:g>
                  <svg:desc>Sheet1.D2:Sheet1.D401</svg:desc>
                </draw:g>
              </table:table-cell>
              <table:table-cell office:value-type="float" office:value="50712">
                <text:p>50712</text:p>
                <draw:g>
                  <svg:desc>Sheet1.H2:Sheet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2">
                <text:p>127512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684">
                <text:p>107684</text:p>
              </table:table-cell>
              <table:table-cell office:value-type="float" office:value="49128">
                <text:p>49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184">
                <text:p>158184</text:p>
              </table:table-cell>
              <table:table-cell office:value-type="float" office:value="31564">
                <text:p>31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548">
                <text:p>170548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948">
                <text:p>159948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784">
                <text:p>152784</text:p>
              </table:table-cell>
              <table:table-cell office:value-type="float" office:value="28180">
                <text:p>28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420">
                <text:p>12942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624">
                <text:p>128624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8628">
                <text:p>108628</text:p>
              </table:table-cell>
              <table:table-cell office:value-type="float" office:value="25508">
                <text:p>25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56">
                <text:p>139956</text:p>
              </table:table-cell>
              <table:table-cell office:value-type="float" office:value="26960">
                <text:p>269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044">
                <text:p>97044</text:p>
              </table:table-cell>
              <table:table-cell office:value-type="float" office:value="19288">
                <text:p>19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392">
                <text:p>16439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392">
                <text:p>155392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212">
                <text:p>150212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240">
                <text:p>121240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040">
                <text:p>115040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616">
                <text:p>145616</text:p>
              </table:table-cell>
              <table:table-cell office:value-type="float" office:value="16604">
                <text:p>16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684">
                <text:p>156684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976">
                <text:p>155976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708">
                <text:p>109708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644">
                <text:p>106644</text:p>
              </table:table-cell>
              <table:table-cell office:value-type="float" office:value="17460">
                <text:p>17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132">
                <text:p>147132</text:p>
              </table:table-cell>
              <table:table-cell office:value-type="float" office:value="15884">
                <text:p>15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428">
                <text:p>15142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04">
                <text:p>153904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20">
                <text:p>10452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264">
                <text:p>173264</text:p>
              </table:table-cell>
              <table:table-cell office:value-type="float" office:value="14520">
                <text:p>14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692">
                <text:p>107692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864">
                <text:p>11786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840">
                <text:p>173840</text:p>
              </table:table-cell>
              <table:table-cell office:value-type="float" office:value="13596">
                <text:p>13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840">
                <text:p>151840</text:p>
              </table:table-cell>
              <table:table-cell office:value-type="float" office:value="13172">
                <text:p>13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480">
                <text:p>17148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564">
                <text:p>130564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416">
                <text:p>118416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44">
                <text:p>115444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020">
                <text:p>11202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256">
                <text:p>114256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72">
                <text:p>115872</text:p>
              </table:table-cell>
              <table:table-cell office:value-type="float" office:value="18200">
                <text:p>18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536">
                <text:p>123536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00">
                <text:p>163600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76">
                <text:p>17067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2.B1:Sheet2.B361 Sheet2.F1:Sheet2.F361" chart:data-source-has-labels="row" svg:x="0.32cm" svg:y="0.18cm" svg:width="10.081cm" svg:height="8.64cm">
          <chartooo:coordinate-region svg:x="1.047cm" svg:y="0.301cm" svg:width="9.3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61" chart:label-cell-address="Sheet2.B1:Sheet2.B1" chart:class="chart:line">
            <chart:data-point chart:repeated="360"/>
          </chart:series>
          <chart:series chart:style-name="ch7" chart:values-cell-range-address="Sheet2.F2:Sheet2.F361" chart:label-cell-address="Sheet2.F1:Sheet2.F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2.B1:Sheet2.B1</svg:desc>
                </draw:g>
              </table:table-cell>
              <table:table-cell office:value-type="string">
                <text:p>Pyasukp Internal Time (seconds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2778">
                <text:p>0.0462778</text:p>
                <draw:g>
                  <svg:desc>Sheet2.B2:Sheet2.B361</svg:desc>
                </draw:g>
              </table:table-cell>
              <table:table-cell office:value-type="float" office:value="0.85">
                <text:p>0.85</text:p>
                <draw:g>
                  <svg:desc>Sheet2.F2:Sheet2.F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0966">
                <text:p>0.03809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0713">
                <text:p>0.032071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8367">
                <text:p>0.0448367</text:p>
              </table:table-cell>
              <table:table-cell office:value-type="float" office:value="0.71667">
                <text:p>0.7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773">
                <text:p>0.03937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17">
                <text:p>0.03331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287">
                <text:p>0.02742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0548">
                <text:p>0.0320548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2812">
                <text:p>0.0232812</text:p>
              </table:table-cell>
              <table:table-cell office:value-type="float" office:value="0.41667">
                <text:p>0.4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5581">
                <text:p>0.0415581</text:p>
              </table:table-cell>
              <table:table-cell office:value-type="float" office:value="0.40667">
                <text:p>0.40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5433">
                <text:p>0.0275433</text:p>
              </table:table-cell>
              <table:table-cell office:value-type="float" office:value="0.38667">
                <text:p>0.38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3603">
                <text:p>0.0463603</text:p>
              </table:table-cell>
              <table:table-cell office:value-type="float" office:value="0.36333">
                <text:p>0.36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9385">
                <text:p>0.0239385</text:p>
              </table:table-cell>
              <table:table-cell office:value-type="float" office:value="0.35333">
                <text:p>0.3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8858">
                <text:p>0.0318858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9987">
                <text:p>0.0509987</text:p>
              </table:table-cell>
              <table:table-cell office:value-type="float" office:value="0.23667">
                <text:p>0.23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473">
                <text:p>0.3674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058">
                <text:p>0.32705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3">
                <text:p>0.307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636">
                <text:p>1.4163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986">
                <text:p>1.349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008">
                <text:p>1.390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032">
                <text:p>1.250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815">
                <text:p>0.28981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773">
                <text:p>1.407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8973">
                <text:p>0.0858973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06074">
                <text:p>0.0806074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1758">
                <text:p>0.12175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0652">
                <text:p>0.084065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22977">
                <text:p>0.082297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9416">
                <text:p>0.229416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559">
                <text:p>0.23055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8723">
                <text:p>0.3487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3974">
                <text:p>0.113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476">
                <text:p>1.1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4538">
                <text:p>0.3345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8728">
                <text:p>0.08387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3023">
                <text:p>0.08230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36">
                <text:p>0.23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993">
                <text:p>0.2319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802">
                <text:p>0.2328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7257">
                <text:p>0.2872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254">
                <text:p>0.10325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8327">
                <text:p>0.031832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144">
                <text:p>0.0271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45953">
                <text:p>0.024595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6604">
                <text:p>0.022660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9892">
                <text:p>0.028989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0052">
                <text:p>0.029005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5272">
                <text:p>0.031527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862">
                <text:p>0.0278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3685">
                <text:p>0.029368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4517">
                <text:p>0.029451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69046">
                <text:p>0.026904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7307">
                <text:p>0.030730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1644">
                <text:p>0.029164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129">
                <text:p>0.02531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44365">
                <text:p>0.024436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3681">
                <text:p>0.0233681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483">
                <text:p>0.08748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829">
                <text:p>0.23082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262">
                <text:p>0.23626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6273">
                <text:p>0.2262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61673">
                <text:p>0.086167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6484">
                <text:p>0.0266484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8389">
                <text:p>0.029838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1069">
                <text:p>0.022106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9336">
                <text:p>0.02393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3022">
                <text:p>0.0233022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368">
                <text:p>1.17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263">
                <text:p>0.33226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1367">
                <text:p>0.028136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6932">
                <text:p>0.028693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4633">
                <text:p>0.0244633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1199">
                <text:p>0.03011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8028">
                <text:p>0.032802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1018">
                <text:p>0.0331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018">
                <text:p>0.02701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1099">
                <text:p>0.024109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3908">
                <text:p>0.03139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2245">
                <text:p>0.024224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6655">
                <text:p>0.023665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0937">
                <text:p>0.02309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1294">
                <text:p>0.024129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0165">
                <text:p>0.021016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822">
                <text:p>0.025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9492">
                <text:p>0.017949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682">
                <text:p>0.0868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589">
                <text:p>0.08958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59361">
                <text:p>0.0859361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9688">
                <text:p>0.22968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446">
                <text:p>0.23144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9808">
                <text:p>0.030980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6678">
                <text:p>0.028667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3368">
                <text:p>0.02933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8038">
                <text:p>0.023803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6109">
                <text:p>0.027610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094">
                <text:p>0.32509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0284">
                <text:p>0.03302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32766">
                <text:p>0.03327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5372">
                <text:p>0.02953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5871">
                <text:p>0.0255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8871">
                <text:p>0.01588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0265">
                <text:p>0.02302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7392">
                <text:p>0.02173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12579">
                <text:p>0.03125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67639">
                <text:p>0.02676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8062">
                <text:p>0.02380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3657">
                <text:p>0.02036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68771">
                <text:p>0.02687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23716">
                <text:p>0.02237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6729">
                <text:p>0.02667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2838">
                <text:p>0.029283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6254">
                <text:p>0.032625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1047">
                <text:p>0.03104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3395">
                <text:p>0.024339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0127">
                <text:p>0.022012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1826">
                <text:p>0.11182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1052">
                <text:p>0.331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6243">
                <text:p>0.08862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6124">
                <text:p>0.048612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102">
                <text:p>0.11010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82394">
                <text:p>0.098239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31799">
                <text:p>0.33179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391">
                <text:p>0.34139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35418">
                <text:p>0.33541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0517">
                <text:p>0.0460517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5532">
                <text:p>0.0375532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3931">
                <text:p>0.042393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41226">
                <text:p>0.0341226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78358">
                <text:p>0.087835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63175">
                <text:p>0.056317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34289">
                <text:p>0.093428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8254">
                <text:p>0.078825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44858">
                <text:p>0.08448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201">
                <text:p>0.023320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81029">
                <text:p>0.028102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19558">
                <text:p>0.021955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6739">
                <text:p>0.023673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26768">
                <text:p>0.02267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52574">
                <text:p>0.02525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5932">
                <text:p>0.023593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41684">
                <text:p>0.024168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82127">
                <text:p>0.01821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5944">
                <text:p>0.02259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97263">
                <text:p>0.029726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3602">
                <text:p>0.02736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99956">
                <text:p>0.02999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89007">
                <text:p>0.028900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5616">
                <text:p>0.024561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8787">
                <text:p>0.038878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36814">
                <text:p>0.043681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2082">
                <text:p>0.042208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1228">
                <text:p>0.036122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0968">
                <text:p>0.031096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846925">
                <text:p>0.08469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60049">
                <text:p>0.08600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4202">
                <text:p>0.0842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77291">
                <text:p>0.027729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78826">
                <text:p>0.027882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235">
                <text:p>0.0223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24524">
                <text:p>0.022452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6174">
                <text:p>0.029617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0913">
                <text:p>0.02309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302">
                <text:p>0.017302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83249">
                <text:p>0.018324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89161">
                <text:p>0.0189161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6125">
                <text:p>0.0186125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32683">
                <text:p>0.023268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46507">
                <text:p>0.0546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07871">
                <text:p>0.05078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26934">
                <text:p>0.08269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199">
                <text:p>0.0201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7111">
                <text:p>0.02371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9377">
                <text:p>0.0229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381">
                <text:p>0.0213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5342">
                <text:p>0.02553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1163">
                <text:p>0.02411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4912">
                <text:p>0.02449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9053">
                <text:p>0.02290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4348">
                <text:p>0.02643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47143">
                <text:p>0.0247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9164">
                <text:p>0.02991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6202">
                <text:p>0.02362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9323">
                <text:p>0.02393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3654">
                <text:p>0.028365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4962">
                <text:p>0.024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2604">
                <text:p>0.01826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1644">
                <text:p>0.02516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2716">
                <text:p>0.01927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76462">
                <text:p>0.01764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1343">
                <text:p>0.02113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4312">
                <text:p>0.0204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1611">
                <text:p>0.01716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6629">
                <text:p>0.01666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727">
                <text:p>0.01687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3413">
                <text:p>0.03234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54374">
                <text:p>0.02543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7829">
                <text:p>0.03178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3869">
                <text:p>0.0338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2931">
                <text:p>0.0829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929">
                <text:p>0.08049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4073">
                <text:p>0.0184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621">
                <text:p>0.026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5465">
                <text:p>0.02054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0744">
                <text:p>0.03007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3469">
                <text:p>0.0213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20488">
                <text:p>0.02204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6651">
                <text:p>0.02266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6885">
                <text:p>0.02068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94223">
                <text:p>0.03942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5487">
                <text:p>0.041548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62">
                <text:p>0.336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1844">
                <text:p>0.019184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3679">
                <text:p>0.02836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33723">
                <text:p>0.023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6405">
                <text:p>0.031640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9309">
                <text:p>0.02193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3603">
                <text:p>0.02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79767">
                <text:p>0.02797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36421">
                <text:p>0.083642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7914">
                <text:p>0.02179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3603">
                <text:p>0.031360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67665">
                <text:p>0.026766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31612">
                <text:p>0.04316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4269">
                <text:p>0.0242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46488">
                <text:p>0.0246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359">
                <text:p>0.0191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65471">
                <text:p>0.026547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90546">
                <text:p>0.029054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305">
                <text:p>0.0303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1925">
                <text:p>0.03019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1569">
                <text:p>0.030156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0424">
                <text:p>0.029042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1041">
                <text:p>0.028104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9847">
                <text:p>0.0398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20197">
                <text:p>0.04201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43313">
                <text:p>0.02433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15139">
                <text:p>0.02151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2362">
                <text:p>0.02123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7765">
                <text:p>0.02077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28">
                <text:p>0.02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12575">
                <text:p>0.02125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198">
                <text:p>0.018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14191">
                <text:p>0.02141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18755">
                <text:p>0.02187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01909">
                <text:p>0.02019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29805">
                <text:p>0.02298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7754">
                <text:p>0.0207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0864">
                <text:p>0.02408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47565">
                <text:p>0.02475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631">
                <text:p>0.01776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6687">
                <text:p>0.0276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2053">
                <text:p>0.02620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47614">
                <text:p>0.024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30012">
                <text:p>0.033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2317">
                <text:p>0.03123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65801">
                <text:p>0.03658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72143">
                <text:p>0.03721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47662">
                <text:p>0.02476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8247">
                <text:p>0.02582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34359">
                <text:p>0.02343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871">
                <text:p>0.026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45696">
                <text:p>0.02456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9995">
                <text:p>0.0199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31">
                <text:p>0.018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7349">
                <text:p>0.01873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29109">
                <text:p>0.02291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26886">
                <text:p>0.0226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4026">
                <text:p>0.01840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90439">
                <text:p>0.0790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405">
                <text:p>0.02604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1876">
                <text:p>0.01918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0416">
                <text:p>0.02004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7783">
                <text:p>0.0237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074">
                <text:p>0.01860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0611">
                <text:p>0.02906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146">
                <text:p>0.0231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20367">
                <text:p>0.02203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2863">
                <text:p>0.0202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1746">
                <text:p>0.01917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21968">
                <text:p>0.02219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4618">
                <text:p>0.01846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42333">
                <text:p>0.02423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57277">
                <text:p>0.0157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344">
                <text:p>0.01603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2034">
                <text:p>0.0220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8375">
                <text:p>0.01983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22028">
                <text:p>0.02220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74887">
                <text:p>0.017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80828">
                <text:p>0.02808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32052">
                <text:p>0.03320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77202">
                <text:p>0.02772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72649">
                <text:p>0.0272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5665">
                <text:p>0.02456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224">
                <text:p>0.02552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66761">
                <text:p>0.02667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2337">
                <text:p>0.02323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258">
                <text:p>0.022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922">
                <text:p>0.018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5485">
                <text:p>0.0165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30868">
                <text:p>0.043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16675">
                <text:p>0.0416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8801">
                <text:p>0.01988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0188">
                <text:p>0.01901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62522">
                <text:p>0.0262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481">
                <text:p>0.0194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6233">
                <text:p>0.0246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73641">
                <text:p>0.02736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5352">
                <text:p>0.02753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23422">
                <text:p>0.02234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22537">
                <text:p>0.0222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8406">
                <text:p>0.01784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4005">
                <text:p>0.02040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42151">
                <text:p>0.0242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22279">
                <text:p>0.02222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23309">
                <text:p>0.02233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23889">
                <text:p>0.02238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57957">
                <text:p>0.0257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63876">
                <text:p>0.02638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69187">
                <text:p>0.02691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8674">
                <text:p>0.0228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3272">
                <text:p>0.02432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10403">
                <text:p>0.02104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9638">
                <text:p>0.02096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24957">
                <text:p>0.0224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7186">
                <text:p>0.0257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44006">
                <text:p>0.02440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72455">
                <text:p>0.02724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9415">
                <text:p>0.01794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1875">
                <text:p>0.01818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3305">
                <text:p>0.01733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18329">
                <text:p>0.0218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3214">
                <text:p>0.0203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25668">
                <text:p>0.02256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8632">
                <text:p>0.01486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07744">
                <text:p>0.0207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77033">
                <text:p>0.01770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065">
                <text:p>0.0305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08497">
                <text:p>0.02084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63381">
                <text:p>0.0263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76706">
                <text:p>0.01767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51766">
                <text:p>0.02517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59204">
                <text:p>0.02592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998">
                <text:p>0.0179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48439">
                <text:p>0.0148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31306">
                <text:p>0.0231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78629">
                <text:p>0.01786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7915">
                <text:p>0.02079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7735">
                <text:p>0.01777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35894">
                <text:p>0.02358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34744">
                <text:p>0.02347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139">
                <text:p>0.01981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67247">
                <text:p>0.01672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68719">
                <text:p>0.016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69921">
                <text:p>0.0269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70993">
                <text:p>0.01709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753cm" style:legend-expansion="high" chart:style-name="ch2"/>
        <chart:plot-area chart:style-name="ch3" table:cell-range-address="Sheet2.C1:Sheet2.C361 Sheet2.G1:Sheet2.G361" chart:data-source-has-labels="row" svg:x="0.32cm" svg:y="0.18cm" svg:width="9.922cm" svg:height="8.64cm">
          <chartooo:coordinate-region svg:x="1.047cm" svg:y="0.301cm" svg:width="9.19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61" chart:label-cell-address="Sheet2.C1:Sheet2.C1" chart:class="chart:line">
            <chart:data-point chart:repeated="360"/>
          </chart:series>
          <chart:series chart:style-name="ch7" chart:values-cell-range-address="Sheet2.G2:Sheet2.G361" chart:label-cell-address="Sheet2.G1:Sheet2.G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2.C1:Sheet2.C1</svg:desc>
                </draw:g>
              </table:table-cell>
              <table:table-cell office:value-type="string">
                <text:p>Pyasukp External Time (seconds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2.C2:Sheet2.C361</svg:desc>
                </draw:g>
              </table:table-cell>
              <table:table-cell office:value-type="float" office:value="0.86">
                <text:p>0.86</text:p>
                <draw:g>
                  <svg:desc>Sheet2.G2:Sheet2.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">
                <text:p>0.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3">
                <text:p>1.7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">
                <text:p>1.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">
                <text:p>1.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">
                <text:p>1.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">
                <text:p>1.7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">
                <text:p>0.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">
                <text:p>1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">
                <text:p>0.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">
                <text:p>0.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">
                <text:p>0.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">
                <text:p>1.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">
                <text:p>0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">
                <text:p>0.2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">
                <text:p>0.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">
                <text:p>0.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">
                <text:p>0.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">
                <text:p>0.3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">
                <text:p>0.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">
                <text:p>0.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">
                <text:p>0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">
                <text:p>0.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">
                <text:p>0.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">
                <text:p>0.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">
                <text:p>0.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">
                <text:p>0.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">
                <text:p>0.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">
                <text:p>0.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">
                <text:p>0.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7">
                <text:p>0.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">
                <text:p>0.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">
                <text:p>0.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">
                <text:p>0.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">
                <text:p>0.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2.D1:Sheet2.D361 Sheet2.H1:Sheet2.H361" chart:data-source-has-labels="row" svg:x="0.32cm" svg:y="0.18cm" svg:width="10.134cm" svg:height="8.64cm">
          <chartooo:coordinate-region svg:x="1.682cm" svg:y="0.301cm" svg:width="8.77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361" chart:label-cell-address="Sheet2.D1:Sheet2.D1" chart:class="chart:line">
            <chart:data-point chart:repeated="360"/>
          </chart:series>
          <chart:series chart:style-name="ch7" chart:values-cell-range-address="Sheet2.H2:Sheet2.H361" chart:label-cell-address="Sheet2.H1:Sheet2.H1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2.D1:Sheet2.D1</svg:desc>
                </draw:g>
              </table:table-cell>
              <table:table-cell office:value-type="string">
                <text:p>Pyasukp Max Memory Use (Kb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676">
                <text:p>170676</text:p>
                <draw:g>
                  <svg:desc>Sheet2.D2:Sheet2.D361</svg:desc>
                </draw:g>
              </table:table-cell>
              <table:table-cell office:value-type="float" office:value="17680">
                <text:p>17680</text:p>
                <draw:g>
                  <svg:desc>Sheet2.H2:Sheet2.H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28">
                <text:p>9722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844">
                <text:p>151844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08">
                <text:p>153308</text:p>
              </table:table-cell>
              <table:table-cell office:value-type="float" office:value="17356">
                <text:p>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008">
                <text:p>129008</text:p>
              </table:table-cell>
              <table:table-cell office:value-type="float" office:value="9196">
                <text:p>9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532">
                <text:p>163532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52">
                <text:p>89852</text:p>
              </table:table-cell>
              <table:table-cell office:value-type="float" office:value="11424">
                <text:p>1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780">
                <text:p>165780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332">
                <text:p>9733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208">
                <text:p>152208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320">
                <text:p>132320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020">
                <text:p>17102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56">
                <text:p>111356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556">
                <text:p>159556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328">
                <text:p>144328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160">
                <text:p>141160</text:p>
              </table:table-cell>
              <table:table-cell office:value-type="float" office:value="21076">
                <text:p>21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612">
                <text:p>1046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016">
                <text:p>169016</text:p>
              </table:table-cell>
              <table:table-cell office:value-type="float" office:value="21212">
                <text:p>21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324">
                <text:p>112324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780">
                <text:p>10478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28">
                <text:p>959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348">
                <text:p>105348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900">
                <text:p>108900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868">
                <text:p>89868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564">
                <text:p>162564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348">
                <text:p>10234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072">
                <text:p>153072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272">
                <text:p>124272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984">
                <text:p>12498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272">
                <text:p>121272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860">
                <text:p>90860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8868">
                <text:p>108868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568">
                <text:p>13756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104">
                <text:p>116104</text:p>
              </table:table-cell>
              <table:table-cell office:value-type="float" office:value="21780">
                <text:p>217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16">
                <text:p>10131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116">
                <text:p>146116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556">
                <text:p>11355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016">
                <text:p>1400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440">
                <text:p>126440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256">
                <text:p>148256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140">
                <text:p>11114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412">
                <text:p>12041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596">
                <text:p>15459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724">
                <text:p>1207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0">
                <text:p>100040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724">
                <text:p>118724</text:p>
              </table:table-cell>
              <table:table-cell office:value-type="float" office:value="12604">
                <text:p>12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180">
                <text:p>142180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308">
                <text:p>12730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192">
                <text:p>153192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908">
                <text:p>119908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324">
                <text:p>136324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764">
                <text:p>13476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580">
                <text:p>14558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712">
                <text:p>134712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244">
                <text:p>171244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516">
                <text:p>1555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272">
                <text:p>124272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016">
                <text:p>12601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320">
                <text:p>14032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676">
                <text:p>163676</text:p>
              </table:table-cell>
              <table:table-cell office:value-type="float" office:value="21880">
                <text:p>218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476">
                <text:p>133476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932">
                <text:p>15693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228">
                <text:p>10822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564">
                <text:p>147564</text:p>
              </table:table-cell>
              <table:table-cell office:value-type="float" office:value="12784">
                <text:p>12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712">
                <text:p>13071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352">
                <text:p>136352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9448">
                <text:p>109448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484">
                <text:p>125484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032">
                <text:p>12103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444">
                <text:p>139444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4656">
                <text:p>94656</text:p>
              </table:table-cell>
              <table:table-cell office:value-type="float" office:value="12568">
                <text:p>12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116">
                <text:p>127116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020">
                <text:p>136020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708">
                <text:p>10170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624">
                <text:p>147624</text:p>
              </table:table-cell>
              <table:table-cell office:value-type="float" office:value="20428">
                <text:p>20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968">
                <text:p>144968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728">
                <text:p>174728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3136">
                <text:p>14313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24">
                <text:p>110224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668">
                <text:p>175668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588">
                <text:p>11458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1644">
                <text:p>13164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104">
                <text:p>128104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252">
                <text:p>143252</text:p>
              </table:table-cell>
              <table:table-cell office:value-type="float" office:value="20548">
                <text:p>20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960">
                <text:p>117960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040">
                <text:p>153040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136">
                <text:p>92136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888">
                <text:p>145888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500">
                <text:p>16250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456">
                <text:p>1324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352">
                <text:p>114352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832">
                <text:p>148832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944">
                <text:p>15894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836">
                <text:p>14483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160">
                <text:p>1471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896">
                <text:p>108896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316">
                <text:p>149316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936">
                <text:p>151936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244">
                <text:p>171244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600">
                <text:p>175600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0964">
                <text:p>130964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260">
                <text:p>9926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040">
                <text:p>9704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688">
                <text:p>131688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2936">
                <text:p>122936</text:p>
              </table:table-cell>
              <table:table-cell office:value-type="float" office:value="20536">
                <text:p>20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0040">
                <text:p>160040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768">
                <text:p>126768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168">
                <text:p>108168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260">
                <text:p>9926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288">
                <text:p>144288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524">
                <text:p>110524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756">
                <text:p>145756</text:p>
              </table:table-cell>
              <table:table-cell office:value-type="float" office:value="21800">
                <text:p>21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348">
                <text:p>143348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56">
                <text:p>169556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512">
                <text:p>16651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016">
                <text:p>128016</text:p>
              </table:table-cell>
              <table:table-cell office:value-type="float" office:value="20436">
                <text:p>20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620">
                <text:p>104620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536">
                <text:p>17053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420">
                <text:p>914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728">
                <text:p>157728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300">
                <text:p>111300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248">
                <text:p>112248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0168">
                <text:p>140168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764">
                <text:p>148764</text:p>
              </table:table-cell>
              <table:table-cell office:value-type="float" office:value="12048">
                <text:p>12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8904">
                <text:p>108904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16">
                <text:p>119516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296">
                <text:p>169296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672">
                <text:p>9867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648">
                <text:p>14464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400">
                <text:p>14140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1260">
                <text:p>1612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288">
                <text:p>163288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748">
                <text:p>113748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036">
                <text:p>112036</text:p>
              </table:table-cell>
              <table:table-cell office:value-type="float" office:value="8664">
                <text:p>8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660">
                <text:p>161660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092">
                <text:p>119092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756">
                <text:p>157756</text:p>
              </table:table-cell>
              <table:table-cell office:value-type="float" office:value="12016">
                <text:p>120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208">
                <text:p>109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184">
                <text:p>118184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520">
                <text:p>11652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352">
                <text:p>14135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60">
                <text:p>140060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8292">
                <text:p>128292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216">
                <text:p>9721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400">
                <text:p>1334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588">
                <text:p>17158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3376">
                <text:p>153376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496">
                <text:p>174496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048">
                <text:p>13704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552">
                <text:p>100552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212">
                <text:p>114212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436">
                <text:p>15243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580">
                <text:p>126580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1560">
                <text:p>16156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56">
                <text:p>11155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580">
                <text:p>13958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6452">
                <text:p>13645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624">
                <text:p>13962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600">
                <text:p>14960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8">
                <text:p>15724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008">
                <text:p>111008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972">
                <text:p>10997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9260">
                <text:p>15926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7784">
                <text:p>1377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64">
                <text:p>92064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500">
                <text:p>102500</text:p>
              </table:table-cell>
              <table:table-cell office:value-type="float" office:value="11896">
                <text:p>11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964">
                <text:p>119964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488">
                <text:p>1184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268">
                <text:p>15626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556">
                <text:p>161556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208">
                <text:p>150208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1536">
                <text:p>111536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544">
                <text:p>107544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132">
                <text:p>124132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840">
                <text:p>117840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208">
                <text:p>105208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8760">
                <text:p>13876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2976">
                <text:p>142976</text:p>
              </table:table-cell>
              <table:table-cell office:value-type="float" office:value="11944">
                <text:p>11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4184">
                <text:p>144184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484">
                <text:p>134484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4172">
                <text:p>14417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0196">
                <text:p>130196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4844">
                <text:p>174844</text:p>
              </table:table-cell>
              <table:table-cell office:value-type="float" office:value="12004">
                <text:p>12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016">
                <text:p>124016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9072">
                <text:p>129072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8840">
                <text:p>158840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0520">
                <text:p>140520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072">
                <text:p>105072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1976">
                <text:p>16197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344">
                <text:p>1183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076">
                <text:p>99076</text:p>
              </table:table-cell>
              <table:table-cell office:value-type="float" office:value="11924">
                <text:p>119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432">
                <text:p>121432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544">
                <text:p>122544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992">
                <text:p>101992</text:p>
              </table:table-cell>
              <table:table-cell office:value-type="float" office:value="12044">
                <text:p>12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988">
                <text:p>91988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4">
                <text:p>97504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8192">
                <text:p>168192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492">
                <text:p>97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824">
                <text:p>1218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076">
                <text:p>147076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812">
                <text:p>1408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692">
                <text:p>98692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5544">
                <text:p>10554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5560">
                <text:p>14556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928">
                <text:p>999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096">
                <text:p>157096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2184">
                <text:p>142184</text:p>
              </table:table-cell>
              <table:table-cell office:value-type="float" office:value="12008">
                <text:p>12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140">
                <text:p>14014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632">
                <text:p>15663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228">
                <text:p>136228</text:p>
              </table:table-cell>
              <table:table-cell office:value-type="float" office:value="11956">
                <text:p>11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96">
                <text:p>10609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344">
                <text:p>116344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332">
                <text:p>117332</text:p>
              </table:table-cell>
              <table:table-cell office:value-type="float" office:value="11972">
                <text:p>11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864">
                <text:p>10686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488">
                <text:p>163488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940">
                <text:p>154940</text:p>
              </table:table-cell>
              <table:table-cell office:value-type="float" office:value="11980">
                <text:p>119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512">
                <text:p>16351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5636">
                <text:p>95636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932">
                <text:p>116932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8652">
                <text:p>14865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6984">
                <text:p>136984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624">
                <text:p>12162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5508">
                <text:p>175508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512">
                <text:p>145512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6">
                <text:p>132756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5152">
                <text:p>145152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696">
                <text:p>155696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340">
                <text:p>122340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2700">
                <text:p>162700</text:p>
              </table:table-cell>
              <table:table-cell office:value-type="float" office:value="12068">
                <text:p>12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3220">
                <text:p>14322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668">
                <text:p>149668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672">
                <text:p>15567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1532">
                <text:p>16153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2364">
                <text:p>152364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5492">
                <text:p>14549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3948">
                <text:p>11394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0036">
                <text:p>130036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796">
                <text:p>139796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4732">
                <text:p>114732</text:p>
              </table:table-cell>
              <table:table-cell office:value-type="float" office:value="7660">
                <text:p>76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484">
                <text:p>116484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880">
                <text:p>11488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8292">
                <text:p>118292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604">
                <text:p>12260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0816">
                <text:p>110816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288">
                <text:p>135288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32">
                <text:p>137732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8524">
                <text:p>11852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504">
                <text:p>1485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396">
                <text:p>133396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04">
                <text:p>15720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3604">
                <text:p>163604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4060">
                <text:p>10406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428">
                <text:p>172428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376">
                <text:p>163376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32">
                <text:p>99632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7312">
                <text:p>1673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4112">
                <text:p>154112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000">
                <text:p>161000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396">
                <text:p>160396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336">
                <text:p>15633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5620">
                <text:p>13562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204">
                <text:p>144204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160">
                <text:p>13116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796">
                <text:p>143796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268">
                <text:p>14326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4244">
                <text:p>12424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3192">
                <text:p>113192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476">
                <text:p>114476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504">
                <text:p>148504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548">
                <text:p>148548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1004">
                <text:p>111004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476">
                <text:p>1394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704">
                <text:p>15070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440">
                <text:p>103440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856">
                <text:p>109856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960">
                <text:p>151960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376">
                <text:p>113376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3536">
                <text:p>17353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2780">
                <text:p>132780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4504">
                <text:p>124504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208">
                <text:p>10920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388">
                <text:p>103388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4544">
                <text:p>124544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460">
                <text:p>12346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3580">
                <text:p>163580</text:p>
              </table:table-cell>
              <table:table-cell office:value-type="float" office:value="8504">
                <text:p>85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600">
                <text:p>15160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416">
                <text:p>96416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116">
                <text:p>101116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8368">
                <text:p>148368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272">
                <text:p>131272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0236">
                <text:p>150236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300">
                <text:p>116300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4324">
                <text:p>94324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7212">
                <text:p>137212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5072">
                <text:p>17507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044">
                <text:p>169044</text:p>
              </table:table-cell>
              <table:table-cell office:value-type="float" office:value="7944">
                <text:p>79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012">
                <text:p>14601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584">
                <text:p>153584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5092">
                <text:p>145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468">
                <text:p>153468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3516">
                <text:p>143516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04">
                <text:p>11750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32">
                <text:p>101532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604">
                <text:p>171604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156">
                <text:p>130156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4136">
                <text:p>11413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396">
                <text:p>99396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148">
                <text:p>166148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1656">
                <text:p>11165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524">
                <text:p>149524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480">
                <text:p>17148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3708">
                <text:p>173708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028">
                <text:p>149028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5448">
                <text:p>145448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488">
                <text:p>10948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792">
                <text:p>1337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600">
                <text:p>16460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036">
                <text:p>147036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648">
                <text:p>14664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736">
                <text:p>136736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7976">
                <text:p>167976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2828">
                <text:p>14282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188">
                <text:p>172188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788">
                <text:p>13878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4520">
                <text:p>154520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124">
                <text:p>123124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9508">
                <text:p>119508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2912">
                <text:p>13291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0648">
                <text:p>16064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140">
                <text:p>138140</text:p>
              </table:table-cell>
              <table:table-cell office:value-type="float" office:value="9248">
                <text:p>9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648">
                <text:p>163648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1508">
                <text:p>121508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112">
                <text:p>12211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996">
                <text:p>11099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5352">
                <text:p>14535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084">
                <text:p>140084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0160">
                <text:p>1601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7132">
                <text:p>971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292">
                <text:p>152292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164">
                <text:p>143164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996">
                <text:p>110996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712">
                <text:p>14971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3756">
                <text:p>123756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740">
                <text:p>16474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212">
                <text:p>100212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9596">
                <text:p>15959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4324">
                <text:p>16432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308">
                <text:p>99308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992">
                <text:p>9199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6788">
                <text:p>13678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5816">
                <text:p>10581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372">
                <text:p>13837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3288">
                <text:p>11328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0524">
                <text:p>160524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8032">
                <text:p>158032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7988">
                <text:p>12798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4608">
                <text:p>104608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280">
                <text:p>11428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172">
                <text:p>16917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9968">
                <text:p>109968</text:p>
              </table:table-cell>
              <table:table-cell office:value-type="float" office:value="6352">
                <text:p>63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